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text-align="left"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T3_9" style:family="text">
      <style:text-properties fo:font-size="14pt" style:font-size-asian="14pt" style:font-size-complex="14pt"/>
    </style:style>
    <style:style style:name="T3_10" style:family="text">
      <style:text-properties fo:font-size="14pt" style:font-size-asian="14pt" style:font-size-complex="14pt"/>
    </style:style>
    <style:style style:name="T3_11" style:family="text">
      <style:text-properties fo:font-size="14pt" style:font-size-asian="14pt" style:font-size-complex="14pt"/>
    </style:style>
    <style:style style:name="T3_12" style:family="text">
      <style:text-properties fo:font-size="14pt" style:font-size-asian="14pt" style:font-size-complex="14pt"/>
    </style:style>
    <style:style style:name="T3_13" style:family="text">
      <style:text-properties fo:font-size="14pt" style:font-size-asian="14pt" style:font-size-complex="14pt"/>
    </style:style>
    <style:style style:name="T3_14" style:family="text">
      <style:text-properties fo:font-size="14pt" style:font-size-asian="14pt" style:font-size-complex="14pt"/>
    </style:style>
    <style:style style:name="T3_15" style:family="text">
      <style:text-properties fo:font-size="14pt" style:font-size-asian="14pt" style:font-size-complex="14pt"/>
    </style:style>
    <style:style style:name="T3_16" style:family="text">
      <style:text-properties fo:font-size="14pt" style:font-size-asian="14pt" style:font-size-complex="14pt"/>
    </style:style>
    <style:style style:name="T3_17" style:family="text">
      <style:text-properties fo:font-size="14pt" style:font-size-asian="14pt" style:font-size-complex="14pt"/>
    </style:style>
    <style:style style:name="T3_18" style:family="text">
      <style:text-properties fo:font-size="14pt" style:font-size-asian="14pt" style:font-size-complex="14pt"/>
    </style:style>
    <style:style style:name="T3_19" style:family="text">
      <style:text-properties fo:font-size="14pt" style:font-size-asian="14pt" style:font-size-complex="14pt"/>
    </style:style>
    <style:style style:name="T3_20" style:family="text">
      <style:text-properties fo:font-size="14pt" style:font-size-asian="14pt" style:font-size-complex="14pt"/>
    </style:style>
    <style:style style:name="T3_21" style:family="text">
      <style:text-properties fo:font-size="14pt" style:font-size-asian="14pt" style:font-size-complex="14pt"/>
    </style:style>
    <style:style style:name="T3_22" style:family="text">
      <style:text-properties fo:font-size="14pt" style:font-size-asian="14pt" style:font-size-complex="14pt"/>
    </style:style>
    <style:style style:name="T3_23" style:family="text">
      <style:text-properties fo:font-size="14pt" style:font-size-asian="14pt" style:font-size-complex="14pt"/>
    </style:style>
    <style:style style:name="T3_24" style:family="text">
      <style:text-properties fo:font-size="14pt" style:font-size-asian="14pt" style:font-size-complex="14pt"/>
    </style:style>
    <style:style style:name="T3_25" style:family="text">
      <style:text-properties fo:font-size="14pt" style:font-size-asian="14pt" style:font-size-complex="14pt"/>
    </style:style>
    <style:style style:name="T3_26" style:family="text">
      <style:text-properties fo:font-size="14pt" style:font-size-asian="14pt" style:font-size-complex="14pt"/>
    </style:style>
    <style:style style:name="T3_27" style:family="text">
      <style:text-properties fo:font-size="14pt" style:font-size-asian="14pt" style:font-size-complex="14pt"/>
    </style:style>
    <style:style style:name="T3_28" style:family="text">
      <style:text-properties fo:font-size="14pt" style:font-size-asian="14pt" style:font-size-complex="14pt"/>
    </style:style>
    <style:style style:name="T3_29" style:family="text">
      <style:text-properties fo:font-size="14pt" style:font-size-asian="14pt" style:font-size-complex="14pt"/>
    </style:style>
    <style:style style:name="T3_30" style:family="text">
      <style:text-properties fo:font-size="14pt" style:font-size-asian="14pt" style:font-size-complex="14pt"/>
    </style:style>
    <style:style style:name="T3_31" style:family="text">
      <style:text-properties fo:font-size="14pt" style:font-size-asian="14pt" style:font-size-complex="14pt"/>
    </style:style>
    <style:style style:name="T3_32" style:family="text">
      <style:text-properties fo:font-size="14pt" style:font-size-asian="14pt" style:font-size-complex="14pt"/>
    </style:style>
    <style:style style:name="T3_33" style:family="text">
      <style:text-properties fo:font-size="14pt" style:font-size-asian="14pt" style:font-size-complex="14pt"/>
    </style:style>
    <style:style style:name="T3_34" style:family="text">
      <style:text-properties fo:font-size="14pt" style:font-size-asian="14pt" style:font-size-complex="14pt"/>
    </style:style>
    <style:style style:name="T3_35" style:family="text">
      <style:text-properties fo:font-size="14pt" style:font-size-asian="14pt" style:font-size-complex="14pt"/>
    </style:style>
    <style:style style:name="T3_36" style:family="text">
      <style:text-properties fo:font-size="14pt" style:font-size-asian="14pt" style:font-size-complex="14pt"/>
    </style:style>
    <style:style style:name="T3_37" style:family="text">
      <style:text-properties fo:font-size="14pt" style:font-size-asian="14pt" style:font-size-complex="14pt"/>
    </style:style>
    <style:style style:name="T3_38" style:family="text">
      <style:text-properties fo:font-size="14pt" style:font-size-asian="14pt" style:font-size-complex="14pt"/>
    </style:style>
    <style:style style:name="T3_39" style:family="text">
      <style:text-properties fo:font-size="14pt" style:font-size-asian="14pt" style:font-size-complex="14pt"/>
    </style:style>
    <style:style style:name="T3_40" style:family="text">
      <style:text-properties fo:font-size="14pt" style:font-size-asian="14pt" style:font-size-complex="14pt"/>
    </style:style>
    <style:style style:name="T3_41" style:family="text">
      <style:text-properties fo:font-size="14pt" style:font-size-asian="14pt" style:font-size-complex="14pt"/>
    </style:style>
    <style:style style:name="T3_42" style:family="text">
      <style:text-properties fo:font-size="14pt" style:font-size-asian="14pt" style:font-size-complex="14pt"/>
    </style:style>
    <style:style style:name="T3_43" style:family="text">
      <style:text-properties fo:font-size="14pt" style:font-size-asian="14pt" style:font-size-complex="14pt"/>
    </style:style>
    <style:style style:name="T3_44" style:family="text">
      <style:text-properties fo:font-size="14pt" style:font-size-asian="14pt" style:font-size-complex="14pt"/>
    </style:style>
    <style:style style:name="T3_45" style:family="text">
      <style:text-properties fo:font-size="14pt" style:font-size-asian="14pt" style:font-size-complex="14pt"/>
    </style:style>
    <style:style style:name="T3_46" style:family="text">
      <style:text-properties fo:font-size="14pt" style:font-size-asian="14pt" style:font-size-complex="14pt"/>
    </style:style>
    <style:style style:name="T3_47" style:family="text">
      <style:text-properties fo:font-size="14pt" style:font-size-asian="14pt" style:font-size-complex="14pt"/>
    </style:style>
    <style:style style:name="T3_48" style:family="text">
      <style:text-properties fo:font-size="14pt" style:font-size-asian="14pt" style:font-size-complex="14pt"/>
    </style:style>
    <style:style style:name="T3_49" style:family="text">
      <style:text-properties fo:font-size="14pt" style:font-size-asian="14pt" style:font-size-complex="14pt"/>
    </style:style>
    <style:style style:name="T3_50" style:family="text">
      <style:text-properties fo:font-size="14pt" style:font-size-asian="14pt" style:font-size-complex="14pt"/>
    </style:style>
    <style:style style:name="T3_51" style:family="text">
      <style:text-properties fo:font-size="14pt" style:font-size-asian="14pt" style:font-size-complex="14pt"/>
    </style:style>
    <style:style style:name="T3_52" style:family="text">
      <style:text-properties fo:font-size="14pt" style:font-size-asian="14pt" style:font-size-complex="14pt"/>
    </style:style>
    <style:style style:name="T3_53" style:family="text">
      <style:text-properties fo:font-size="14pt" style:font-size-asian="14pt" style:font-size-complex="14pt"/>
    </style:style>
    <style:style style:name="T3_54" style:family="text">
      <style:text-properties fo:font-size="14pt" style:font-size-asian="14pt" style:font-size-complex="14pt"/>
    </style:style>
    <style:style style:name="T3_55" style:family="text">
      <style:text-properties fo:font-size="14pt" style:font-size-asian="14pt" style:font-size-complex="14pt"/>
    </style:style>
    <style:style style:name="T3_56" style:family="text">
      <style:text-properties fo:font-size="14pt" style:font-size-asian="14pt" style:font-size-complex="14pt"/>
    </style:style>
    <style:style style:name="T3_57" style:family="text">
      <style:text-properties fo:font-size="14pt" style:font-size-asian="14pt" style:font-size-complex="14pt"/>
    </style:style>
    <style:style style:name="T3_58" style:family="text">
      <style:text-properties fo:font-size="14pt" style:font-size-asian="14pt" style:font-size-complex="14pt"/>
    </style:style>
    <style:style style:name="T3_59" style:family="text">
      <style:text-properties fo:font-size="14pt" style:font-size-asian="14pt" style:font-size-complex="14pt"/>
    </style:style>
    <style:style style:name="T3_60" style:family="text">
      <style:text-properties fo:font-size="14pt" style:font-size-asian="14pt" style:font-size-complex="14pt"/>
    </style:style>
    <style:style style:name="T3_61" style:family="text">
      <style:text-properties fo:font-size="14pt" style:font-size-asian="14pt" style:font-size-complex="14pt"/>
    </style:style>
    <style:style style:name="T3_62" style:family="text">
      <style:text-properties fo:font-size="14pt" style:font-size-asian="14pt" style:font-size-complex="14pt"/>
    </style:style>
    <style:style style:name="T3_63" style:family="text">
      <style:text-properties fo:font-size="14pt" style:font-size-asian="14pt" style:font-size-complex="14pt"/>
    </style:style>
    <style:style style:name="T3_64" style:family="text">
      <style:text-properties fo:font-size="14pt" style:font-size-asian="14pt" style:font-size-complex="14pt"/>
    </style:style>
    <style:style style:name="T3_65" style:family="text">
      <style:text-properties fo:font-size="14pt" style:font-size-asian="14pt" style:font-size-complex="14pt"/>
    </style:style>
    <style:style style:name="T3_66" style:family="text">
      <style:text-properties fo:font-size="14pt" style:font-size-asian="14pt" style:font-size-complex="14pt"/>
    </style:style>
    <style:style style:name="T3_67" style:family="text">
      <style:text-properties fo:font-size="14pt" style:font-size-asian="14pt" style:font-size-complex="14pt"/>
    </style:style>
    <style:style style:name="T3_68" style:family="text">
      <style:text-properties fo:font-size="14pt" style:font-size-asian="14pt" style:font-size-complex="14pt"/>
    </style:style>
    <style:style style:name="T3_69" style:family="text">
      <style:text-properties fo:font-size="14pt" style:font-size-asian="14pt" style:font-size-complex="14pt"/>
    </style:style>
    <style:style style:name="T3_70" style:family="text">
      <style:text-properties fo:font-size="14pt" style:font-size-asian="14pt" style:font-size-complex="14pt"/>
    </style:style>
    <style:style style:name="T3_71" style:family="text">
      <style:text-properties fo:font-size="14pt" style:font-size-asian="14pt" style:font-size-complex="14pt"/>
    </style:style>
    <style:style style:name="T3_72" style:family="text">
      <style:text-properties fo:font-size="14pt" style:font-size-asian="14pt" style:font-size-complex="14pt"/>
    </style:style>
    <style:style style:name="T3_73" style:family="text">
      <style:text-properties fo:font-size="14pt" style:font-size-asian="14pt" style:font-size-complex="14pt"/>
    </style:style>
    <style:style style:name="T3_74" style:family="text">
      <style:text-properties fo:font-size="14pt" style:font-size-asian="14pt" style:font-size-complex="14pt"/>
    </style:style>
    <style:style style:name="T3_75" style:family="text">
      <style:text-properties fo:font-size="14pt" style:font-size-asian="14pt" style:font-size-complex="14pt"/>
    </style:style>
    <style:style style:name="T3_76" style:family="text">
      <style:text-properties fo:font-size="14pt" style:font-size-asian="14pt" style:font-size-complex="14pt"/>
    </style:style>
    <style:style style:name="T3_77" style:family="text">
      <style:text-properties fo:font-size="14pt" style:font-size-asian="14pt" style:font-size-complex="14pt"/>
    </style:style>
    <style:style style:name="T3_78" style:family="text">
      <style:text-properties fo:font-size="14pt" style:font-size-asian="14pt" style:font-size-complex="14pt"/>
    </style:style>
    <style:style style:name="T3_79" style:family="text">
      <style:text-properties fo:font-size="14pt" style:font-size-asian="14pt" style:font-size-complex="14pt"/>
    </style:style>
    <style:style style:name="T3_80" style:family="text">
      <style:text-properties fo:font-size="14pt" style:font-size-asian="14pt" style:font-size-complex="14pt"/>
    </style:style>
    <style:style style:name="T3_81" style:family="text">
      <style:text-properties fo:font-size="14pt" style:font-size-asian="14pt" style:font-size-complex="14pt"/>
    </style:style>
    <style:style style:name="T3_82" style:family="text">
      <style:text-properties fo:font-size="14pt" style:font-size-asian="14pt" style:font-size-complex="14pt"/>
    </style:style>
    <style:style style:name="T3_83" style:family="text">
      <style:text-properties fo:font-size="14pt" style:font-size-asian="14pt" style:font-size-complex="14pt"/>
    </style:style>
    <style:style style:name="T3_84" style:family="text">
      <style:text-properties fo:font-size="14pt" style:font-size-asian="14pt" style:font-size-complex="14pt"/>
    </style:style>
    <style:style style:name="T3_85" style:family="text">
      <style:text-properties fo:font-size="14pt" style:font-size-asian="14pt" style:font-size-complex="14pt"/>
    </style:style>
    <style:style style:name="T3_86" style:family="text">
      <style:text-properties fo:font-size="14pt" style:font-size-asian="14pt" style:font-size-complex="14pt"/>
    </style:style>
    <style:style style:name="T3_87" style:family="text">
      <style:text-properties fo:font-size="14pt" style:font-size-asian="14pt" style:font-size-complex="14pt"/>
    </style:style>
    <style:style style:name="T3_88" style:family="text">
      <style:text-properties fo:font-size="14pt" style:font-size-asian="14pt" style:font-size-complex="14pt"/>
    </style:style>
    <style:style style:name="T3_89" style:family="text">
      <style:text-properties fo:font-size="14pt" style:font-size-asian="14pt" style:font-size-complex="14pt"/>
    </style:style>
    <style:style style:name="T3_90" style:family="text">
      <style:text-properties fo:font-size="14pt" style:font-size-asian="14pt" style:font-size-complex="14pt"/>
    </style:style>
    <style:style style:name="T3_91" style:family="text">
      <style:text-properties fo:font-size="14pt" style:font-size-asian="14pt" style:font-size-complex="14pt"/>
    </style:style>
    <style:style style:name="T3_92" style:family="text">
      <style:text-properties fo:font-size="14pt" style:font-size-asian="14pt" style:font-size-complex="14pt"/>
    </style:style>
    <style:style style:name="T3_93" style:family="text">
      <style:text-properties fo:font-size="14pt" style:font-size-asian="14pt" style:font-size-complex="14pt"/>
    </style:style>
    <style:style style:name="T3_94" style:family="text">
      <style:text-properties fo:font-size="14pt" style:font-size-asian="14pt" style:font-size-complex="14pt"/>
    </style:style>
    <style:style style:name="T3_95" style:family="text">
      <style:text-properties fo:font-size="14pt" style:font-size-asian="14pt" style:font-size-complex="14pt"/>
    </style:style>
    <style:style style:name="T3_96" style:family="text">
      <style:text-properties fo:font-size="14pt" style:font-size-asian="14pt" style:font-size-complex="14pt"/>
    </style:style>
    <style:style style:name="T3_97" style:family="text">
      <style:text-properties fo:font-size="14pt" style:font-size-asian="14pt" style:font-size-complex="14pt"/>
    </style:style>
    <style:style style:name="T3_98" style:family="text">
      <style:text-properties fo:font-size="14pt" style:font-size-asian="14pt" style:font-size-complex="14pt"/>
    </style:style>
    <style:style style:name="T3_99" style:family="text">
      <style:text-properties fo:font-size="14pt" style:font-size-asian="14pt" style:font-size-complex="14pt"/>
    </style:style>
    <style:style style:name="T3_100" style:family="text">
      <style:text-properties fo:font-size="14pt" style:font-size-asian="14pt" style:font-size-complex="14pt"/>
    </style:style>
    <style:style style:name="T3_101" style:family="text">
      <style:text-properties fo:font-size="14pt" style:font-size-asian="14pt" style:font-size-complex="14pt"/>
    </style:style>
    <style:style style:name="T3_102" style:family="text">
      <style:text-properties fo:font-size="14pt" style:font-size-asian="14pt" style:font-size-complex="14pt"/>
    </style:style>
    <style:style style:name="T3_103" style:family="text">
      <style:text-properties fo:font-size="14pt" style:font-size-asian="14pt" style:font-size-complex="14pt"/>
    </style:style>
    <style:style style:name="T3_104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left" fo:break-before="auto" fo:line-height="115%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T4_6" style:family="text">
      <style:text-properties fo:font-size="14pt" style:font-size-asian="14pt" style:font-size-complex="14pt"/>
    </style:style>
    <style:style style:name="T4_7" style:family="text">
      <style:text-properties fo:font-size="14pt" style:font-size-asian="14pt" style:font-size-complex="14pt"/>
    </style:style>
    <style:style style:name="T4_8" style:family="text">
      <style:text-properties fo:font-size="14pt" style:font-size-asian="14pt" style:font-size-complex="14pt"/>
    </style:style>
    <style:style style:name="T4_9" style:family="text">
      <style:text-properties fo:font-size="14pt" style:font-size-asian="14pt" style:font-size-complex="14pt"/>
    </style:style>
    <style:style style:name="T4_10" style:family="text">
      <style:text-properties fo:font-size="14pt" style:font-size-asian="14pt" style:font-size-complex="14pt"/>
    </style:style>
    <style:style style:name="T4_11" style:family="text">
      <style:text-properties fo:font-size="14pt" style:font-size-asian="14pt" style:font-size-complex="14pt"/>
    </style:style>
    <style:style style:name="T4_12" style:family="text">
      <style:text-properties fo:font-size="14pt" style:font-size-asian="14pt" style:font-size-complex="14pt"/>
    </style:style>
    <style:style style:name="T4_13" style:family="text">
      <style:text-properties fo:font-size="14pt" style:font-size-asian="14pt" style:font-size-complex="14pt"/>
    </style:style>
    <style:style style:name="T4_14" style:family="text">
      <style:text-properties fo:font-size="14pt" style:font-size-asian="14pt" style:font-size-complex="14pt"/>
    </style:style>
    <style:style style:name="T4_15" style:family="text">
      <style:text-properties fo:font-size="14pt" style:font-size-asian="14pt" style:font-size-complex="14pt"/>
    </style:style>
    <style:style style:name="T4_16" style:family="text">
      <style:text-properties fo:font-size="14pt" style:font-size-asian="14pt" style:font-size-complex="14pt"/>
    </style:style>
    <style:style style:name="T4_17" style:family="text">
      <style:text-properties fo:font-size="14pt" style:font-size-asian="14pt" style:font-size-complex="14pt"/>
    </style:style>
    <style:style style:name="T4_18" style:family="text">
      <style:text-properties fo:font-size="14pt" style:font-size-asian="14pt" style:font-size-complex="14pt"/>
    </style:style>
    <style:style style:name="T4_19" style:family="text">
      <style:text-properties fo:font-size="14pt" style:font-size-asian="14pt" style:font-size-complex="14pt"/>
    </style:style>
    <style:style style:name="T4_20" style:family="text">
      <style:text-properties fo:font-size="14pt" style:font-size-asian="14pt" style:font-size-complex="14pt"/>
    </style:style>
    <style:style style:name="T4_21" style:family="text">
      <style:text-properties fo:font-size="14pt" style:font-size-asian="14pt" style:font-size-complex="14pt"/>
    </style:style>
    <style:style style:name="T4_22" style:family="text">
      <style:text-properties fo:font-size="14pt" style:font-size-asian="14pt" style:font-size-complex="14pt"/>
    </style:style>
    <style:style style:name="T4_23" style:family="text">
      <style:text-properties fo:font-size="14pt" style:font-size-asian="14pt" style:font-size-complex="14pt"/>
    </style:style>
    <style:style style:name="T4_24" style:family="text">
      <style:text-properties fo:font-size="14pt" style:font-size-asian="14pt" style:font-size-complex="14pt"/>
    </style:style>
    <style:style style:name="T4_25" style:family="text">
      <style:text-properties fo:font-size="14pt" style:font-size-asian="14pt" style:font-size-complex="14pt"/>
    </style:style>
    <style:style style:name="T4_26" style:family="text">
      <style:text-properties fo:font-size="14pt" style:font-size-asian="14pt" style:font-size-complex="14pt"/>
    </style:style>
    <style:style style:name="T4_27" style:family="text">
      <style:text-properties fo:font-size="14pt" style:font-size-asian="14pt" style:font-size-complex="14pt"/>
    </style:style>
    <style:style style:name="T4_28" style:family="text">
      <style:text-properties fo:font-size="14pt" style:font-size-asian="14pt" style:font-size-complex="14pt"/>
    </style:style>
    <style:style style:name="T4_29" style:family="text">
      <style:text-properties fo:font-size="14pt" style:font-size-asian="14pt" style:font-size-complex="14pt"/>
    </style:style>
    <style:style style:name="T4_30" style:family="text">
      <style:text-properties fo:font-size="14pt" style:font-size-asian="14pt" style:font-size-complex="14pt"/>
    </style:style>
    <style:style style:name="T4_31" style:family="text">
      <style:text-properties fo:font-size="14pt" style:font-size-asian="14pt" style:font-size-complex="14pt"/>
    </style:style>
    <style:style style:name="T4_32" style:family="text">
      <style:text-properties fo:font-size="14pt" style:font-size-asian="14pt" style:font-size-complex="14pt"/>
    </style:style>
    <style:style style:name="T4_33" style:family="text">
      <style:text-properties fo:font-size="14pt" style:font-size-asian="14pt" style:font-size-complex="14pt"/>
    </style:style>
    <style:style style:name="T4_34" style:family="text">
      <style:text-properties fo:font-size="14pt" style:font-size-asian="14pt" style:font-size-complex="14pt"/>
    </style:style>
    <style:style style:name="T4_35" style:family="text">
      <style:text-properties fo:font-size="14pt" style:font-size-asian="14pt" style:font-size-complex="14pt"/>
    </style:style>
    <style:style style:name="T4_36" style:family="text">
      <style:text-properties fo:font-size="14pt" style:font-size-asian="14pt" style:font-size-complex="14pt"/>
    </style:style>
    <style:style style:name="T4_37" style:family="text">
      <style:text-properties fo:font-size="14pt" style:font-size-asian="14pt" style:font-size-complex="14pt"/>
    </style:style>
    <style:style style:name="T4_38" style:family="text">
      <style:text-properties fo:font-size="14pt" style:font-size-asian="14pt" style:font-size-complex="14pt"/>
    </style:style>
    <style:style style:name="T4_39" style:family="text">
      <style:text-properties fo:font-size="14pt" style:font-size-asian="14pt" style:font-size-complex="14pt"/>
    </style:style>
    <style:style style:name="T4_40" style:family="text">
      <style:text-properties fo:font-size="14pt" style:font-size-asian="14pt" style:font-size-complex="14pt"/>
    </style:style>
    <style:style style:name="T4_41" style:family="text">
      <style:text-properties fo:font-size="14pt" style:font-size-asian="14pt" style:font-size-complex="14pt"/>
    </style:style>
    <style:style style:name="T4_42" style:family="text">
      <style:text-properties fo:font-size="14pt" style:font-size-asian="14pt" style:font-size-complex="14pt"/>
    </style:style>
    <style:style style:name="T4_43" style:family="text">
      <style:text-properties fo:font-size="14pt" style:font-size-asian="14pt" style:font-size-complex="14pt"/>
    </style:style>
    <style:style style:name="T4_44" style:family="text">
      <style:text-properties fo:font-size="14pt" style:font-size-asian="14pt" style:font-size-complex="14pt"/>
    </style:style>
    <style:style style:name="T4_45" style:family="text">
      <style:text-properties fo:font-size="14pt" style:font-size-asian="14pt" style:font-size-complex="14pt"/>
    </style:style>
    <style:style style:name="T4_46" style:family="text">
      <style:text-properties fo:font-size="14pt" style:font-size-asian="14pt" style:font-size-complex="14pt"/>
    </style:style>
    <style:style style:name="T4_47" style:family="text">
      <style:text-properties fo:font-size="14pt" style:font-size-asian="14pt" style:font-size-complex="14pt"/>
    </style:style>
    <style:style style:name="T4_48" style:family="text">
      <style:text-properties fo:font-size="14pt" style:font-size-asian="14pt" style:font-size-complex="14pt"/>
    </style:style>
    <style:style style:name="T4_49" style:family="text">
      <style:text-properties fo:font-size="14pt" style:font-size-asian="14pt" style:font-size-complex="14pt"/>
    </style:style>
    <style:style style:name="T4_50" style:family="text">
      <style:text-properties fo:font-size="14pt" style:font-size-asian="14pt" style:font-size-complex="14pt"/>
    </style:style>
    <style:style style:name="T4_51" style:family="text">
      <style:text-properties fo:font-size="14pt" style:font-size-asian="14pt" style:font-size-complex="14pt"/>
    </style:style>
    <style:style style:name="T4_52" style:family="text">
      <style:text-properties fo:font-size="14pt" style:font-size-asian="14pt" style:font-size-complex="14pt"/>
    </style:style>
    <style:style style:name="T4_53" style:family="text">
      <style:text-properties fo:font-size="14pt" style:font-size-asian="14pt" style:font-size-complex="14pt"/>
    </style:style>
    <style:style style:name="T4_54" style:family="text">
      <style:text-properties fo:font-size="14pt" style:font-size-asian="14pt" style:font-size-complex="14pt"/>
    </style:style>
    <style:style style:name="T4_55" style:family="text">
      <style:text-properties fo:font-size="14pt" style:font-size-asian="14pt" style:font-size-complex="14pt"/>
    </style:style>
    <style:style style:name="T4_56" style:family="text">
      <style:text-properties fo:font-size="14pt" style:font-size-asian="14pt" style:font-size-complex="14pt"/>
    </style:style>
    <style:style style:name="T4_57" style:family="text">
      <style:text-properties fo:font-size="14pt" style:font-size-asian="14pt" style:font-size-complex="14pt"/>
    </style:style>
    <style:style style:name="T4_58" style:family="text">
      <style:text-properties fo:font-size="14pt" style:font-size-asian="14pt" style:font-size-complex="14pt"/>
    </style:style>
    <style:style style:name="T4_59" style:family="text">
      <style:text-properties fo:font-size="14pt" style:font-size-asian="14pt" style:font-size-complex="14pt"/>
    </style:style>
    <style:style style:name="T4_60" style:family="text">
      <style:text-properties fo:font-size="14pt" style:font-size-asian="14pt" style:font-size-complex="14pt"/>
    </style:style>
    <style:style style:name="T4_61" style:family="text">
      <style:text-properties fo:font-size="14pt" style:font-size-asian="14pt" style:font-size-complex="14pt"/>
    </style:style>
    <style:style style:name="T4_62" style:family="text">
      <style:text-properties fo:font-size="14pt" style:font-size-asian="14pt" style:font-size-complex="14pt"/>
    </style:style>
    <style:style style:name="T4_63" style:family="text">
      <style:text-properties fo:font-size="14pt" style:font-size-asian="14pt" style:font-size-complex="14pt"/>
    </style:style>
    <style:style style:name="T4_64" style:family="text">
      <style:text-properties fo:font-size="14pt" style:font-size-asian="14pt" style:font-size-complex="14pt"/>
    </style:style>
    <style:style style:name="T4_65" style:family="text">
      <style:text-properties fo:font-size="14pt" style:font-size-asian="14pt" style:font-size-complex="14pt"/>
    </style:style>
    <style:style style:name="T4_66" style:family="text">
      <style:text-properties fo:font-size="14pt" style:font-size-asian="14pt" style:font-size-complex="14pt"/>
    </style:style>
    <style:style style:name="T4_67" style:family="text">
      <style:text-properties fo:font-size="14pt" style:font-size-asian="14pt" style:font-size-complex="14pt"/>
    </style:style>
    <style:style style:name="T4_68" style:family="text">
      <style:text-properties fo:font-size="14pt" style:font-size-asian="14pt" style:font-size-complex="14pt"/>
    </style:style>
    <style:style style:name="T4_69" style:family="text">
      <style:text-properties fo:font-size="14pt" style:font-size-asian="14pt" style:font-size-complex="14pt"/>
    </style:style>
    <style:style style:name="T4_70" style:family="text">
      <style:text-properties fo:font-size="14pt" style:font-size-asian="14pt" style:font-size-complex="14pt"/>
    </style:style>
    <style:style style:name="T4_71" style:family="text">
      <style:text-properties fo:font-size="14pt" style:font-size-asian="14pt" style:font-size-complex="14pt"/>
    </style:style>
    <style:style style:name="T4_72" style:family="text">
      <style:text-properties fo:font-size="14pt" style:font-size-asian="14pt" style:font-size-complex="14pt"/>
    </style:style>
    <style:style style:name="T4_73" style:family="text">
      <style:text-properties fo:font-size="14pt" style:font-size-asian="14pt" style:font-size-complex="14pt"/>
    </style:style>
    <style:style style:name="T4_74" style:family="text">
      <style:text-properties fo:font-size="14pt" style:font-size-asian="14pt" style:font-size-complex="14pt"/>
    </style:style>
    <style:style style:name="T4_75" style:family="text">
      <style:text-properties fo:font-size="14pt" style:font-size-asian="14pt" style:font-size-complex="14pt"/>
    </style:style>
    <style:style style:name="T4_76" style:family="text">
      <style:text-properties fo:font-size="14pt" style:font-size-asian="14pt" style:font-size-complex="14pt"/>
    </style:style>
    <style:style style:name="T4_77" style:family="text">
      <style:text-properties fo:font-size="14pt" style:font-size-asian="14pt" style:font-size-complex="14pt"/>
    </style:style>
    <style:style style:name="T4_78" style:family="text">
      <style:text-properties fo:font-size="14pt" style:font-size-asian="14pt" style:font-size-complex="14pt"/>
    </style:style>
    <style:style style:name="T4_79" style:family="text">
      <style:text-properties fo:font-size="14pt" style:font-size-asian="14pt" style:font-size-complex="14pt"/>
    </style:style>
    <style:style style:name="T4_80" style:family="text">
      <style:text-properties fo:font-size="14pt" style:font-size-asian="14pt" style:font-size-complex="14pt"/>
    </style:style>
    <style:style style:name="T4_81" style:family="text">
      <style:text-properties fo:font-size="14pt" style:font-size-asian="14pt" style:font-size-complex="14pt"/>
    </style:style>
    <style:style style:name="T4_82" style:family="text">
      <style:text-properties fo:font-size="14pt" style:font-size-asian="14pt" style:font-size-complex="14pt"/>
    </style:style>
    <style:style style:name="T4_83" style:family="text">
      <style:text-properties fo:font-size="14pt" style:font-size-asian="14pt" style:font-size-complex="14pt"/>
    </style:style>
    <style:style style:name="T4_84" style:family="text">
      <style:text-properties fo:font-size="14pt" style:font-size-asian="14pt" style:font-size-complex="14pt"/>
    </style:style>
    <style:style style:name="T4_85" style:family="text">
      <style:text-properties fo:font-size="14pt" style:font-size-asian="14pt" style:font-size-complex="14pt"/>
    </style:style>
    <style:style style:name="T4_86" style:family="text">
      <style:text-properties fo:font-size="14pt" style:font-size-asian="14pt" style:font-size-complex="14pt"/>
    </style:style>
    <style:style style:name="T4_87" style:family="text">
      <style:text-properties fo:font-size="14pt" style:font-size-asian="14pt" style:font-size-complex="14pt"/>
    </style:style>
    <style:style style:name="T4_88" style:family="text">
      <style:text-properties fo:font-size="14pt" style:font-size-asian="14pt" style:font-size-complex="14pt"/>
    </style:style>
    <style:style style:name="T4_89" style:family="text">
      <style:text-properties fo:font-size="14pt" style:font-size-asian="14pt" style:font-size-complex="14pt"/>
    </style:style>
    <style:style style:name="T4_90" style:family="text">
      <style:text-properties fo:font-size="14pt" style:font-size-asian="14pt" style:font-size-complex="14pt"/>
    </style:style>
    <style:style style:name="T4_91" style:family="text">
      <style:text-properties fo:font-size="14pt" style:font-size-asian="14pt" style:font-size-complex="14pt"/>
    </style:style>
    <style:style style:name="T4_92" style:family="text">
      <style:text-properties fo:font-size="14pt" style:font-size-asian="14pt" style:font-size-complex="14pt"/>
    </style:style>
    <style:style style:name="T4_93" style:family="text">
      <style:text-properties fo:font-size="14pt" style:font-size-asian="14pt" style:font-size-complex="14pt"/>
    </style:style>
    <style:style style:name="T4_94" style:family="text">
      <style:text-properties fo:font-size="14pt" style:font-size-asian="14pt" style:font-size-complex="14pt"/>
    </style:style>
    <style:style style:name="T4_95" style:family="text">
      <style:text-properties fo:font-size="14pt" style:font-size-asian="14pt" style:font-size-complex="14pt"/>
    </style:style>
    <style:style style:name="T4_96" style:family="text">
      <style:text-properties fo:font-size="14pt" style:font-size-asian="14pt" style:font-size-complex="14pt"/>
    </style:style>
    <style:style style:name="T4_97" style:family="text">
      <style:text-properties fo:font-size="14pt" style:font-size-asian="14pt" style:font-size-complex="14pt"/>
    </style:style>
    <style:style style:name="T4_98" style:family="text">
      <style:text-properties fo:font-size="14pt" style:font-size-asian="14pt" style:font-size-complex="14pt"/>
    </style:style>
    <style:style style:name="T4_99" style:family="text">
      <style:text-properties fo:font-size="14pt" style:font-size-asian="14pt" style:font-size-complex="14pt"/>
    </style:style>
    <style:style style:name="T4_100" style:family="text">
      <style:text-properties fo:font-size="14pt" style:font-size-asian="14pt" style:font-size-complex="14pt"/>
    </style:style>
    <style:style style:name="T4_101" style:family="text">
      <style:text-properties fo:font-size="14pt" style:font-size-asian="14pt" style:font-size-complex="14pt"/>
    </style:style>
    <style:style style:name="T4_102" style:family="text">
      <style:text-properties fo:font-size="14pt" style:font-size-asian="14pt" style:font-size-complex="14pt"/>
    </style:style>
    <style:style style:name="T4_103" style:family="text">
      <style:text-properties fo:font-size="14pt" style:font-size-asian="14pt" style:font-size-complex="14pt"/>
    </style:style>
    <style:style style:name="T4_104" style:family="text">
      <style:text-properties fo:font-size="14pt" style:font-size-asian="14pt" style:font-size-complex="14pt"/>
    </style:style>
    <style:style style:name="T4_105" style:family="text">
      <style:text-properties fo:font-size="14pt" style:font-size-asian="14pt" style:font-size-complex="14pt"/>
    </style:style>
    <style:style style:name="T4_106" style:family="text">
      <style:text-properties fo:font-size="14pt" style:font-size-asian="14pt" style:font-size-complex="14pt"/>
    </style:style>
    <style:style style:name="T4_107" style:family="text">
      <style:text-properties fo:font-size="14pt" style:font-size-asian="14pt" style:font-size-complex="14pt"/>
    </style:style>
    <style:style style:name="T4_108" style:family="text">
      <style:text-properties fo:font-size="14pt" style:font-size-asian="14pt" style:font-size-complex="14pt"/>
    </style:style>
    <style:style style:name="T4_109" style:family="text">
      <style:text-properties fo:font-size="14pt" style:font-size-asian="14pt" style:font-size-complex="14pt"/>
    </style:style>
    <style:style style:name="T4_110" style:family="text">
      <style:text-properties fo:font-size="14pt" style:font-size-asian="14pt" style:font-size-complex="14pt"/>
    </style:style>
    <style:style style:name="T4_111" style:family="text">
      <style:text-properties fo:font-size="14pt" style:font-size-asian="14pt" style:font-size-complex="14pt"/>
    </style:style>
    <style:style style:name="T4_112" style:family="text">
      <style:text-properties fo:font-size="14pt" style:font-size-asian="14pt" style:font-size-complex="14pt"/>
    </style:style>
    <style:style style:name="T4_113" style:family="text">
      <style:text-properties fo:font-size="14pt" style:font-size-asian="14pt" style:font-size-complex="14pt"/>
    </style:style>
    <style:style style:name="T4_114" style:family="text">
      <style:text-properties fo:font-size="14pt" style:font-size-asian="14pt" style:font-size-complex="14pt"/>
    </style:style>
    <style:style style:name="T4_115" style:family="text">
      <style:text-properties fo:font-size="14pt" style:font-size-asian="14pt" style:font-size-complex="14pt"/>
    </style:style>
    <style:style style:name="T4_116" style:family="text">
      <style:text-properties fo:font-size="14pt" style:font-size-asian="14pt" style:font-size-complex="14pt"/>
    </style:style>
    <style:style style:name="T4_117" style:family="text">
      <style:text-properties fo:font-size="14pt" style:font-size-asian="14pt" style:font-size-complex="14pt"/>
    </style:style>
    <style:style style:name="T4_118" style:family="text">
      <style:text-properties fo:font-size="14pt" style:font-size-asian="14pt" style:font-size-complex="14pt"/>
    </style:style>
    <style:style style:name="T4_119" style:family="text">
      <style:text-properties fo:font-size="14pt" style:font-size-asian="14pt" style:font-size-complex="14pt"/>
    </style:style>
    <style:style style:name="T4_120" style:family="text">
      <style:text-properties fo:font-size="14pt" style:font-size-asian="14pt" style:font-size-complex="14pt"/>
    </style:style>
    <style:style style:name="T4_121" style:family="text">
      <style:text-properties fo:font-size="14pt" style:font-size-asian="14pt" style:font-size-complex="14pt"/>
    </style:style>
    <style:style style:name="T4_122" style:family="text">
      <style:text-properties fo:font-size="14pt" style:font-size-asian="14pt" style:font-size-complex="14pt"/>
    </style:style>
    <style:style style:name="T4_123" style:family="text">
      <style:text-properties fo:font-size="14pt" style:font-size-asian="14pt" style:font-size-complex="14pt"/>
    </style:style>
    <style:style style:name="T4_124" style:family="text">
      <style:text-properties fo:font-size="14pt" style:font-size-asian="14pt" style:font-size-complex="14pt"/>
    </style:style>
    <style:style style:name="T4_125" style:family="text">
      <style:text-properties fo:font-size="14pt" style:font-size-asian="14pt" style:font-size-complex="14pt"/>
    </style:style>
    <style:style style:name="T4_126" style:family="text">
      <style:text-properties fo:font-size="14pt" style:font-size-asian="14pt" style:font-size-complex="14pt"/>
    </style:style>
    <style:style style:name="T4_127" style:family="text">
      <style:text-properties fo:font-size="14pt" style:font-size-asian="14pt" style:font-size-complex="14pt"/>
    </style:style>
    <style:style style:name="T4_128" style:family="text">
      <style:text-properties fo:font-size="14pt" style:font-size-asian="14pt" style:font-size-complex="14pt"/>
    </style:style>
    <style:style style:name="T4_129" style:family="text">
      <style:text-properties fo:font-size="14pt" style:font-size-asian="14pt" style:font-size-complex="14pt"/>
    </style:style>
    <style:style style:name="T4_130" style:family="text">
      <style:text-properties fo:font-size="14pt" style:font-size-asian="14pt" style:font-size-complex="14pt"/>
    </style:style>
    <style:style style:name="T4_131" style:family="text">
      <style:text-properties fo:font-size="14pt" style:font-size-asian="14pt" style:font-size-complex="14pt"/>
    </style:style>
    <style:style style:name="T4_132" style:family="text">
      <style:text-properties fo:font-size="14pt" style:font-size-asian="14pt" style:font-size-complex="14pt"/>
    </style:style>
    <style:style style:name="T4_133" style:family="text">
      <style:text-properties fo:font-size="14pt" style:font-size-asian="14pt" style:font-size-complex="14pt"/>
    </style:style>
    <style:style style:name="T4_134" style:family="text">
      <style:text-properties fo:font-size="14pt" style:font-size-asian="14pt" style:font-size-complex="14pt"/>
    </style:style>
    <style:style style:name="T4_135" style:family="text">
      <style:text-properties fo:font-size="14pt" style:font-size-asian="14pt" style:font-size-complex="14pt"/>
    </style:style>
    <style:style style:name="T4_136" style:family="text">
      <style:text-properties fo:font-size="14pt" style:font-size-asian="14pt" style:font-size-complex="14pt"/>
    </style:style>
    <style:style style:name="T4_137" style:family="text">
      <style:text-properties fo:font-size="14pt" style:font-size-asian="14pt" style:font-size-complex="14pt"/>
    </style:style>
    <style:style style:name="T4_138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/>
    <style:style style:name="T7_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" style:family="text"/>
    <style:style style:name="T7_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" style:family="text"/>
    <style:style style:name="T7_7" style:family="text">
      <style:text-properties fo:color="#1155cc" fo:font-size="12pt" style:font-size-asian="12pt" style:font-size-complex="12pt" style:text-underline-style="solid" style:text-underline-color="font-color"/>
    </style:style>
    <style:style style:name="T7_8" style:family="text"/>
    <style:style style:name="T7_9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0" style:family="text"/>
    <style:style style:name="T7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2" style:family="text"/>
    <style:style style:name="T7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4" style:family="text"/>
    <style:style style:name="T7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6" style:family="text"/>
    <style:style style:name="T7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8" style:family="text"/>
    <style:style style:name="T7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7_20" style:family="text"/>
    <style:style style:name="T7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7_22" style:family="text"/>
    <style:style style:name="T7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24" style:family="text"/>
    <style:style style:name="T7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2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left" fo:break-before="auto" fo:line-height="115%" fo:margin-top="0cm" style:writing-mode="lr-tb"/>
    </style:style>
    <style:style style:name="T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line-height="115%" fo:margin-top="0cm" style:writing-mode="lr-tb"/>
    </style:style>
    <style:style style:name="T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left" fo:break-before="auto" fo:line-height="115%" fo:margin-top="0cm" style:writing-mode="lr-tb"/>
    </style:style>
    <style:style style:name="T1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line-height="115%" style:writing-mode="lr-tb"/>
    </style:style>
    <style:style style:name="T12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2_2" style:family="text">
      <style:text-properties fo:background-color="#ffffff" fo:color="#222222" fo:font-size="12pt" style:font-size-asian="12pt" style:font-size-complex="12pt"/>
    </style:style>
    <style:style style:name="T12_3" style:family="text">
      <style:text-properties fo:background-color="#ffffff" fo:color="#222222" fo:font-size="12pt" style:font-size-asian="12pt" style:font-size-complex="12pt"/>
    </style:style>
    <style:style style:name="T12_4" style:family="text">
      <style:text-properties fo:background-color="#ffffff" fo:color="#222222" fo:font-size="12pt" style:font-size-asian="12pt" style:font-size-complex="12pt"/>
    </style:style>
    <style:style style:name="T12_5" style:family="text">
      <style:text-properties fo:background-color="#ffffff" fo:color="#222222" fo:font-size="12pt" style:font-size-asian="12pt" style:font-size-complex="12pt"/>
    </style:style>
    <style:style style:name="T12_6" style:family="text">
      <style:text-properties fo:background-color="#ffffff" fo:color="#222222" fo:font-size="12pt" style:font-size-asian="12pt" style:font-size-complex="12pt"/>
    </style:style>
    <style:style style:name="T12_7" style:family="text">
      <style:text-properties fo:background-color="#ffffff" fo:color="#222222" fo:font-size="12pt" style:font-size-asian="12pt" style:font-size-complex="12pt"/>
    </style:style>
    <style:style style:name="T12_8" style:family="text">
      <style:text-properties fo:background-color="#ffffff" fo:color="#222222" fo:font-size="12pt" style:font-size-asian="12pt" style:font-size-complex="12pt"/>
    </style:style>
    <style:style style:name="T12_9" style:family="text">
      <style:text-properties fo:background-color="#ffffff" fo:color="#222222" fo:font-size="12pt" style:font-size-asian="12pt" style:font-size-complex="12pt"/>
    </style:style>
    <style:style style:name="T12_10" style:family="text">
      <style:text-properties fo:background-color="#ffffff" fo:color="#222222" fo:font-size="12pt" style:font-size-asian="12pt" style:font-size-complex="12pt"/>
    </style:style>
    <style:style style:name="T12_11" style:family="text">
      <style:text-properties fo:background-color="#ffffff" fo:color="#222222" fo:font-size="12pt" style:font-size-asian="12pt" style:font-size-complex="12pt"/>
    </style:style>
    <style:style style:name="T12_12" style:family="text">
      <style:text-properties fo:background-color="#ffffff" fo:color="#222222" fo:font-size="12pt" style:font-size-asian="12pt" style:font-size-complex="12pt"/>
    </style:style>
    <style:style style:name="T12_13" style:family="text">
      <style:text-properties fo:background-color="#ffffff" fo:color="#222222" fo:font-size="12pt" style:font-size-asian="12pt" style:font-size-complex="12pt"/>
    </style:style>
    <style:style style:name="T12_14" style:family="text">
      <style:text-properties fo:background-color="#ffffff" fo:color="#222222" fo:font-size="12pt" style:font-size-asian="12pt" style:font-size-complex="12pt"/>
    </style:style>
    <style:style style:name="T12_15" style:family="text">
      <style:text-properties fo:background-color="#ffffff" fo:color="#222222" fo:font-size="12pt" style:font-size-asian="12pt" style:font-size-complex="12pt"/>
    </style:style>
    <style:style style:name="T12_16" style:family="text">
      <style:text-properties fo:background-color="#ffffff" fo:color="#222222" fo:font-size="12pt" style:font-size-asian="12pt" style:font-size-complex="12pt"/>
    </style:style>
    <style:style style:name="T12_17" style:family="text">
      <style:text-properties fo:background-color="#ffffff" fo:color="#222222" fo:font-size="12pt" style:font-size-asian="12pt" style:font-size-complex="12pt"/>
    </style:style>
    <style:style style:name="T12_18" style:family="text">
      <style:text-properties fo:background-color="#ffffff" fo:color="#222222" fo:font-size="12pt" style:font-size-asian="12pt" style:font-size-complex="12pt"/>
    </style:style>
    <style:style style:name="T12_19" style:family="text">
      <style:text-properties fo:background-color="#ffffff" fo:color="#222222" fo:font-size="12pt" style:font-size-asian="12pt" style:font-size-complex="12pt"/>
    </style:style>
    <style:style style:name="T12_20" style:family="text">
      <style:text-properties fo:background-color="#ffffff" fo:color="#222222" fo:font-size="12pt" style:font-size-asian="12pt" style:font-size-complex="12pt"/>
    </style:style>
    <style:style style:name="T12_21" style:family="text">
      <style:text-properties fo:background-color="#ffffff" fo:color="#222222" fo:font-size="12pt" style:font-size-asian="12pt" style:font-size-complex="12pt"/>
    </style:style>
    <style:style style:name="T12_22" style:family="text">
      <style:text-properties fo:background-color="#ffffff" fo:color="#222222" fo:font-size="12pt" style:font-size-asian="12pt" style:font-size-complex="12pt"/>
    </style:style>
    <style:style style:name="T12_23" style:family="text">
      <style:text-properties fo:background-color="#ffffff" fo:color="#222222" fo:font-size="12pt" style:font-size-asian="12pt" style:font-size-complex="12pt"/>
    </style:style>
    <style:style style:name="T12_24" style:family="text">
      <style:text-properties fo:background-color="#ffffff" fo:color="#222222" fo:font-size="12pt" style:font-size-asian="12pt" style:font-size-complex="12pt"/>
    </style:style>
    <style:style style:name="T12_25" style:family="text">
      <style:text-properties fo:background-color="#ffffff" fo:color="#222222" fo:font-size="12pt" style:font-size-asian="12pt" style:font-size-complex="12pt"/>
    </style:style>
    <style:style style:name="T12_26" style:family="text">
      <style:text-properties fo:background-color="#ffffff" fo:color="#222222" fo:font-size="12pt" style:font-size-asian="12pt" style:font-size-complex="12pt"/>
    </style:style>
    <style:style style:name="T12_27" style:family="text">
      <style:text-properties fo:background-color="#ffffff" fo:color="#222222" fo:font-size="12pt" style:font-size-asian="12pt" style:font-size-complex="12pt"/>
    </style:style>
    <style:style style:name="T12_28" style:family="text">
      <style:text-properties fo:background-color="#ffffff" fo:color="#222222" fo:font-size="12pt" style:font-size-asian="12pt" style:font-size-complex="12pt"/>
    </style:style>
    <style:style style:name="T12_29" style:family="text">
      <style:text-properties fo:background-color="#ffffff" fo:color="#222222" fo:font-size="12pt" style:font-size-asian="12pt" style:font-size-complex="12pt"/>
    </style:style>
    <style:style style:name="T12_30" style:family="text">
      <style:text-properties fo:background-color="#ffffff" fo:color="#222222" fo:font-size="12pt" style:font-size-asian="12pt" style:font-size-complex="12pt"/>
    </style:style>
    <style:style style:name="T12_31" style:family="text">
      <style:text-properties fo:background-color="#ffffff" fo:color="#222222" fo:font-size="12pt" style:font-size-asian="12pt" style:font-size-complex="12pt"/>
    </style:style>
    <style:style style:name="T12_32" style:family="text">
      <style:text-properties fo:background-color="#ffffff" fo:color="#222222" fo:font-size="12pt" style:font-size-asian="12pt" style:font-size-complex="12pt"/>
    </style:style>
    <style:style style:name="T12_33" style:family="text">
      <style:text-properties fo:background-color="#ffffff" fo:color="#222222" fo:font-size="12pt" style:font-size-asian="12pt" style:font-size-complex="12pt"/>
    </style:style>
    <style:style style:name="T12_34" style:family="text">
      <style:text-properties fo:background-color="#ffffff" fo:color="#222222" fo:font-size="12pt" style:font-size-asian="12pt" style:font-size-complex="12pt"/>
    </style:style>
    <style:style style:name="T12_35" style:family="text">
      <style:text-properties fo:background-color="#ffffff" fo:color="#222222" fo:font-size="12pt" style:font-size-asian="12pt" style:font-size-complex="12pt"/>
    </style:style>
    <style:style style:name="T12_36" style:family="text">
      <style:text-properties fo:background-color="#ffffff" fo:color="#222222" fo:font-size="12pt" style:font-size-asian="12pt" style:font-size-complex="12pt"/>
    </style:style>
    <style:style style:name="T12_37" style:family="text">
      <style:text-properties fo:background-color="#ffffff" fo:color="#222222" fo:font-size="12pt" style:font-size-asian="12pt" style:font-size-complex="12pt"/>
    </style:style>
    <style:style style:name="T12_38" style:family="text">
      <style:text-properties fo:background-color="#ffffff" fo:color="#222222" fo:font-size="12pt" style:font-size-asian="12pt" style:font-size-complex="12pt"/>
    </style:style>
    <style:style style:name="T12_39" style:family="text">
      <style:text-properties fo:background-color="#ffffff" fo:color="#222222" fo:font-size="12pt" style:font-size-asian="12pt" style:font-size-complex="12pt"/>
    </style:style>
    <style:style style:name="T12_40" style:family="text">
      <style:text-properties fo:background-color="#ffffff" fo:color="#222222" fo:font-size="12pt" style:font-size-asian="12pt" style:font-size-complex="12pt"/>
    </style:style>
    <style:style style:name="T12_41" style:family="text">
      <style:text-properties fo:background-color="#ffffff" fo:color="#222222" fo:font-size="12pt" style:font-size-asian="12pt" style:font-size-complex="12pt"/>
    </style:style>
    <style:style style:name="T12_42" style:family="text">
      <style:text-properties fo:background-color="#ffffff" fo:color="#222222" fo:font-size="12pt" style:font-size-asian="12pt" style:font-size-complex="12pt"/>
    </style:style>
    <style:style style:name="T12_43" style:family="text">
      <style:text-properties fo:background-color="#ffffff" fo:color="#222222" fo:font-size="12pt" style:font-size-asian="12pt" style:font-size-complex="12pt"/>
    </style:style>
    <style:style style:name="T12_44" style:family="text">
      <style:text-properties fo:background-color="#ffffff" fo:color="#222222" fo:font-size="12pt" style:font-size-asian="12pt" style:font-size-complex="12pt"/>
    </style:style>
    <style:style style:name="T12_45" style:family="text">
      <style:text-properties fo:background-color="#ffffff" fo:color="#222222" fo:font-size="12pt" style:font-size-asian="12pt" style:font-size-complex="12pt"/>
    </style:style>
    <style:style style:name="T12_46" style:family="text">
      <style:text-properties fo:background-color="#ffffff" fo:color="#222222" fo:font-size="12pt" style:font-size-asian="12pt" style:font-size-complex="12pt"/>
    </style:style>
    <style:style style:name="T12_47" style:family="text">
      <style:text-properties fo:background-color="#ffffff" fo:color="#222222" fo:font-size="12pt" style:font-size-asian="12pt" style:font-size-complex="12pt"/>
    </style:style>
    <style:style style:name="T12_48" style:family="text">
      <style:text-properties fo:background-color="#ffffff" fo:color="#222222" fo:font-size="12pt" style:font-size-asian="12pt" style:font-size-complex="12pt"/>
    </style:style>
    <style:style style:name="T12_49" style:family="text">
      <style:text-properties fo:background-color="#ffffff" fo:color="#222222" fo:font-size="12pt" style:font-size-asian="12pt" style:font-size-complex="12pt"/>
    </style:style>
    <style:style style:name="T12_50" style:family="text">
      <style:text-properties fo:background-color="#ffffff" fo:color="#222222" fo:font-size="12pt" style:font-size-asian="12pt" style:font-size-complex="12pt"/>
    </style:style>
    <style:style style:name="T12_51" style:family="text">
      <style:text-properties fo:background-color="#ffffff" fo:color="#222222" fo:font-size="12pt" style:font-size-asian="12pt" style:font-size-complex="12pt"/>
    </style:style>
    <style:style style:name="T12_52" style:family="text">
      <style:text-properties fo:background-color="#ffffff" fo:color="#222222" fo:font-size="12pt" style:font-size-asian="12pt" style:font-size-complex="12pt"/>
    </style:style>
    <style:style style:name="T12_53" style:family="text">
      <style:text-properties fo:background-color="#ffffff" fo:color="#222222" fo:font-size="12pt" style:font-size-asian="12pt" style:font-size-complex="12pt"/>
    </style:style>
    <style:style style:name="T12_54" style:family="text">
      <style:text-properties fo:background-color="#ffffff" fo:color="#222222" fo:font-size="12pt" style:font-size-asian="12pt" style:font-size-complex="12pt"/>
    </style:style>
    <style:style style:name="T12_55" style:family="text">
      <style:text-properties fo:background-color="#ffffff" fo:color="#222222" fo:font-size="12pt" style:font-size-asian="12pt" style:font-size-complex="12pt"/>
    </style:style>
    <style:style style:name="T12_56" style:family="text">
      <style:text-properties fo:background-color="#ffffff" fo:color="#222222" fo:font-size="12pt" style:font-size-asian="12pt" style:font-size-complex="12pt"/>
    </style:style>
    <style:style style:name="T12_57" style:family="text">
      <style:text-properties fo:background-color="#ffffff" fo:color="#222222" fo:font-size="12pt" style:font-size-asian="12pt" style:font-size-complex="12pt"/>
    </style:style>
    <style:style style:name="T12_58" style:family="text">
      <style:text-properties fo:background-color="#ffffff" fo:color="#222222" fo:font-size="12pt" style:font-size-asian="12pt" style:font-size-complex="12pt"/>
    </style:style>
    <style:style style:name="T12_59" style:family="text">
      <style:text-properties fo:background-color="#ffffff" fo:color="#222222" fo:font-size="12pt" style:font-size-asian="12pt" style:font-size-complex="12pt"/>
    </style:style>
    <style:style style:name="T12_60" style:family="text">
      <style:text-properties fo:background-color="#ffffff" fo:color="#222222" fo:font-size="12pt" style:font-size-asian="12pt" style:font-size-complex="12pt"/>
    </style:style>
    <style:style style:name="T12_61" style:family="text">
      <style:text-properties fo:background-color="#ffffff" fo:color="#222222" fo:font-size="12pt" style:font-size-asian="12pt" style:font-size-complex="12pt"/>
    </style:style>
    <style:style style:name="T12_62" style:family="text">
      <style:text-properties fo:background-color="#ffffff" fo:color="#222222" fo:font-size="12pt" style:font-size-asian="12pt" style:font-size-complex="12pt"/>
    </style:style>
    <style:style style:name="T12_63" style:family="text">
      <style:text-properties fo:background-color="#ffffff" fo:color="#222222" fo:font-size="12pt" style:font-size-asian="12pt" style:font-size-complex="12pt"/>
    </style:style>
    <style:style style:name="T12_64" style:family="text">
      <style:text-properties fo:background-color="#ffffff" fo:color="#222222" fo:font-size="12pt" style:font-size-asian="12pt" style:font-size-complex="12pt"/>
    </style:style>
    <style:style style:name="T12_65" style:family="text">
      <style:text-properties fo:background-color="#ffffff" fo:color="#222222" fo:font-size="12pt" style:font-size-asian="12pt" style:font-size-complex="12pt"/>
    </style:style>
    <style:style style:name="T12_66" style:family="text">
      <style:text-properties fo:background-color="#ffffff" fo:color="#222222" fo:font-size="12pt" style:font-size-asian="12pt" style:font-size-complex="12pt"/>
    </style:style>
    <style:style style:name="T12_67" style:family="text">
      <style:text-properties fo:background-color="#ffffff" fo:color="#222222" fo:font-size="12pt" style:font-size-asian="12pt" style:font-size-complex="12pt"/>
    </style:style>
    <style:style style:name="T12_68" style:family="text">
      <style:text-properties fo:background-color="#ffffff" fo:color="#222222" fo:font-size="12pt" style:font-size-asian="12pt" style:font-size-complex="12pt"/>
    </style:style>
    <style:style style:name="T12_69" style:family="text">
      <style:text-properties fo:background-color="#ffffff" fo:color="#222222" fo:font-size="12pt" style:font-size-asian="12pt" style:font-size-complex="12pt"/>
    </style:style>
    <style:style style:name="T12_70" style:family="text">
      <style:text-properties fo:background-color="#ffffff" fo:color="#222222" fo:font-size="12pt" style:font-size-asian="12pt" style:font-size-complex="12pt"/>
    </style:style>
    <style:style style:name="T12_71" style:family="text">
      <style:text-properties fo:background-color="#ffffff" fo:color="#222222" fo:font-size="12pt" style:font-size-asian="12pt" style:font-size-complex="12pt"/>
    </style:style>
    <style:style style:name="T12_72" style:family="text">
      <style:text-properties fo:background-color="#ffffff" fo:color="#222222" fo:font-size="12pt" style:font-size-asian="12pt" style:font-size-complex="12pt"/>
    </style:style>
    <style:style style:name="T12_73" style:family="text">
      <style:text-properties fo:background-color="#ffffff" fo:color="#222222" fo:font-size="12pt" style:font-size-asian="12pt" style:font-size-complex="12pt"/>
    </style:style>
    <style:style style:name="T12_74" style:family="text">
      <style:text-properties fo:background-color="#ffffff" fo:color="#222222" fo:font-size="12pt" style:font-size-asian="12pt" style:font-size-complex="12pt"/>
    </style:style>
    <style:style style:name="T12_75" style:family="text">
      <style:text-properties fo:background-color="#ffffff" fo:color="#222222" fo:font-size="12pt" style:font-size-asian="12pt" style:font-size-complex="12pt"/>
    </style:style>
    <style:style style:name="T12_76" style:family="text">
      <style:text-properties fo:background-color="#ffffff" fo:color="#222222" fo:font-size="12pt" style:font-size-asian="12pt" style:font-size-complex="12pt"/>
    </style:style>
    <style:style style:name="T12_77" style:family="text">
      <style:text-properties fo:background-color="#ffffff" fo:color="#222222" fo:font-size="12pt" style:font-size-asian="12pt" style:font-size-complex="12pt"/>
    </style:style>
    <style:style style:name="T12_78" style:family="text">
      <style:text-properties fo:background-color="#ffffff" fo:color="#222222" fo:font-size="12pt" style:font-size-asian="12pt" style:font-size-complex="12pt"/>
    </style:style>
    <style:style style:name="T12_79" style:family="text">
      <style:text-properties fo:background-color="#ffffff" fo:color="#222222" fo:font-size="12pt" style:font-size-asian="12pt" style:font-size-complex="12pt"/>
    </style:style>
    <style:style style:name="T12_80" style:family="text">
      <style:text-properties fo:background-color="#ffffff" fo:color="#222222" fo:font-size="12pt" style:font-size-asian="12pt" style:font-size-complex="12pt"/>
    </style:style>
    <style:style style:name="T12_81" style:family="text">
      <style:text-properties fo:background-color="#ffffff" fo:color="#222222" fo:font-size="12pt" style:font-size-asian="12pt" style:font-size-complex="12pt"/>
    </style:style>
    <style:style style:name="T12_82" style:family="text">
      <style:text-properties fo:background-color="#ffffff" fo:color="#222222" fo:font-size="12pt" style:font-size-asian="12pt" style:font-size-complex="12pt"/>
    </style:style>
    <style:style style:name="T12_83" style:family="text">
      <style:text-properties fo:background-color="#ffffff" fo:color="#222222" fo:font-size="12pt" style:font-size-asian="12pt" style:font-size-complex="12pt"/>
    </style:style>
    <style:style style:name="T12_84" style:family="text">
      <style:text-properties fo:background-color="#ffffff" fo:color="#222222" fo:font-size="12pt" style:font-size-asian="12pt" style:font-size-complex="12pt"/>
    </style:style>
    <style:style style:name="T12_85" style:family="text">
      <style:text-properties fo:background-color="#ffffff" fo:color="#222222" fo:font-size="12pt" style:font-size-asian="12pt" style:font-size-complex="12pt"/>
    </style:style>
    <style:style style:name="T12_86" style:family="text">
      <style:text-properties fo:background-color="#ffffff" fo:color="#222222" fo:font-size="12pt" style:font-size-asian="12pt" style:font-size-complex="12pt"/>
    </style:style>
    <style:style style:name="T12_87" style:family="text">
      <style:text-properties fo:background-color="#ffffff" fo:color="#222222" fo:font-size="12pt" style:font-size-asian="12pt" style:font-size-complex="12pt"/>
    </style:style>
    <style:style style:name="T12_88" style:family="text">
      <style:text-properties fo:background-color="#ffffff" fo:color="#222222" fo:font-size="12pt" style:font-size-asian="12pt" style:font-size-complex="12pt"/>
    </style:style>
    <style:style style:name="T12_89" style:family="text">
      <style:text-properties fo:background-color="#ffffff" fo:color="#222222" fo:font-size="12pt" style:font-size-asian="12pt" style:font-size-complex="12pt"/>
    </style:style>
    <style:style style:name="T12_90" style:family="text">
      <style:text-properties fo:background-color="#ffffff" fo:color="#222222" fo:font-size="12pt" style:font-size-asian="12pt" style:font-size-complex="12pt"/>
    </style:style>
    <style:style style:name="T12_91" style:family="text">
      <style:text-properties fo:background-color="#ffffff" fo:color="#222222" fo:font-size="12pt" style:font-size-asian="12pt" style:font-size-complex="12pt"/>
    </style:style>
    <style:style style:name="T12_92" style:family="text">
      <style:text-properties fo:background-color="#ffffff" fo:color="#222222" fo:font-size="12pt" style:font-size-asian="12pt" style:font-size-complex="12pt"/>
    </style:style>
    <style:style style:name="T12_93" style:family="text">
      <style:text-properties fo:background-color="#ffffff" fo:color="#222222" fo:font-size="12pt" style:font-size-asian="12pt" style:font-size-complex="12pt"/>
    </style:style>
    <style:style style:name="T12_94" style:family="text">
      <style:text-properties fo:background-color="#ffffff" fo:color="#222222" fo:font-size="12pt" style:font-size-asian="12pt" style:font-size-complex="12pt"/>
    </style:style>
    <style:style style:name="T12_95" style:family="text">
      <style:text-properties fo:background-color="#ffffff" fo:color="#222222" fo:font-size="12pt" style:font-size-asian="12pt" style:font-size-complex="12pt"/>
    </style:style>
    <style:style style:name="P13" style:family="paragraph" style:parent-style-name="Standard">
      <style:paragraph-properties fo:text-align="left"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fo:font-size="12pt" style:font-size-asian="12pt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/>
    <style:style style:name="T15_3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4" style:family="text"/>
    <style:style style:name="T15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6" style:family="text"/>
    <style:style style:name="T15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8" style:family="text"/>
    <style:style style:name="T15_9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0" style:family="text"/>
    <style:style style:name="T15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2" style:family="text"/>
    <style:style style:name="T15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4" style:family="text"/>
    <style:style style:name="T15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6" style:family="text"/>
    <style:style style:name="T15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8" style:family="text"/>
    <style:style style:name="T15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0" style:family="text"/>
    <style:style style:name="T15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2" style:family="text"/>
    <style:style style:name="T15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4" style:family="text"/>
    <style:style style:name="T15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6" style:family="text"/>
    <style:style style:name="T15_27" style:family="text">
      <style:text-properties fo:color="#1155cc" fo:font-size="12pt" style:font-size-asian="12pt" style:font-size-complex="12pt" style:text-underline-style="solid" style:text-underline-color="font-color"/>
    </style:style>
    <style:style style:name="P16" style:family="paragraph" style:parent-style-name="Standard">
      <style:paragraph-properties fo:break-before="auto" fo:text-indent="1.27cm" fo:line-height="115%" style:writing-mode="lr-tb"/>
    </style:style>
    <style:style style:name="T16_1" style:family="text"/>
    <style:style style:name="T1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" style:family="text"/>
    <style:style style:name="T1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5" style:family="text"/>
    <style:style style:name="T1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" style:family="text"/>
    <style:style style:name="T1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9" style:family="text"/>
    <style:style style:name="T1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1" style:family="text"/>
    <style:style style:name="T1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3" style:family="text"/>
    <style:style style:name="T1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5" style:family="text"/>
    <style:style style:name="T1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7" style:family="text"/>
    <style:style style:name="T1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9" style:family="text"/>
    <style:style style:name="T1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1" style:family="text"/>
    <style:style style:name="T1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3" style:family="text"/>
    <style:style style:name="T1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5" style:family="text"/>
    <style:style style:name="T1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7" style:family="text"/>
    <style:style style:name="T1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9" style:family="text"/>
    <style:style style:name="T1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1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text-indent="1.27cm" fo:line-height="115%" style:writing-mode="lr-tb"/>
    </style:style>
    <style:style style:name="T21_1" style:family="text">
      <style:text-properties fo:background-color="#ffffff" fo:color="#222222" fo:font-size="12pt" style:font-size-asian="12pt" style:font-size-complex="12pt"/>
    </style:style>
    <style:style style:name="T21_2" style:family="text">
      <style:text-properties fo:background-color="#ffffff" fo:color="#222222" fo:font-size="12pt" style:font-size-asian="12pt" style:font-size-complex="12pt"/>
    </style:style>
    <style:style style:name="T21_3" style:family="text">
      <style:text-properties fo:background-color="#ffffff" fo:color="#222222" fo:font-size="12pt" style:font-size-asian="12pt" style:font-size-complex="12pt"/>
    </style:style>
    <style:style style:name="T21_4" style:family="text">
      <style:text-properties fo:background-color="#ffffff" fo:color="#222222" fo:font-size="12pt" style:font-size-asian="12pt" style:font-size-complex="12pt"/>
    </style:style>
    <style:style style:name="T21_5" style:family="text">
      <style:text-properties fo:background-color="#ffffff" fo:color="#222222" fo:font-size="12pt" style:font-size-asian="12pt" style:font-size-complex="12pt"/>
    </style:style>
    <style:style style:name="T21_6" style:family="text">
      <style:text-properties fo:background-color="#ffffff" fo:color="#222222" fo:font-size="12pt" style:font-size-asian="12pt" style:font-size-complex="12pt"/>
    </style:style>
    <style:style style:name="T21_7" style:family="text">
      <style:text-properties fo:background-color="#ffffff" fo:color="#222222" fo:font-size="12pt" style:font-size-asian="12pt" style:font-size-complex="12pt"/>
    </style:style>
    <style:style style:name="T21_8" style:family="text">
      <style:text-properties fo:background-color="#ffffff" fo:color="#222222" fo:font-size="12pt" style:font-size-asian="12pt" style:font-size-complex="12pt"/>
    </style:style>
    <style:style style:name="T21_9" style:family="text">
      <style:text-properties fo:background-color="#ffffff" fo:color="#222222" fo:font-size="12pt" style:font-size-asian="12pt" style:font-size-complex="12pt"/>
    </style:style>
    <style:style style:name="T21_10" style:family="text">
      <style:text-properties fo:background-color="#ffffff" fo:color="#222222" fo:font-size="12pt" style:font-size-asian="12pt" style:font-size-complex="12pt"/>
    </style:style>
    <style:style style:name="T21_11" style:family="text">
      <style:text-properties fo:background-color="#ffffff" fo:color="#222222" fo:font-size="12pt" style:font-size-asian="12pt" style:font-size-complex="12pt"/>
    </style:style>
    <style:style style:name="T21_12" style:family="text">
      <style:text-properties fo:background-color="#ffffff" fo:color="#222222" fo:font-size="12pt" style:font-size-asian="12pt" style:font-size-complex="12pt"/>
    </style:style>
    <style:style style:name="T21_13" style:family="text">
      <style:text-properties fo:background-color="#ffffff" fo:color="#222222" fo:font-size="12pt" style:font-size-asian="12pt" style:font-size-complex="12pt"/>
    </style:style>
    <style:style style:name="T21_14" style:family="text">
      <style:text-properties fo:background-color="#ffffff" fo:color="#222222" fo:font-size="12pt" style:font-size-asian="12pt" style:font-size-complex="12pt"/>
    </style:style>
    <style:style style:name="T21_15" style:family="text">
      <style:text-properties fo:background-color="#ffffff" fo:color="#222222" fo:font-size="12pt" style:font-size-asian="12pt" style:font-size-complex="12pt"/>
    </style:style>
    <style:style style:name="T21_16" style:family="text">
      <style:text-properties fo:background-color="#ffffff" fo:color="#222222" fo:font-size="12pt" style:font-size-asian="12pt" style:font-size-complex="12pt"/>
    </style:style>
    <style:style style:name="T21_17" style:family="text">
      <style:text-properties fo:background-color="#ffffff" fo:color="#222222" fo:font-size="12pt" style:font-size-asian="12pt" style:font-size-complex="12pt"/>
    </style:style>
    <style:style style:name="T21_18" style:family="text">
      <style:text-properties fo:background-color="#ffffff" fo:color="#222222" fo:font-size="12pt" style:font-size-asian="12pt" style:font-size-complex="12pt"/>
    </style:style>
    <style:style style:name="T21_19" style:family="text">
      <style:text-properties fo:background-color="#ffffff" fo:color="#222222" fo:font-size="12pt" style:font-size-asian="12pt" style:font-size-complex="12pt"/>
    </style:style>
    <style:style style:name="T21_20" style:family="text">
      <style:text-properties fo:background-color="#ffffff" fo:color="#222222" fo:font-size="12pt" style:font-size-asian="12pt" style:font-size-complex="12pt"/>
    </style:style>
    <style:style style:name="T21_21" style:family="text">
      <style:text-properties fo:background-color="#ffffff" fo:color="#222222" fo:font-size="12pt" style:font-size-asian="12pt" style:font-size-complex="12pt"/>
    </style:style>
    <style:style style:name="T21_22" style:family="text">
      <style:text-properties fo:background-color="#ffffff" fo:color="#222222" fo:font-size="12pt" style:font-size-asian="12pt" style:font-size-complex="12pt"/>
    </style:style>
    <style:style style:name="T21_23" style:family="text">
      <style:text-properties fo:background-color="#ffffff" fo:color="#222222" fo:font-size="12pt" style:font-size-asian="12pt" style:font-size-complex="12pt"/>
    </style:style>
    <style:style style:name="T21_24" style:family="text">
      <style:text-properties fo:background-color="#ffffff" fo:color="#222222" fo:font-size="12pt" style:font-size-asian="12pt" style:font-size-complex="12pt"/>
    </style:style>
    <style:style style:name="T21_25" style:family="text">
      <style:text-properties fo:background-color="#ffffff" fo:color="#222222" fo:font-size="12pt" style:font-size-asian="12pt" style:font-size-complex="12pt"/>
    </style:style>
    <style:style style:name="T21_26" style:family="text">
      <style:text-properties fo:background-color="#ffffff" fo:color="#222222" fo:font-size="12pt" style:font-size-asian="12pt" style:font-size-complex="12pt"/>
    </style:style>
    <style:style style:name="T21_27" style:family="text">
      <style:text-properties fo:background-color="#ffffff" fo:color="#222222" fo:font-size="12pt" style:font-size-asian="12pt" style:font-size-complex="12pt"/>
    </style:style>
    <style:style style:name="T21_28" style:family="text">
      <style:text-properties fo:background-color="#ffffff" fo:color="#222222" fo:font-size="12pt" style:font-size-asian="12pt" style:font-size-complex="12pt"/>
    </style:style>
    <style:style style:name="T21_29" style:family="text">
      <style:text-properties fo:background-color="#ffffff" fo:color="#222222" fo:font-size="12pt" style:font-size-asian="12pt" style:font-size-complex="12pt"/>
    </style:style>
    <style:style style:name="T21_30" style:family="text">
      <style:text-properties fo:background-color="#ffffff" fo:color="#222222" fo:font-size="12pt" style:font-size-asian="12pt" style:font-size-complex="12pt"/>
    </style:style>
    <style:style style:name="T21_31" style:family="text">
      <style:text-properties fo:background-color="#ffffff" fo:color="#222222" fo:font-size="12pt" style:font-size-asian="12pt" style:font-size-complex="12pt"/>
    </style:style>
    <style:style style:name="T21_32" style:family="text">
      <style:text-properties fo:background-color="#ffffff" fo:color="#222222" fo:font-size="12pt" style:font-size-asian="12pt" style:font-size-complex="12pt"/>
    </style:style>
    <style:style style:name="T21_33" style:family="text">
      <style:text-properties fo:background-color="#ffffff" fo:color="#222222" fo:font-size="12pt" style:font-size-asian="12pt" style:font-size-complex="12pt"/>
    </style:style>
    <style:style style:name="T21_34" style:family="text">
      <style:text-properties fo:background-color="#ffffff" fo:color="#222222" fo:font-size="12pt" style:font-size-asian="12pt" style:font-size-complex="12pt"/>
    </style:style>
    <style:style style:name="T21_35" style:family="text">
      <style:text-properties fo:background-color="#ffffff" fo:color="#222222" fo:font-size="12pt" style:font-size-asian="12pt" style:font-size-complex="12pt"/>
    </style:style>
    <style:style style:name="T21_36" style:family="text">
      <style:text-properties fo:background-color="#ffffff" fo:color="#222222" fo:font-size="12pt" style:font-size-asian="12pt" style:font-size-complex="12pt"/>
    </style:style>
    <style:style style:name="T21_37" style:family="text">
      <style:text-properties fo:background-color="#ffffff" fo:color="#222222" fo:font-size="12pt" style:font-size-asian="12pt" style:font-size-complex="12pt"/>
    </style:style>
    <style:style style:name="T21_38" style:family="text">
      <style:text-properties fo:background-color="#ffffff" fo:color="#222222" fo:font-size="12pt" style:font-size-asian="12pt" style:font-size-complex="12pt"/>
    </style:style>
    <style:style style:name="T21_39" style:family="text">
      <style:text-properties fo:background-color="#ffffff" fo:color="#222222" fo:font-size="12pt" style:font-size-asian="12pt" style:font-size-complex="12pt"/>
    </style:style>
    <style:style style:name="T21_40" style:family="text">
      <style:text-properties fo:background-color="#ffffff" fo:color="#222222" fo:font-size="12pt" style:font-size-asian="12pt" style:font-size-complex="12pt"/>
    </style:style>
    <style:style style:name="T21_41" style:family="text">
      <style:text-properties fo:background-color="#ffffff" fo:color="#222222" fo:font-size="12pt" style:font-size-asian="12pt" style:font-size-complex="12pt"/>
    </style:style>
    <style:style style:name="T21_42" style:family="text">
      <style:text-properties fo:background-color="#ffffff" fo:color="#222222" fo:font-size="12pt" style:font-size-asian="12pt" style:font-size-complex="12pt"/>
    </style:style>
    <style:style style:name="T21_43" style:family="text">
      <style:text-properties fo:background-color="#ffffff" fo:color="#222222" fo:font-size="12pt" style:font-size-asian="12pt" style:font-size-complex="12pt"/>
    </style:style>
    <style:style style:name="T21_44" style:family="text">
      <style:text-properties fo:background-color="#ffffff" fo:color="#222222" fo:font-size="12pt" style:font-size-asian="12pt" style:font-size-complex="12pt"/>
    </style:style>
    <style:style style:name="T21_45" style:family="text">
      <style:text-properties fo:background-color="#ffffff" fo:color="#222222" fo:font-size="12pt" style:font-size-asian="12pt" style:font-size-complex="12pt"/>
    </style:style>
    <style:style style:name="T21_46" style:family="text">
      <style:text-properties fo:background-color="#ffffff" fo:color="#222222" fo:font-size="12pt" style:font-size-asian="12pt" style:font-size-complex="12pt"/>
    </style:style>
    <style:style style:name="T21_47" style:family="text">
      <style:text-properties fo:background-color="#ffffff" fo:color="#222222" fo:font-size="12pt" style:font-size-asian="12pt" style:font-size-complex="12pt"/>
    </style:style>
    <style:style style:name="T21_48" style:family="text">
      <style:text-properties fo:background-color="#ffffff" fo:color="#222222" fo:font-size="12pt" style:font-size-asian="12pt" style:font-size-complex="12pt"/>
    </style:style>
    <style:style style:name="T21_49" style:family="text">
      <style:text-properties fo:background-color="#ffffff" fo:color="#222222" fo:font-size="12pt" style:font-size-asian="12pt" style:font-size-complex="12pt"/>
    </style:style>
    <style:style style:name="T21_50" style:family="text">
      <style:text-properties fo:background-color="#ffffff" fo:color="#222222" fo:font-size="12pt" style:font-size-asian="12pt" style:font-size-complex="12pt"/>
    </style:style>
    <style:style style:name="T21_51" style:family="text">
      <style:text-properties fo:background-color="#ffffff" fo:color="#222222" fo:font-size="12pt" style:font-size-asian="12pt" style:font-size-complex="12pt"/>
    </style:style>
    <style:style style:name="T21_52" style:family="text">
      <style:text-properties fo:background-color="#ffffff" fo:color="#222222" fo:font-size="12pt" style:font-size-asian="12pt" style:font-size-complex="12pt"/>
    </style:style>
    <style:style style:name="T21_53" style:family="text">
      <style:text-properties fo:background-color="#ffffff" fo:color="#222222" fo:font-size="12pt" style:font-size-asian="12pt" style:font-size-complex="12pt"/>
    </style:style>
    <style:style style:name="T21_54" style:family="text">
      <style:text-properties fo:background-color="#ffffff" fo:color="#222222" fo:font-size="12pt" style:font-size-asian="12pt" style:font-size-complex="12pt"/>
    </style:style>
    <style:style style:name="T21_55" style:family="text">
      <style:text-properties fo:background-color="#ffffff" fo:color="#222222" fo:font-size="12pt" style:font-size-asian="12pt" style:font-size-complex="12pt"/>
    </style:style>
    <style:style style:name="T21_56" style:family="text">
      <style:text-properties fo:background-color="#ffffff" fo:color="#222222" fo:font-size="12pt" style:font-size-asian="12pt" style:font-size-complex="12pt"/>
    </style:style>
    <style:style style:name="T21_57" style:family="text">
      <style:text-properties fo:background-color="#ffffff" fo:color="#222222" fo:font-size="12pt" style:font-size-asian="12pt" style:font-size-complex="12pt"/>
    </style:style>
    <style:style style:name="T21_58" style:family="text">
      <style:text-properties fo:background-color="#ffffff" fo:color="#222222" fo:font-size="12pt" style:font-size-asian="12pt" style:font-size-complex="12pt"/>
    </style:style>
    <style:style style:name="T21_59" style:family="text">
      <style:text-properties fo:background-color="#ffffff" fo:color="#222222" fo:font-size="12pt" style:font-size-asian="12pt" style:font-size-complex="12pt"/>
    </style:style>
    <style:style style:name="T21_60" style:family="text">
      <style:text-properties fo:background-color="#ffffff" fo:color="#222222" fo:font-size="12pt" style:font-size-asian="12pt" style:font-size-complex="12pt"/>
    </style:style>
    <style:style style:name="T21_61" style:family="text">
      <style:text-properties fo:background-color="#ffffff" fo:color="#222222" fo:font-size="12pt" style:font-size-asian="12pt" style:font-size-complex="12pt"/>
    </style:style>
    <style:style style:name="T21_62" style:family="text">
      <style:text-properties fo:background-color="#ffffff" fo:color="#222222" fo:font-size="12pt" style:font-size-asian="12pt" style:font-size-complex="12pt"/>
    </style:style>
    <style:style style:name="T21_63" style:family="text">
      <style:text-properties fo:background-color="#ffffff" fo:color="#222222" fo:font-size="12pt" style:font-size-asian="12pt" style:font-size-complex="12pt"/>
    </style:style>
    <style:style style:name="T21_64" style:family="text">
      <style:text-properties fo:background-color="#ffffff" fo:color="#222222" fo:font-size="12pt" style:font-size-asian="12pt" style:font-size-complex="12pt"/>
    </style:style>
    <style:style style:name="T21_65" style:family="text">
      <style:text-properties fo:background-color="#ffffff" fo:color="#222222" fo:font-size="12pt" style:font-size-asian="12pt" style:font-size-complex="12pt"/>
    </style:style>
    <style:style style:name="T21_66" style:family="text">
      <style:text-properties fo:background-color="#ffffff" fo:color="#222222" fo:font-size="12pt" style:font-size-asian="12pt" style:font-size-complex="12pt"/>
    </style:style>
    <style:style style:name="T21_67" style:family="text">
      <style:text-properties fo:background-color="#ffffff" fo:color="#222222" fo:font-size="12pt" style:font-size-asian="12pt" style:font-size-complex="12pt"/>
    </style:style>
    <style:style style:name="T21_68" style:family="text">
      <style:text-properties fo:background-color="#ffffff" fo:color="#222222" fo:font-size="12pt" style:font-size-asian="12pt" style:font-size-complex="12pt"/>
    </style:style>
    <style:style style:name="T21_69" style:family="text">
      <style:text-properties fo:background-color="#ffffff" fo:color="#222222" fo:font-size="12pt" style:font-size-asian="12pt" style:font-size-complex="12pt"/>
    </style:style>
    <style:style style:name="T21_70" style:family="text">
      <style:text-properties fo:background-color="#ffffff" fo:color="#222222" fo:font-size="12pt" style:font-size-asian="12pt" style:font-size-complex="12pt"/>
    </style:style>
    <style:style style:name="T21_71" style:family="text">
      <style:text-properties fo:background-color="#ffffff" fo:color="#222222" fo:font-size="12pt" style:font-size-asian="12pt" style:font-size-complex="12pt"/>
    </style:style>
    <style:style style:name="T21_72" style:family="text">
      <style:text-properties fo:background-color="#ffffff" fo:color="#222222" fo:font-size="12pt" style:font-size-asian="12pt" style:font-size-complex="12pt"/>
    </style:style>
    <style:style style:name="T21_73" style:family="text">
      <style:text-properties fo:background-color="#ffffff" fo:color="#222222" fo:font-size="12pt" style:font-size-asian="12pt" style:font-size-complex="12pt"/>
    </style:style>
    <style:style style:name="T21_74" style:family="text">
      <style:text-properties fo:background-color="#ffffff" fo:color="#222222" fo:font-size="12pt" style:font-size-asian="12pt" style:font-size-complex="12pt"/>
    </style:style>
    <style:style style:name="T21_75" style:family="text">
      <style:text-properties fo:background-color="#ffffff" fo:color="#222222" fo:font-size="12pt" style:font-size-asian="12pt" style:font-size-complex="12pt"/>
    </style:style>
    <style:style style:name="T21_76" style:family="text">
      <style:text-properties fo:background-color="#ffffff" fo:color="#222222" fo:font-size="12pt" style:font-size-asian="12pt" style:font-size-complex="12pt"/>
    </style:style>
    <style:style style:name="T21_77" style:family="text">
      <style:text-properties fo:background-color="#ffffff" fo:color="#222222" fo:font-size="12pt" style:font-size-asian="12pt" style:font-size-complex="12pt"/>
    </style:style>
    <style:style style:name="T21_78" style:family="text">
      <style:text-properties fo:background-color="#ffffff" fo:color="#222222" fo:font-size="12pt" style:font-size-asian="12pt" style:font-size-complex="12pt"/>
    </style:style>
    <style:style style:name="T21_79" style:family="text">
      <style:text-properties fo:background-color="#ffffff" fo:color="#222222" fo:font-size="12pt" style:font-size-asian="12pt" style:font-size-complex="12pt"/>
    </style:style>
    <style:style style:name="T21_80" style:family="text">
      <style:text-properties fo:background-color="#ffffff" fo:color="#222222" fo:font-size="12pt" style:font-size-asian="12pt" style:font-size-complex="12pt"/>
    </style:style>
    <style:style style:name="T21_81" style:family="text">
      <style:text-properties fo:background-color="#ffffff" fo:color="#222222" fo:font-size="12pt" style:font-size-asian="12pt" style:font-size-complex="12pt"/>
    </style:style>
    <style:style style:name="T21_82" style:family="text">
      <style:text-properties fo:background-color="#ffffff" fo:color="#222222" fo:font-size="12pt" style:font-size-asian="12pt" style:font-size-complex="12pt"/>
    </style:style>
    <style:style style:name="T21_83" style:family="text">
      <style:text-properties fo:background-color="#ffffff" fo:color="#222222" fo:font-size="12pt" style:font-size-asian="12pt" style:font-size-complex="12pt"/>
    </style:style>
    <style:style style:name="T21_84" style:family="text">
      <style:text-properties fo:background-color="#ffffff" fo:color="#222222" fo:font-size="12pt" style:font-size-asian="12pt" style:font-size-complex="12pt"/>
    </style:style>
    <style:style style:name="T21_85" style:family="text">
      <style:text-properties fo:background-color="#ffffff" fo:color="#222222" fo:font-size="12pt" style:font-size-asian="12pt" style:font-size-complex="12pt"/>
    </style:style>
    <style:style style:name="T21_86" style:family="text">
      <style:text-properties fo:background-color="#ffffff" fo:color="#222222" fo:font-size="12pt" style:font-size-asian="12pt" style:font-size-complex="12pt"/>
    </style:style>
    <style:style style:name="T21_87" style:family="text">
      <style:text-properties fo:background-color="#ffffff" fo:color="#222222" fo:font-size="12pt" style:font-size-asian="12pt" style:font-size-complex="12pt"/>
    </style:style>
    <style:style style:name="T21_88" style:family="text">
      <style:text-properties fo:background-color="#ffffff" fo:color="#222222" fo:font-size="12pt" style:font-size-asian="12pt" style:font-size-complex="12pt"/>
    </style:style>
    <style:style style:name="T21_89" style:family="text">
      <style:text-properties fo:background-color="#ffffff" fo:color="#222222" fo:font-size="12pt" style:font-size-asian="12pt" style:font-size-complex="12pt"/>
    </style:style>
    <style:style style:name="T21_90" style:family="text">
      <style:text-properties fo:background-color="#ffffff" fo:color="#222222" fo:font-size="12pt" style:font-size-asian="12pt" style:font-size-complex="12pt"/>
    </style:style>
    <style:style style:name="T21_91" style:family="text">
      <style:text-properties fo:background-color="#ffffff" fo:color="#222222" fo:font-size="12pt" style:font-size-asian="12pt" style:font-size-complex="12pt"/>
    </style:style>
    <style:style style:name="T21_92" style:family="text">
      <style:text-properties fo:background-color="#ffffff" fo:color="#222222" fo:font-size="12pt" style:font-size-asian="12pt" style:font-size-complex="12pt"/>
    </style:style>
    <style:style style:name="T21_93" style:family="text">
      <style:text-properties fo:background-color="#ffffff" fo:color="#222222" fo:font-size="12pt" style:font-size-asian="12pt" style:font-size-complex="12pt"/>
    </style:style>
    <style:style style:name="T21_94" style:family="text">
      <style:text-properties fo:background-color="#ffffff" fo:color="#222222" fo:font-size="12pt" style:font-size-asian="12pt" style:font-size-complex="12pt"/>
    </style:style>
    <style:style style:name="T21_95" style:family="text">
      <style:text-properties fo:background-color="#ffffff" fo:color="#222222" fo:font-size="12pt" style:font-size-asian="12pt" style:font-size-complex="12pt"/>
    </style:style>
    <style:style style:name="T21_96" style:family="text">
      <style:text-properties fo:background-color="#ffffff" fo:color="#222222" fo:font-size="12pt" style:font-size-asian="12pt" style:font-size-complex="12pt"/>
    </style:style>
    <style:style style:name="T21_97" style:family="text">
      <style:text-properties fo:background-color="#ffffff" fo:color="#222222" fo:font-size="12pt" style:font-size-asian="12pt" style:font-size-complex="12pt"/>
    </style:style>
    <style:style style:name="T21_98" style:family="text">
      <style:text-properties fo:background-color="#ffffff" fo:color="#222222" fo:font-size="12pt" style:font-size-asian="12pt" style:font-size-complex="12pt"/>
    </style:style>
    <style:style style:name="T21_99" style:family="text">
      <style:text-properties fo:background-color="#ffffff" fo:color="#222222" fo:font-size="12pt" style:font-size-asian="12pt" style:font-size-complex="12pt"/>
    </style:style>
    <style:style style:name="T21_100" style:family="text">
      <style:text-properties fo:background-color="#ffffff" fo:color="#222222" fo:font-size="12pt" style:font-size-asian="12pt" style:font-size-complex="12pt"/>
    </style:style>
    <style:style style:name="T21_101" style:family="text">
      <style:text-properties fo:background-color="#ffffff" fo:color="#222222" fo:font-size="12pt" style:font-size-asian="12pt" style:font-size-complex="12pt"/>
    </style:style>
    <style:style style:name="T21_102" style:family="text">
      <style:text-properties fo:background-color="#ffffff" fo:color="#222222" fo:font-size="12pt" style:font-size-asian="12pt" style:font-size-complex="12pt"/>
    </style:style>
    <style:style style:name="T21_103" style:family="text">
      <style:text-properties fo:background-color="#ffffff" fo:color="#222222" fo:font-size="12pt" style:font-size-asian="12pt" style:font-size-complex="12pt"/>
    </style:style>
    <style:style style:name="T21_104" style:family="text">
      <style:text-properties fo:background-color="#ffffff" fo:color="#222222" fo:font-size="12pt" style:font-size-asian="12pt" style:font-size-complex="12pt"/>
    </style:style>
    <style:style style:name="T21_105" style:family="text">
      <style:text-properties fo:background-color="#ffffff" fo:color="#222222" fo:font-size="12pt" style:font-size-asian="12pt" style:font-size-complex="12pt"/>
    </style:style>
    <style:style style:name="T21_106" style:family="text">
      <style:text-properties fo:background-color="#ffffff" fo:color="#222222" fo:font-size="12pt" style:font-size-asian="12pt" style:font-size-complex="12pt"/>
    </style:style>
    <style:style style:name="T21_107" style:family="text">
      <style:text-properties fo:background-color="#ffffff" fo:color="#222222" fo:font-size="12pt" style:font-size-asian="12pt" style:font-size-complex="12pt"/>
    </style:style>
    <style:style style:name="T21_108" style:family="text">
      <style:text-properties fo:background-color="#ffffff" fo:color="#222222" fo:font-size="12pt" style:font-size-asian="12pt" style:font-size-complex="12pt"/>
    </style:style>
    <style:style style:name="T21_109" style:family="text">
      <style:text-properties fo:background-color="#ffffff" fo:color="#222222" fo:font-size="12pt" style:font-size-asian="12pt" style:font-size-complex="12pt"/>
    </style:style>
    <style:style style:name="T21_110" style:family="text">
      <style:text-properties fo:background-color="#ffffff" fo:color="#222222" fo:font-size="12pt" style:font-size-asian="12pt" style:font-size-complex="12pt"/>
    </style:style>
    <style:style style:name="T21_111" style:family="text">
      <style:text-properties fo:background-color="#ffffff" fo:color="#222222" fo:font-size="12pt" style:font-size-asian="12pt" style:font-size-complex="12pt"/>
    </style:style>
    <style:style style:name="T21_112" style:family="text">
      <style:text-properties fo:background-color="#ffffff" fo:color="#222222"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/>
    <style:style style:name="T2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" style:family="text"/>
    <style:style style:name="T2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" style:family="text"/>
    <style:style style:name="T2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7" style:family="text"/>
    <style:style style:name="T2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9" style:family="text"/>
    <style:style style:name="T2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1" style:family="text"/>
    <style:style style:name="T2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3" style:family="text"/>
    <style:style style:name="T2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5" style:family="text"/>
    <style:style style:name="T2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7" style:family="text"/>
    <style:style style:name="T2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9" style:family="text"/>
    <style:style style:name="T2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21" style:family="text"/>
    <style:style style:name="T2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9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9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9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30_2" style:family="text">
      <style:text-properties fo:background-color="#ffffff" fo:color="#222222" fo:font-size="12pt" style:font-size-asian="12pt" style:font-size-complex="12pt"/>
    </style:style>
    <style:style style:name="T30_3" style:family="text">
      <style:text-properties fo:background-color="#ffffff" fo:color="#222222" fo:font-size="12pt" style:font-size-asian="12pt" style:font-size-complex="12pt"/>
    </style:style>
    <style:style style:name="T30_4" style:family="text">
      <style:text-properties fo:background-color="#ffffff" fo:color="#222222" fo:font-size="12pt" style:font-size-asian="12pt" style:font-size-complex="12pt"/>
    </style:style>
    <style:style style:name="T30_5" style:family="text">
      <style:text-properties fo:background-color="#ffffff" fo:color="#222222" fo:font-size="12pt" style:font-size-asian="12pt" style:font-size-complex="12pt"/>
    </style:style>
    <style:style style:name="T30_6" style:family="text">
      <style:text-properties fo:background-color="#ffffff" fo:color="#222222" fo:font-size="12pt" style:font-size-asian="12pt" style:font-size-complex="12pt"/>
    </style:style>
    <style:style style:name="T30_7" style:family="text">
      <style:text-properties fo:background-color="#ffffff" fo:color="#222222" fo:font-size="12pt" style:font-size-asian="12pt" style:font-size-complex="12pt"/>
    </style:style>
    <style:style style:name="T30_8" style:family="text">
      <style:text-properties fo:background-color="#ffffff" fo:color="#222222" fo:font-size="12pt" style:font-size-asian="12pt" style:font-size-complex="12pt"/>
    </style:style>
    <style:style style:name="T30_9" style:family="text">
      <style:text-properties fo:background-color="#ffffff" fo:color="#222222" fo:font-size="12pt" style:font-size-asian="12pt" style:font-size-complex="12pt"/>
    </style:style>
    <style:style style:name="T30_10" style:family="text">
      <style:text-properties fo:background-color="#ffffff" fo:color="#222222" fo:font-size="12pt" style:font-size-asian="12pt" style:font-size-complex="12pt"/>
    </style:style>
    <style:style style:name="T30_11" style:family="text">
      <style:text-properties fo:background-color="#ffffff" fo:color="#222222" fo:font-size="12pt" style:font-size-asian="12pt" style:font-size-complex="12pt"/>
    </style:style>
    <style:style style:name="T30_12" style:family="text">
      <style:text-properties fo:background-color="#ffffff" fo:color="#222222" fo:font-size="12pt" style:font-size-asian="12pt" style:font-size-complex="12pt"/>
    </style:style>
    <style:style style:name="T30_13" style:family="text">
      <style:text-properties fo:background-color="#ffffff" fo:color="#222222" fo:font-size="12pt" style:font-size-asian="12pt" style:font-size-complex="12pt"/>
    </style:style>
    <style:style style:name="T30_14" style:family="text">
      <style:text-properties fo:background-color="#ffffff" fo:color="#222222" fo:font-size="12pt" style:font-size-asian="12pt" style:font-size-complex="12pt"/>
    </style:style>
    <style:style style:name="T30_15" style:family="text">
      <style:text-properties fo:background-color="#ffffff" fo:color="#222222" fo:font-size="12pt" style:font-size-asian="12pt" style:font-size-complex="12pt"/>
    </style:style>
    <style:style style:name="T30_16" style:family="text">
      <style:text-properties fo:background-color="#ffffff" fo:color="#222222" fo:font-size="12pt" style:font-size-asian="12pt" style:font-size-complex="12pt"/>
    </style:style>
    <style:style style:name="T30_17" style:family="text">
      <style:text-properties fo:background-color="#ffffff" fo:color="#222222" fo:font-size="12pt" style:font-size-asian="12pt" style:font-size-complex="12pt"/>
    </style:style>
    <style:style style:name="T30_18" style:family="text">
      <style:text-properties fo:background-color="#ffffff" fo:color="#222222" fo:font-size="12pt" style:font-size-asian="12pt" style:font-size-complex="12pt"/>
    </style:style>
    <style:style style:name="T30_19" style:family="text">
      <style:text-properties fo:background-color="#ffffff" fo:color="#222222" fo:font-size="12pt" style:font-size-asian="12pt" style:font-size-complex="12pt"/>
    </style:style>
    <style:style style:name="T30_20" style:family="text">
      <style:text-properties fo:background-color="#ffffff" fo:color="#222222" fo:font-size="12pt" style:font-size-asian="12pt" style:font-size-complex="12pt"/>
    </style:style>
    <style:style style:name="T30_21" style:family="text">
      <style:text-properties fo:background-color="#ffffff" fo:color="#222222" fo:font-size="12pt" style:font-size-asian="12pt" style:font-size-complex="12pt"/>
    </style:style>
    <style:style style:name="T30_22" style:family="text">
      <style:text-properties fo:background-color="#ffffff" fo:color="#222222" fo:font-size="12pt" style:font-size-asian="12pt" style:font-size-complex="12pt"/>
    </style:style>
    <style:style style:name="T30_23" style:family="text">
      <style:text-properties fo:background-color="#ffffff" fo:color="#222222" fo:font-size="12pt" style:font-size-asian="12pt" style:font-size-complex="12pt"/>
    </style:style>
    <style:style style:name="T30_24" style:family="text">
      <style:text-properties fo:background-color="#ffffff" fo:color="#222222" fo:font-size="12pt" style:font-size-asian="12pt" style:font-size-complex="12pt"/>
    </style:style>
    <style:style style:name="T30_25" style:family="text">
      <style:text-properties fo:background-color="#ffffff" fo:color="#222222" fo:font-size="12pt" style:font-size-asian="12pt" style:font-size-complex="12pt"/>
    </style:style>
    <style:style style:name="T30_26" style:family="text">
      <style:text-properties fo:background-color="#ffffff" fo:color="#222222" fo:font-size="12pt" style:font-size-asian="12pt" style:font-size-complex="12pt"/>
    </style:style>
    <style:style style:name="T30_27" style:family="text">
      <style:text-properties fo:background-color="#ffffff" fo:color="#222222" fo:font-size="12pt" style:font-size-asian="12pt" style:font-size-complex="12pt"/>
    </style:style>
    <style:style style:name="T30_28" style:family="text">
      <style:text-properties fo:background-color="#ffffff" fo:color="#222222" fo:font-size="12pt" style:font-size-asian="12pt" style:font-size-complex="12pt"/>
    </style:style>
    <style:style style:name="T30_29" style:family="text">
      <style:text-properties fo:background-color="#ffffff" fo:color="#222222" fo:font-size="12pt" style:font-size-asian="12pt" style:font-size-complex="12pt"/>
    </style:style>
    <style:style style:name="T30_30" style:family="text">
      <style:text-properties fo:background-color="#ffffff" fo:color="#222222" fo:font-size="12pt" style:font-size-asian="12pt" style:font-size-complex="12pt"/>
    </style:style>
    <style:style style:name="T30_31" style:family="text">
      <style:text-properties fo:background-color="#ffffff" fo:color="#222222" fo:font-size="12pt" style:font-size-asian="12pt" style:font-size-complex="12pt"/>
    </style:style>
    <style:style style:name="T30_32" style:family="text">
      <style:text-properties fo:background-color="#ffffff" fo:color="#222222" fo:font-size="12pt" style:font-size-asian="12pt" style:font-size-complex="12pt"/>
    </style:style>
    <style:style style:name="T30_33" style:family="text">
      <style:text-properties fo:background-color="#ffffff" fo:color="#222222" fo:font-size="12pt" style:font-size-asian="12pt" style:font-size-complex="12pt"/>
    </style:style>
    <style:style style:name="T30_34" style:family="text">
      <style:text-properties fo:background-color="#ffffff" fo:color="#222222" fo:font-size="12pt" style:font-size-asian="12pt" style:font-size-complex="12pt"/>
    </style:style>
    <style:style style:name="T30_35" style:family="text">
      <style:text-properties fo:background-color="#ffffff" fo:color="#222222" fo:font-size="12pt" style:font-size-asian="12pt" style:font-size-complex="12pt"/>
    </style:style>
    <style:style style:name="T30_36" style:family="text">
      <style:text-properties fo:background-color="#ffffff" fo:color="#222222" fo:font-size="12pt" style:font-size-asian="12pt" style:font-size-complex="12pt"/>
    </style:style>
    <style:style style:name="T30_37" style:family="text">
      <style:text-properties fo:background-color="#ffffff" fo:color="#222222" fo:font-size="12pt" style:font-size-asian="12pt" style:font-size-complex="12pt"/>
    </style:style>
    <style:style style:name="T30_38" style:family="text">
      <style:text-properties fo:background-color="#ffffff" fo:color="#222222" fo:font-size="12pt" style:font-size-asian="12pt" style:font-size-complex="12pt"/>
    </style:style>
    <style:style style:name="T30_39" style:family="text">
      <style:text-properties fo:background-color="#ffffff" fo:color="#222222" fo:font-size="12pt" style:font-size-asian="12pt" style:font-size-complex="12pt"/>
    </style:style>
    <style:style style:name="T30_40" style:family="text">
      <style:text-properties fo:background-color="#ffffff" fo:color="#222222" fo:font-size="12pt" style:font-size-asian="12pt" style:font-size-complex="12pt"/>
    </style:style>
    <style:style style:name="T30_41" style:family="text">
      <style:text-properties fo:background-color="#ffffff" fo:color="#222222" fo:font-size="12pt" style:font-size-asian="12pt" style:font-size-complex="12pt"/>
    </style:style>
    <style:style style:name="T30_42" style:family="text">
      <style:text-properties fo:background-color="#ffffff" fo:color="#222222" fo:font-size="12pt" style:font-size-asian="12pt" style:font-size-complex="12pt"/>
    </style:style>
    <style:style style:name="T30_43" style:family="text">
      <style:text-properties fo:background-color="#ffffff" fo:color="#222222" fo:font-size="12pt" style:font-size-asian="12pt" style:font-size-complex="12pt"/>
    </style:style>
    <style:style style:name="T30_44" style:family="text">
      <style:text-properties fo:background-color="#ffffff" fo:color="#222222" fo:font-size="12pt" style:font-size-asian="12pt" style:font-size-complex="12pt"/>
    </style:style>
    <style:style style:name="T30_45" style:family="text">
      <style:text-properties fo:background-color="#ffffff" fo:color="#222222" fo:font-size="12pt" style:font-size-asian="12pt" style:font-size-complex="12pt"/>
    </style:style>
    <style:style style:name="T30_46" style:family="text">
      <style:text-properties fo:background-color="#ffffff" fo:color="#222222" fo:font-size="12pt" style:font-size-asian="12pt" style:font-size-complex="12pt"/>
    </style:style>
    <style:style style:name="T30_47" style:family="text">
      <style:text-properties fo:background-color="#ffffff" fo:color="#222222"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3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3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3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3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39_2" style:family="text">
      <style:text-properties fo:background-color="#ffffff" fo:color="#222222" fo:font-size="12pt" style:font-size-asian="12pt" style:font-size-complex="12pt"/>
    </style:style>
    <style:style style:name="T39_3" style:family="text">
      <style:text-properties fo:background-color="#ffffff" fo:color="#222222" fo:font-size="12pt" style:font-size-asian="12pt" style:font-size-complex="12pt"/>
    </style:style>
    <style:style style:name="T39_4" style:family="text">
      <style:text-properties fo:background-color="#ffffff" fo:color="#222222" fo:font-size="12pt" style:font-size-asian="12pt" style:font-size-complex="12pt"/>
    </style:style>
    <style:style style:name="T39_5" style:family="text">
      <style:text-properties fo:background-color="#ffffff" fo:color="#222222" fo:font-size="12pt" style:font-size-asian="12pt" style:font-size-complex="12pt"/>
    </style:style>
    <style:style style:name="T39_6" style:family="text">
      <style:text-properties fo:background-color="#ffffff" fo:color="#222222" fo:font-size="12pt" style:font-size-asian="12pt" style:font-size-complex="12pt"/>
    </style:style>
    <style:style style:name="T39_7" style:family="text">
      <style:text-properties fo:background-color="#ffffff" fo:color="#222222" fo:font-size="12pt" style:font-size-asian="12pt" style:font-size-complex="12pt"/>
    </style:style>
    <style:style style:name="T39_8" style:family="text">
      <style:text-properties fo:background-color="#ffffff" fo:color="#222222" fo:font-size="12pt" style:font-size-asian="12pt" style:font-size-complex="12pt"/>
    </style:style>
    <style:style style:name="T39_9" style:family="text">
      <style:text-properties fo:background-color="#ffffff" fo:color="#222222" fo:font-size="12pt" style:font-size-asian="12pt" style:font-size-complex="12pt"/>
    </style:style>
    <style:style style:name="T39_10" style:family="text">
      <style:text-properties fo:background-color="#ffffff" fo:color="#222222" fo:font-size="12pt" style:font-size-asian="12pt" style:font-size-complex="12pt"/>
    </style:style>
    <style:style style:name="T39_11" style:family="text">
      <style:text-properties fo:background-color="#ffffff" fo:color="#222222" fo:font-size="12pt" style:font-size-asian="12pt" style:font-size-complex="12pt"/>
    </style:style>
    <style:style style:name="T39_12" style:family="text">
      <style:text-properties fo:background-color="#ffffff" fo:color="#222222" fo:font-size="12pt" style:font-size-asian="12pt" style:font-size-complex="12pt"/>
    </style:style>
    <style:style style:name="T39_13" style:family="text">
      <style:text-properties fo:background-color="#ffffff" fo:color="#222222" fo:font-size="12pt" style:font-size-asian="12pt" style:font-size-complex="12pt"/>
    </style:style>
    <style:style style:name="T39_14" style:family="text">
      <style:text-properties fo:background-color="#ffffff" fo:color="#222222" fo:font-size="12pt" style:font-size-asian="12pt" style:font-size-complex="12pt"/>
    </style:style>
    <style:style style:name="T39_15" style:family="text">
      <style:text-properties fo:background-color="#ffffff" fo:color="#222222" fo:font-size="12pt" style:font-size-asian="12pt" style:font-size-complex="12pt"/>
    </style:style>
    <style:style style:name="T39_16" style:family="text">
      <style:text-properties fo:background-color="#ffffff" fo:color="#222222" fo:font-size="12pt" style:font-size-asian="12pt" style:font-size-complex="12pt"/>
    </style:style>
    <style:style style:name="T39_17" style:family="text">
      <style:text-properties fo:background-color="#ffffff" fo:color="#222222" fo:font-size="12pt" style:font-size-asian="12pt" style:font-size-complex="12pt"/>
    </style:style>
    <style:style style:name="T39_18" style:family="text">
      <style:text-properties fo:background-color="#ffffff" fo:color="#222222" fo:font-size="12pt" style:font-size-asian="12pt" style:font-size-complex="12pt"/>
    </style:style>
    <style:style style:name="T39_19" style:family="text">
      <style:text-properties fo:background-color="#ffffff" fo:color="#222222" fo:font-size="12pt" style:font-size-asian="12pt" style:font-size-complex="12pt"/>
    </style:style>
    <style:style style:name="T39_20" style:family="text">
      <style:text-properties fo:background-color="#ffffff" fo:color="#222222" fo:font-size="12pt" style:font-size-asian="12pt" style:font-size-complex="12pt"/>
    </style:style>
    <style:style style:name="T39_21" style:family="text">
      <style:text-properties fo:background-color="#ffffff" fo:color="#222222" fo:font-size="12pt" style:font-size-asian="12pt" style:font-size-complex="12pt"/>
    </style:style>
    <style:style style:name="T39_22" style:family="text">
      <style:text-properties fo:background-color="#ffffff" fo:color="#222222" fo:font-size="12pt" style:font-size-asian="12pt" style:font-size-complex="12pt"/>
    </style:style>
    <style:style style:name="T39_23" style:family="text">
      <style:text-properties fo:background-color="#ffffff" fo:color="#222222" fo:font-size="12pt" style:font-size-asian="12pt" style:font-size-complex="12pt"/>
    </style:style>
    <style:style style:name="T39_24" style:family="text">
      <style:text-properties fo:background-color="#ffffff" fo:color="#222222" fo:font-size="12pt" style:font-size-asian="12pt" style:font-size-complex="12pt"/>
    </style:style>
    <style:style style:name="T39_25" style:family="text">
      <style:text-properties fo:background-color="#ffffff" fo:color="#222222" fo:font-size="12pt" style:font-size-asian="12pt" style:font-size-complex="12pt"/>
    </style:style>
    <style:style style:name="T39_26" style:family="text">
      <style:text-properties fo:background-color="#ffffff" fo:color="#222222" fo:font-size="12pt" style:font-size-asian="12pt" style:font-size-complex="12pt"/>
    </style:style>
    <style:style style:name="T39_27" style:family="text">
      <style:text-properties fo:background-color="#ffffff" fo:color="#222222" fo:font-size="12pt" style:font-size-asian="12pt" style:font-size-complex="12pt"/>
    </style:style>
    <style:style style:name="T39_28" style:family="text">
      <style:text-properties fo:background-color="#ffffff" fo:color="#222222" fo:font-size="12pt" style:font-size-asian="12pt" style:font-size-complex="12pt"/>
    </style:style>
    <style:style style:name="T39_29" style:family="text">
      <style:text-properties fo:background-color="#ffffff" fo:color="#222222" fo:font-size="12pt" style:font-size-asian="12pt" style:font-size-complex="12pt"/>
    </style:style>
    <style:style style:name="T39_30" style:family="text">
      <style:text-properties fo:background-color="#ffffff" fo:color="#222222" fo:font-size="12pt" style:font-size-asian="12pt" style:font-size-complex="12pt"/>
    </style:style>
    <style:style style:name="T39_31" style:family="text">
      <style:text-properties fo:background-color="#ffffff" fo:color="#222222" fo:font-size="12pt" style:font-size-asian="12pt" style:font-size-complex="12pt"/>
    </style:style>
    <style:style style:name="T39_32" style:family="text">
      <style:text-properties fo:background-color="#ffffff" fo:color="#222222" fo:font-size="12pt" style:font-size-asian="12pt" style:font-size-complex="12pt"/>
    </style:style>
    <style:style style:name="T39_33" style:family="text">
      <style:text-properties fo:background-color="#ffffff" fo:color="#222222" fo:font-size="12pt" style:font-size-asian="12pt" style:font-size-complex="12pt"/>
    </style:style>
    <style:style style:name="T39_34" style:family="text">
      <style:text-properties fo:background-color="#ffffff" fo:color="#222222" fo:font-size="12pt" style:font-size-asian="12pt" style:font-size-complex="12pt"/>
    </style:style>
    <style:style style:name="T39_35" style:family="text">
      <style:text-properties fo:background-color="#ffffff" fo:color="#222222" fo:font-size="12pt" style:font-size-asian="12pt" style:font-size-complex="12pt"/>
    </style:style>
    <style:style style:name="T39_36" style:family="text">
      <style:text-properties fo:background-color="#ffffff" fo:color="#222222" fo:font-size="12pt" style:font-size-asian="12pt" style:font-size-complex="12pt"/>
    </style:style>
    <style:style style:name="T39_37" style:family="text">
      <style:text-properties fo:background-color="#ffffff" fo:color="#222222" fo:font-size="12pt" style:font-size-asian="12pt" style:font-size-complex="12pt"/>
    </style:style>
    <style:style style:name="T39_38" style:family="text">
      <style:text-properties fo:background-color="#ffffff" fo:color="#222222" fo:font-size="12pt" style:font-size-asian="12pt" style:font-size-complex="12pt"/>
    </style:style>
    <style:style style:name="T39_39" style:family="text">
      <style:text-properties fo:background-color="#ffffff" fo:color="#222222" fo:font-size="12pt" style:font-size-asian="12pt" style:font-size-complex="12pt"/>
    </style:style>
    <style:style style:name="T39_40" style:family="text">
      <style:text-properties fo:background-color="#ffffff" fo:color="#222222" fo:font-size="12pt" style:font-size-asian="12pt" style:font-size-complex="12pt"/>
    </style:style>
    <style:style style:name="T39_41" style:family="text">
      <style:text-properties fo:background-color="#ffffff" fo:color="#222222" fo:font-size="12pt" style:font-size-asian="12pt" style:font-size-complex="12pt"/>
    </style:style>
    <style:style style:name="T39_42" style:family="text">
      <style:text-properties fo:background-color="#ffffff" fo:color="#222222" fo:font-size="12pt" style:font-size-asian="12pt" style:font-size-complex="12pt"/>
    </style:style>
    <style:style style:name="T39_43" style:family="text">
      <style:text-properties fo:background-color="#ffffff" fo:color="#222222" fo:font-size="12pt" style:font-size-asian="12pt" style:font-size-complex="12pt"/>
    </style:style>
    <style:style style:name="T39_44" style:family="text">
      <style:text-properties fo:background-color="#ffffff" fo:color="#222222" fo:font-size="12pt" style:font-size-asian="12pt" style:font-size-complex="12pt"/>
    </style:style>
    <style:style style:name="T39_45" style:family="text">
      <style:text-properties fo:background-color="#ffffff" fo:color="#222222" fo:font-size="12pt" style:font-size-asian="12pt" style:font-size-complex="12pt"/>
    </style:style>
    <style:style style:name="T39_46" style:family="text">
      <style:text-properties fo:background-color="#ffffff" fo:color="#222222" fo:font-size="12pt" style:font-size-asian="12pt" style:font-size-complex="12pt"/>
    </style:style>
    <style:style style:name="T39_47" style:family="text">
      <style:text-properties fo:background-color="#ffffff" fo:color="#222222" fo:font-size="12pt" style:font-size-asian="12pt" style:font-size-complex="12pt"/>
    </style:style>
    <style:style style:name="T39_48" style:family="text">
      <style:text-properties fo:background-color="#ffffff" fo:color="#222222" fo:font-size="12pt" style:font-size-asian="12pt" style:font-size-complex="12pt"/>
    </style:style>
    <style:style style:name="T39_49" style:family="text">
      <style:text-properties fo:background-color="#ffffff" fo:color="#222222" fo:font-size="12pt" style:font-size-asian="12pt" style:font-size-complex="12pt"/>
    </style:style>
    <style:style style:name="T39_50" style:family="text">
      <style:text-properties fo:background-color="#ffffff" fo:color="#222222" fo:font-size="12pt" style:font-size-asian="12pt" style:font-size-complex="12pt"/>
    </style:style>
    <style:style style:name="T39_51" style:family="text">
      <style:text-properties fo:background-color="#ffffff" fo:color="#222222" fo:font-size="12pt" style:font-size-asian="12pt" style:font-size-complex="12pt"/>
    </style:style>
    <style:style style:name="T39_52" style:family="text">
      <style:text-properties fo:background-color="#ffffff" fo:color="#222222" fo:font-size="12pt" style:font-size-asian="12pt" style:font-size-complex="12pt"/>
    </style:style>
    <style:style style:name="T39_53" style:family="text">
      <style:text-properties fo:background-color="#ffffff" fo:color="#222222" fo:font-size="12pt" style:font-size-asian="12pt" style:font-size-complex="12pt"/>
    </style:style>
    <style:style style:name="T39_54" style:family="text">
      <style:text-properties fo:background-color="#ffffff" fo:color="#222222" fo:font-size="12pt" style:font-size-asian="12pt" style:font-size-complex="12pt"/>
    </style:style>
    <style:style style:name="T39_55" style:family="text">
      <style:text-properties fo:background-color="#ffffff" fo:color="#222222" fo:font-size="12pt" style:font-size-asian="12pt" style:font-size-complex="12pt"/>
    </style:style>
    <style:style style:name="T39_56" style:family="text">
      <style:text-properties fo:background-color="#ffffff" fo:color="#222222" fo:font-size="12pt" style:font-size-asian="12pt" style:font-size-complex="12pt"/>
    </style:style>
    <style:style style:name="T39_57" style:family="text">
      <style:text-properties fo:background-color="#ffffff" fo:color="#222222" fo:font-size="12pt" style:font-size-asian="12pt" style:font-size-complex="12pt"/>
    </style:style>
    <style:style style:name="T39_58" style:family="text">
      <style:text-properties fo:background-color="#ffffff" fo:color="#222222" fo:font-size="12pt" style:font-size-asian="12pt" style:font-size-complex="12pt"/>
    </style:style>
    <style:style style:name="T39_59" style:family="text">
      <style:text-properties fo:background-color="#ffffff" fo:color="#222222" fo:font-size="12pt" style:font-size-asian="12pt" style:font-size-complex="12pt"/>
    </style:style>
    <style:style style:name="T39_60" style:family="text">
      <style:text-properties fo:background-color="#ffffff" fo:color="#222222" fo:font-size="12pt" style:font-size-asian="12pt" style:font-size-complex="12pt"/>
    </style:style>
    <style:style style:name="T39_61" style:family="text">
      <style:text-properties fo:background-color="#ffffff" fo:color="#222222" fo:font-size="12pt" style:font-size-asian="12pt" style:font-size-complex="12pt"/>
    </style:style>
    <style:style style:name="T39_62" style:family="text">
      <style:text-properties fo:background-color="#ffffff" fo:color="#222222" fo:font-size="12pt" style:font-size-asian="12pt" style:font-size-complex="12pt"/>
    </style:style>
    <style:style style:name="T39_63" style:family="text">
      <style:text-properties fo:background-color="#ffffff" fo:color="#222222"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text-indent="1.27cm" fo:line-height="115%" style:writing-mode="lr-tb"/>
    </style:style>
    <style:style style:name="T42_1" style:family="text"/>
    <style:style style:name="T4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3" style:family="text"/>
    <style:style style:name="T4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5" style:family="text"/>
    <style:style style:name="T4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7" style:family="text"/>
    <style:style style:name="T4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9" style:family="text"/>
    <style:style style:name="T4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11" style:family="text"/>
    <style:style style:name="T4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13" style:family="text"/>
    <style:style style:name="T4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15" style:family="text"/>
    <style:style style:name="T4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17" style:family="text"/>
    <style:style style:name="T4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42_19" style:family="text"/>
    <style:style style:name="T4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4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44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4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4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47_2" style:family="text">
      <style:text-properties fo:background-color="#ffffff" fo:color="#222222" fo:font-size="12pt" style:font-size-asian="12pt" style:font-size-complex="12pt"/>
    </style:style>
    <style:style style:name="T47_3" style:family="text">
      <style:text-properties fo:background-color="#ffffff" fo:color="#222222" fo:font-size="12pt" style:font-size-asian="12pt" style:font-size-complex="12pt"/>
    </style:style>
    <style:style style:name="T47_4" style:family="text">
      <style:text-properties fo:background-color="#ffffff" fo:color="#222222" fo:font-size="12pt" style:font-size-asian="12pt" style:font-size-complex="12pt"/>
    </style:style>
    <style:style style:name="T47_5" style:family="text">
      <style:text-properties fo:background-color="#ffffff" fo:color="#222222" fo:font-size="12pt" style:font-size-asian="12pt" style:font-size-complex="12pt"/>
    </style:style>
    <style:style style:name="T47_6" style:family="text">
      <style:text-properties fo:background-color="#ffffff" fo:color="#222222" fo:font-size="12pt" style:font-size-asian="12pt" style:font-size-complex="12pt"/>
    </style:style>
    <style:style style:name="T47_7" style:family="text">
      <style:text-properties fo:background-color="#ffffff" fo:color="#222222" fo:font-size="12pt" style:font-size-asian="12pt" style:font-size-complex="12pt"/>
    </style:style>
    <style:style style:name="T47_8" style:family="text">
      <style:text-properties fo:background-color="#ffffff" fo:color="#222222" fo:font-size="12pt" style:font-size-asian="12pt" style:font-size-complex="12pt"/>
    </style:style>
    <style:style style:name="T47_9" style:family="text">
      <style:text-properties fo:background-color="#ffffff" fo:color="#222222" fo:font-size="12pt" style:font-size-asian="12pt" style:font-size-complex="12pt"/>
    </style:style>
    <style:style style:name="T47_10" style:family="text">
      <style:text-properties fo:background-color="#ffffff" fo:color="#222222" fo:font-size="12pt" style:font-size-asian="12pt" style:font-size-complex="12pt"/>
    </style:style>
    <style:style style:name="T47_11" style:family="text">
      <style:text-properties fo:background-color="#ffffff" fo:color="#222222" fo:font-size="12pt" style:font-size-asian="12pt" style:font-size-complex="12pt"/>
    </style:style>
    <style:style style:name="T47_12" style:family="text">
      <style:text-properties fo:background-color="#ffffff" fo:color="#222222" fo:font-size="12pt" style:font-size-asian="12pt" style:font-size-complex="12pt"/>
    </style:style>
    <style:style style:name="T47_13" style:family="text">
      <style:text-properties fo:background-color="#ffffff" fo:color="#222222" fo:font-size="12pt" style:font-size-asian="12pt" style:font-size-complex="12pt"/>
    </style:style>
    <style:style style:name="T47_14" style:family="text">
      <style:text-properties fo:background-color="#ffffff" fo:color="#222222" fo:font-size="12pt" style:font-size-asian="12pt" style:font-size-complex="12pt"/>
    </style:style>
    <style:style style:name="T47_15" style:family="text">
      <style:text-properties fo:background-color="#ffffff" fo:color="#222222" fo:font-size="12pt" style:font-size-asian="12pt" style:font-size-complex="12pt"/>
    </style:style>
    <style:style style:name="T47_16" style:family="text">
      <style:text-properties fo:background-color="#ffffff" fo:color="#222222" fo:font-size="12pt" style:font-size-asian="12pt" style:font-size-complex="12pt"/>
    </style:style>
    <style:style style:name="T47_17" style:family="text">
      <style:text-properties fo:background-color="#ffffff" fo:color="#222222" fo:font-size="12pt" style:font-size-asian="12pt" style:font-size-complex="12pt"/>
    </style:style>
    <style:style style:name="T47_18" style:family="text">
      <style:text-properties fo:background-color="#ffffff" fo:color="#222222" fo:font-size="12pt" style:font-size-asian="12pt" style:font-size-complex="12pt"/>
    </style:style>
    <style:style style:name="T47_19" style:family="text">
      <style:text-properties fo:background-color="#ffffff" fo:color="#222222" fo:font-size="12pt" style:font-size-asian="12pt" style:font-size-complex="12pt"/>
    </style:style>
    <style:style style:name="T47_20" style:family="text">
      <style:text-properties fo:background-color="#ffffff" fo:color="#222222" fo:font-size="12pt" style:font-size-asian="12pt" style:font-size-complex="12pt"/>
    </style:style>
    <style:style style:name="T47_21" style:family="text">
      <style:text-properties fo:background-color="#ffffff" fo:color="#222222" fo:font-size="12pt" style:font-size-asian="12pt" style:font-size-complex="12pt"/>
    </style:style>
    <style:style style:name="T47_22" style:family="text">
      <style:text-properties fo:background-color="#ffffff" fo:color="#222222" fo:font-size="12pt" style:font-size-asian="12pt" style:font-size-complex="12pt"/>
    </style:style>
    <style:style style:name="T47_23" style:family="text">
      <style:text-properties fo:background-color="#ffffff" fo:color="#222222" fo:font-size="12pt" style:font-size-asian="12pt" style:font-size-complex="12pt"/>
    </style:style>
    <style:style style:name="T47_24" style:family="text">
      <style:text-properties fo:background-color="#ffffff" fo:color="#222222" fo:font-size="12pt" style:font-size-asian="12pt" style:font-size-complex="12pt"/>
    </style:style>
    <style:style style:name="T47_25" style:family="text">
      <style:text-properties fo:background-color="#ffffff" fo:color="#222222" fo:font-size="12pt" style:font-size-asian="12pt" style:font-size-complex="12pt"/>
    </style:style>
    <style:style style:name="T47_26" style:family="text">
      <style:text-properties fo:background-color="#ffffff" fo:color="#222222" fo:font-size="12pt" style:font-size-asian="12pt" style:font-size-complex="12pt"/>
    </style:style>
    <style:style style:name="T47_27" style:family="text">
      <style:text-properties fo:background-color="#ffffff" fo:color="#222222" fo:font-size="12pt" style:font-size-asian="12pt" style:font-size-complex="12pt"/>
    </style:style>
    <style:style style:name="T47_28" style:family="text">
      <style:text-properties fo:background-color="#ffffff" fo:color="#222222" fo:font-size="12pt" style:font-size-asian="12pt" style:font-size-complex="12pt"/>
    </style:style>
    <style:style style:name="T47_29" style:family="text">
      <style:text-properties fo:background-color="#ffffff" fo:color="#222222" fo:font-size="12pt" style:font-size-asian="12pt" style:font-size-complex="12pt"/>
    </style:style>
    <style:style style:name="T47_30" style:family="text">
      <style:text-properties fo:background-color="#ffffff" fo:color="#222222" fo:font-size="12pt" style:font-size-asian="12pt" style:font-size-complex="12pt"/>
    </style:style>
    <style:style style:name="T47_31" style:family="text">
      <style:text-properties fo:background-color="#ffffff" fo:color="#222222" fo:font-size="12pt" style:font-size-asian="12pt" style:font-size-complex="12pt"/>
    </style:style>
    <style:style style:name="T47_32" style:family="text">
      <style:text-properties fo:background-color="#ffffff" fo:color="#222222" fo:font-size="12pt" style:font-size-asian="12pt" style:font-size-complex="12pt"/>
    </style:style>
    <style:style style:name="T47_33" style:family="text">
      <style:text-properties fo:background-color="#ffffff" fo:color="#222222" fo:font-size="12pt" style:font-size-asian="12pt" style:font-size-complex="12pt"/>
    </style:style>
    <style:style style:name="T47_34" style:family="text">
      <style:text-properties fo:background-color="#ffffff" fo:color="#222222" fo:font-size="12pt" style:font-size-asian="12pt" style:font-size-complex="12pt"/>
    </style:style>
    <style:style style:name="T47_35" style:family="text">
      <style:text-properties fo:background-color="#ffffff" fo:color="#222222" fo:font-size="12pt" style:font-size-asian="12pt" style:font-size-complex="12pt"/>
    </style:style>
    <style:style style:name="T47_36" style:family="text">
      <style:text-properties fo:background-color="#ffffff" fo:color="#222222" fo:font-size="12pt" style:font-size-asian="12pt" style:font-size-complex="12pt"/>
    </style:style>
    <style:style style:name="T47_37" style:family="text">
      <style:text-properties fo:background-color="#ffffff" fo:color="#222222" fo:font-size="12pt" style:font-size-asian="12pt" style:font-size-complex="12pt"/>
    </style:style>
    <style:style style:name="T47_38" style:family="text">
      <style:text-properties fo:background-color="#ffffff" fo:color="#222222" fo:font-size="12pt" style:font-size-asian="12pt" style:font-size-complex="12pt"/>
    </style:style>
    <style:style style:name="T47_39" style:family="text">
      <style:text-properties fo:background-color="#ffffff" fo:color="#222222" fo:font-size="12pt" style:font-size-asian="12pt" style:font-size-complex="12pt"/>
    </style:style>
    <style:style style:name="T47_40" style:family="text">
      <style:text-properties fo:background-color="#ffffff" fo:color="#222222" fo:font-size="12pt" style:font-size-asian="12pt" style:font-size-complex="12pt"/>
    </style:style>
    <style:style style:name="T47_41" style:family="text">
      <style:text-properties fo:background-color="#ffffff" fo:color="#222222" fo:font-size="12pt" style:font-size-asian="12pt" style:font-size-complex="12pt"/>
    </style:style>
    <style:style style:name="T47_42" style:family="text">
      <style:text-properties fo:background-color="#ffffff" fo:color="#222222" fo:font-size="12pt" style:font-size-asian="12pt" style:font-size-complex="12pt"/>
    </style:style>
    <style:style style:name="T47_43" style:family="text">
      <style:text-properties fo:background-color="#ffffff" fo:color="#222222" fo:font-size="12pt" style:font-size-asian="12pt" style:font-size-complex="12pt"/>
    </style:style>
    <style:style style:name="T47_44" style:family="text">
      <style:text-properties fo:background-color="#ffffff" fo:color="#222222" fo:font-size="12pt" style:font-size-asian="12pt" style:font-size-complex="12pt"/>
    </style:style>
    <style:style style:name="T47_45" style:family="text">
      <style:text-properties fo:background-color="#ffffff" fo:color="#222222" fo:font-size="12pt" style:font-size-asian="12pt" style:font-size-complex="12pt"/>
    </style:style>
    <style:style style:name="T47_46" style:family="text">
      <style:text-properties fo:background-color="#ffffff" fo:color="#222222" fo:font-size="12pt" style:font-size-asian="12pt" style:font-size-complex="12pt"/>
    </style:style>
    <style:style style:name="T47_47" style:family="text">
      <style:text-properties fo:background-color="#ffffff" fo:color="#222222" fo:font-size="12pt" style:font-size-asian="12pt" style:font-size-complex="12pt"/>
    </style:style>
    <style:style style:name="T47_48" style:family="text">
      <style:text-properties fo:background-color="#ffffff" fo:color="#222222" fo:font-size="12pt" style:font-size-asian="12pt" style:font-size-complex="12pt"/>
    </style:style>
    <style:style style:name="T47_49" style:family="text">
      <style:text-properties fo:background-color="#ffffff" fo:color="#222222"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>
      <style:text-properties fo:font-size="12pt" style:font-size-asian="12pt" style:font-size-complex="12pt" fo:font-weight="bold" style:font-weight-asian="bold" style:font-weight-complex="bold"/>
    </style:style>
    <style:style style:name="T49_2" style:family="text">
      <style:text-properties fo:font-size="12pt" style:font-size-asian="12pt" style:font-size-complex="12pt" fo:font-weight="bold" style:font-weight-asian="bold" style:font-weight-complex="bold"/>
    </style:style>
    <style:style style:name="T49_3" style:family="text">
      <style:text-properties fo:font-size="12pt" style:font-size-asian="12pt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text-indent="1.27cm" fo:line-height="115%" style:writing-mode="lr-tb"/>
    </style:style>
    <style:style style:name="T50_1" style:family="text"/>
    <style:style style:name="T5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3" style:family="text"/>
    <style:style style:name="T5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5" style:family="text"/>
    <style:style style:name="T5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7" style:family="text"/>
    <style:style style:name="T5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9" style:family="text"/>
    <style:style style:name="T5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11" style:family="text"/>
    <style:style style:name="T5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13" style:family="text"/>
    <style:style style:name="T5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15" style:family="text"/>
    <style:style style:name="T5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17" style:family="text"/>
    <style:style style:name="T5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19" style:family="text"/>
    <style:style style:name="T5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21" style:family="text"/>
    <style:style style:name="T5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23" style:family="text"/>
    <style:style style:name="T50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25" style:family="text"/>
    <style:style style:name="T50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27" style:family="text"/>
    <style:style style:name="T50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29" style:family="text"/>
    <style:style style:name="T50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50_31" style:family="text"/>
    <style:style style:name="T50_32" style:family="text">
      <style:text-properties fo:color="#1155cc" fo:font-size="12pt" style:font-size-asian="12pt" style:font-size-complex="12pt" style:text-underline-style="solid" style:text-underline-color="font-color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5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52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5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54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 fo:font-weight="bold" style:font-weight-asian="bold" style:font-weight-complex="bold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/>
    </style:style>
    <style:style style:name="T57_2" style:family="text">
      <style:text-properties fo:font-size="12pt" style:font-size-asian="12pt" style:font-size-complex="12pt" fo:font-weight="bold" style:font-weight-asian="bold" style:font-weight-complex="bold"/>
    </style:style>
    <style:style style:name="T57_3" style:family="text">
      <style:text-properties fo:font-size="12pt" style:font-size-asian="12pt" style:font-size-complex="12pt" fo:font-weight="bold" style:font-weight-asian="bold" style:font-weight-complex="bold"/>
    </style:style>
    <style:style style:name="T57_4" style:family="text">
      <style:text-properties fo:font-size="12pt" style:font-size-asian="12pt" style:font-size-complex="12pt" fo:font-weight="bold" style:font-weight-asian="bold" style:font-weight-complex="bold"/>
    </style:style>
    <style:style style:name="T57_5" style:family="text">
      <style:text-properties fo:font-size="12pt" style:font-size-asian="12pt" style:font-size-complex="12pt" fo:font-weight="bold" style:font-weight-asian="bold" style:font-weight-complex="bold"/>
    </style:style>
    <style:style style:name="T57_6" style:family="text">
      <style:text-properties fo:font-size="12pt" style:font-size-asian="12pt" style:font-size-complex="12pt" fo:font-weight="bold" style:font-weight-asian="bold" style:font-weight-complex="bold"/>
    </style:style>
    <style:style style:name="T57_7" style:family="text">
      <style:text-properties fo:font-size="12pt" style:font-size-asian="12pt" style:font-size-complex="12pt" fo:font-weight="bold" style:font-weight-asian="bold" style:font-weight-complex="bold"/>
    </style:style>
    <style:style style:name="T57_8" style:family="text">
      <style:text-properties fo:font-size="12pt" style:font-size-asian="12pt" style:font-size-complex="12pt" fo:font-weight="bold" style:font-weight-asian="bold" style:font-weight-complex="bold"/>
    </style:style>
    <style:style style:name="T57_9" style:family="text"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text-indent="1.27cm" fo:line-height="115%" style:writing-mode="lr-tb"/>
    </style:style>
    <style:style style:name="T58_1" style:family="text"/>
    <style:style style:name="T5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3" style:family="text"/>
    <style:style style:name="T5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5" style:family="text"/>
    <style:style style:name="T5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7" style:family="text"/>
    <style:style style:name="T5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9" style:family="text"/>
    <style:style style:name="T5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11" style:family="text"/>
    <style:style style:name="T5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13" style:family="text"/>
    <style:style style:name="T5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15" style:family="text"/>
    <style:style style:name="T5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17" style:family="text"/>
    <style:style style:name="T5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19" style:family="text"/>
    <style:style style:name="T5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21" style:family="text"/>
    <style:style style:name="T58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23" style:family="text"/>
    <style:style style:name="T58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25" style:family="text"/>
    <style:style style:name="T58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27" style:family="text"/>
    <style:style style:name="T58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29" style:family="text"/>
    <style:style style:name="T58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31" style:family="text"/>
    <style:style style:name="T58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33" style:family="text"/>
    <style:style style:name="T58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35" style:family="text"/>
    <style:style style:name="T58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58_37" style:family="text"/>
    <style:style style:name="T58_38" style:family="text">
      <style:text-properties fo:color="#1155cc" fo:font-size="12pt" style:font-size-asian="12pt" style:font-size-complex="12pt" style:text-underline-style="solid" style:text-underline-color="font-color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5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6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6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62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text-indent="1.27cm" fo:line-height="115%" style:writing-mode="lr-tb"/>
    </style:style>
    <style:style style:name="T63_1" style:family="text">
      <style:text-properties fo:background-color="#ffffff" fo:color="#222222" fo:font-size="12pt" style:font-size-asian="12pt" style:font-size-complex="12pt"/>
    </style:style>
    <style:style style:name="T63_2" style:family="text">
      <style:text-properties fo:background-color="#ffffff" fo:color="#222222" fo:font-size="12pt" style:font-size-asian="12pt" style:font-size-complex="12pt"/>
    </style:style>
    <style:style style:name="T63_3" style:family="text">
      <style:text-properties fo:background-color="#ffffff" fo:color="#222222" fo:font-size="12pt" style:font-size-asian="12pt" style:font-size-complex="12pt"/>
    </style:style>
    <style:style style:name="T63_4" style:family="text">
      <style:text-properties fo:background-color="#ffffff" fo:color="#222222" fo:font-size="12pt" style:font-size-asian="12pt" style:font-size-complex="12pt"/>
    </style:style>
    <style:style style:name="T63_5" style:family="text">
      <style:text-properties fo:background-color="#ffffff" fo:color="#222222" fo:font-size="12pt" style:font-size-asian="12pt" style:font-size-complex="12pt"/>
    </style:style>
    <style:style style:name="T63_6" style:family="text">
      <style:text-properties fo:background-color="#ffffff" fo:color="#222222" fo:font-size="12pt" style:font-size-asian="12pt" style:font-size-complex="12pt"/>
    </style:style>
    <style:style style:name="T63_7" style:family="text">
      <style:text-properties fo:background-color="#ffffff" fo:color="#222222" fo:font-size="12pt" style:font-size-asian="12pt" style:font-size-complex="12pt"/>
    </style:style>
    <style:style style:name="T63_8" style:family="text">
      <style:text-properties fo:background-color="#ffffff" fo:color="#222222" fo:font-size="12pt" style:font-size-asian="12pt" style:font-size-complex="12pt"/>
    </style:style>
    <style:style style:name="T63_9" style:family="text">
      <style:text-properties fo:background-color="#ffffff" fo:color="#222222" fo:font-size="12pt" style:font-size-asian="12pt" style:font-size-complex="12pt"/>
    </style:style>
    <style:style style:name="T63_10" style:family="text">
      <style:text-properties fo:background-color="#ffffff" fo:color="#222222" fo:font-size="12pt" style:font-size-asian="12pt" style:font-size-complex="12pt"/>
    </style:style>
    <style:style style:name="T63_11" style:family="text">
      <style:text-properties fo:background-color="#ffffff" fo:color="#222222" fo:font-size="12pt" style:font-size-asian="12pt" style:font-size-complex="12pt"/>
    </style:style>
    <style:style style:name="T63_12" style:family="text">
      <style:text-properties fo:background-color="#ffffff" fo:color="#222222" fo:font-size="12pt" style:font-size-asian="12pt" style:font-size-complex="12pt"/>
    </style:style>
    <style:style style:name="T63_13" style:family="text">
      <style:text-properties fo:background-color="#ffffff" fo:color="#222222" fo:font-size="12pt" style:font-size-asian="12pt" style:font-size-complex="12pt"/>
    </style:style>
    <style:style style:name="T63_14" style:family="text">
      <style:text-properties fo:background-color="#ffffff" fo:color="#222222" fo:font-size="12pt" style:font-size-asian="12pt" style:font-size-complex="12pt"/>
    </style:style>
    <style:style style:name="T63_15" style:family="text">
      <style:text-properties fo:background-color="#ffffff" fo:color="#222222" fo:font-size="12pt" style:font-size-asian="12pt" style:font-size-complex="12pt"/>
    </style:style>
    <style:style style:name="T63_16" style:family="text">
      <style:text-properties fo:background-color="#ffffff" fo:color="#222222" fo:font-size="12pt" style:font-size-asian="12pt" style:font-size-complex="12pt"/>
    </style:style>
    <style:style style:name="T63_17" style:family="text">
      <style:text-properties fo:background-color="#ffffff" fo:color="#222222" fo:font-size="12pt" style:font-size-asian="12pt" style:font-size-complex="12pt"/>
    </style:style>
    <style:style style:name="T63_18" style:family="text">
      <style:text-properties fo:background-color="#ffffff" fo:color="#222222" fo:font-size="12pt" style:font-size-asian="12pt" style:font-size-complex="12pt"/>
    </style:style>
    <style:style style:name="T63_19" style:family="text">
      <style:text-properties fo:background-color="#ffffff" fo:color="#222222" fo:font-size="12pt" style:font-size-asian="12pt" style:font-size-complex="12pt"/>
    </style:style>
    <style:style style:name="T63_20" style:family="text">
      <style:text-properties fo:background-color="#ffffff" fo:color="#222222" fo:font-size="12pt" style:font-size-asian="12pt" style:font-size-complex="12pt"/>
    </style:style>
    <style:style style:name="T63_21" style:family="text">
      <style:text-properties fo:background-color="#ffffff" fo:color="#222222" fo:font-size="12pt" style:font-size-asian="12pt" style:font-size-complex="12pt"/>
    </style:style>
    <style:style style:name="T63_22" style:family="text">
      <style:text-properties fo:background-color="#ffffff" fo:color="#222222" fo:font-size="12pt" style:font-size-asian="12pt" style:font-size-complex="12pt"/>
    </style:style>
    <style:style style:name="T63_23" style:family="text">
      <style:text-properties fo:background-color="#ffffff" fo:color="#222222" fo:font-size="12pt" style:font-size-asian="12pt" style:font-size-complex="12pt"/>
    </style:style>
    <style:style style:name="T63_24" style:family="text">
      <style:text-properties fo:background-color="#ffffff" fo:color="#222222" fo:font-size="12pt" style:font-size-asian="12pt" style:font-size-complex="12pt"/>
    </style:style>
    <style:style style:name="T63_25" style:family="text">
      <style:text-properties fo:background-color="#ffffff" fo:color="#222222" fo:font-size="12pt" style:font-size-asian="12pt" style:font-size-complex="12pt"/>
    </style:style>
    <style:style style:name="T63_26" style:family="text">
      <style:text-properties fo:background-color="#ffffff" fo:color="#222222" fo:font-size="12pt" style:font-size-asian="12pt" style:font-size-complex="12pt"/>
    </style:style>
    <style:style style:name="T63_27" style:family="text">
      <style:text-properties fo:background-color="#ffffff" fo:color="#222222" fo:font-size="12pt" style:font-size-asian="12pt" style:font-size-complex="12pt"/>
    </style:style>
    <style:style style:name="T63_28" style:family="text">
      <style:text-properties fo:background-color="#ffffff" fo:color="#222222" fo:font-size="12pt" style:font-size-asian="12pt" style:font-size-complex="12pt"/>
    </style:style>
    <style:style style:name="T63_29" style:family="text">
      <style:text-properties fo:background-color="#ffffff" fo:color="#222222" fo:font-size="12pt" style:font-size-asian="12pt" style:font-size-complex="12pt"/>
    </style:style>
    <style:style style:name="T63_30" style:family="text">
      <style:text-properties fo:background-color="#ffffff" fo:color="#222222" fo:font-size="12pt" style:font-size-asian="12pt" style:font-size-complex="12pt"/>
    </style:style>
    <style:style style:name="T63_31" style:family="text">
      <style:text-properties fo:background-color="#ffffff" fo:color="#222222" fo:font-size="12pt" style:font-size-asian="12pt" style:font-size-complex="12pt"/>
    </style:style>
    <style:style style:name="T63_32" style:family="text">
      <style:text-properties fo:background-color="#ffffff" fo:color="#222222" fo:font-size="12pt" style:font-size-asian="12pt" style:font-size-complex="12pt"/>
    </style:style>
    <style:style style:name="T63_33" style:family="text">
      <style:text-properties fo:background-color="#ffffff" fo:color="#222222" fo:font-size="12pt" style:font-size-asian="12pt" style:font-size-complex="12pt"/>
    </style:style>
    <style:style style:name="T63_34" style:family="text">
      <style:text-properties fo:background-color="#ffffff" fo:color="#222222" fo:font-size="12pt" style:font-size-asian="12pt" style:font-size-complex="12pt"/>
    </style:style>
    <style:style style:name="T63_35" style:family="text">
      <style:text-properties fo:background-color="#ffffff" fo:color="#222222" fo:font-size="12pt" style:font-size-asian="12pt" style:font-size-complex="12pt"/>
    </style:style>
    <style:style style:name="T63_36" style:family="text">
      <style:text-properties fo:background-color="#ffffff" fo:color="#222222" fo:font-size="12pt" style:font-size-asian="12pt" style:font-size-complex="12pt"/>
    </style:style>
    <style:style style:name="T63_37" style:family="text">
      <style:text-properties fo:background-color="#ffffff" fo:color="#222222" fo:font-size="12pt" style:font-size-asian="12pt" style:font-size-complex="12pt"/>
    </style:style>
    <style:style style:name="T63_38" style:family="text">
      <style:text-properties fo:background-color="#ffffff" fo:color="#222222" fo:font-size="12pt" style:font-size-asian="12pt" style:font-size-complex="12pt"/>
    </style:style>
    <style:style style:name="T63_39" style:family="text">
      <style:text-properties fo:background-color="#ffffff" fo:color="#222222" fo:font-size="12pt" style:font-size-asian="12pt" style:font-size-complex="12pt"/>
    </style:style>
    <style:style style:name="T63_40" style:family="text">
      <style:text-properties fo:background-color="#ffffff" fo:color="#222222" fo:font-size="12pt" style:font-size-asian="12pt" style:font-size-complex="12pt"/>
    </style:style>
    <style:style style:name="T63_41" style:family="text">
      <style:text-properties fo:background-color="#ffffff" fo:color="#222222" fo:font-size="12pt" style:font-size-asian="12pt" style:font-size-complex="12pt"/>
    </style:style>
    <style:style style:name="T63_42" style:family="text">
      <style:text-properties fo:background-color="#ffffff" fo:color="#222222" fo:font-size="12pt" style:font-size-asian="12pt" style:font-size-complex="12pt"/>
    </style:style>
    <style:style style:name="T63_43" style:family="text">
      <style:text-properties fo:background-color="#ffffff" fo:color="#222222" fo:font-size="12pt" style:font-size-asian="12pt" style:font-size-complex="12pt"/>
    </style:style>
    <style:style style:name="T63_44" style:family="text">
      <style:text-properties fo:background-color="#ffffff" fo:color="#222222" fo:font-size="12pt" style:font-size-asian="12pt" style:font-size-complex="12pt"/>
    </style:style>
    <style:style style:name="T63_45" style:family="text">
      <style:text-properties fo:background-color="#ffffff" fo:color="#222222" fo:font-size="12pt" style:font-size-asian="12pt" style:font-size-complex="12pt"/>
    </style:style>
    <style:style style:name="T63_46" style:family="text">
      <style:text-properties fo:background-color="#ffffff" fo:color="#222222" fo:font-size="12pt" style:font-size-asian="12pt" style:font-size-complex="12pt"/>
    </style:style>
    <style:style style:name="T63_47" style:family="text">
      <style:text-properties fo:background-color="#ffffff" fo:color="#222222" fo:font-size="12pt" style:font-size-asian="12pt" style:font-size-complex="12pt"/>
    </style:style>
    <style:style style:name="T63_48" style:family="text">
      <style:text-properties fo:background-color="#ffffff" fo:color="#222222" fo:font-size="12pt" style:font-size-asian="12pt" style:font-size-complex="12pt"/>
    </style:style>
    <style:style style:name="T63_49" style:family="text">
      <style:text-properties fo:background-color="#ffffff" fo:color="#222222" fo:font-size="12pt" style:font-size-asian="12pt" style:font-size-complex="12pt"/>
    </style:style>
    <style:style style:name="T63_50" style:family="text">
      <style:text-properties fo:background-color="#ffffff" fo:color="#222222" fo:font-size="12pt" style:font-size-asian="12pt" style:font-size-complex="12pt"/>
    </style:style>
    <style:style style:name="T63_51" style:family="text">
      <style:text-properties fo:background-color="#ffffff" fo:color="#222222" fo:font-size="12pt" style:font-size-asian="12pt" style:font-size-complex="12pt"/>
    </style:style>
    <style:style style:name="T63_52" style:family="text">
      <style:text-properties fo:background-color="#ffffff" fo:color="#222222" fo:font-size="12pt" style:font-size-asian="12pt" style:font-size-complex="12pt"/>
    </style:style>
    <style:style style:name="T63_53" style:family="text">
      <style:text-properties fo:background-color="#ffffff" fo:color="#222222" fo:font-size="12pt" style:font-size-asian="12pt" style:font-size-complex="12pt"/>
    </style:style>
    <style:style style:name="T63_54" style:family="text">
      <style:text-properties fo:background-color="#ffffff" fo:color="#222222" fo:font-size="12pt" style:font-size-asian="12pt" style:font-size-complex="12pt"/>
    </style:style>
    <style:style style:name="T63_55" style:family="text">
      <style:text-properties fo:background-color="#ffffff" fo:color="#222222" fo:font-size="12pt" style:font-size-asian="12pt" style:font-size-complex="12pt"/>
    </style:style>
    <style:style style:name="T63_56" style:family="text">
      <style:text-properties fo:background-color="#ffffff" fo:color="#222222" fo:font-size="12pt" style:font-size-asian="12pt" style:font-size-complex="12pt"/>
    </style:style>
    <style:style style:name="P64" style:family="paragraph" style:parent-style-name="Standard">
      <style:paragraph-properties fo:break-before="auto" fo:text-indent="1.27cm" fo:line-height="115%" style:writing-mode="lr-tb"/>
      <style:text-properties fo:background-color="#ffffff" fo:color="#222222" fo:font-size="12pt" style:font-size-asian="12pt" style:font-size-complex="12pt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>
      <style:text-properties fo:font-size="12pt" style:font-size-asian="12pt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text-indent="1.27cm" fo:line-height="115%" style:writing-mode="lr-tb"/>
    </style:style>
    <style:style style:name="T66_1" style:family="text"/>
    <style:style style:name="T6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3" style:family="text"/>
    <style:style style:name="T6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5" style:family="text"/>
    <style:style style:name="T6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7" style:family="text"/>
    <style:style style:name="T6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9" style:family="text"/>
    <style:style style:name="T6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11" style:family="text"/>
    <style:style style:name="T6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13" style:family="text"/>
    <style:style style:name="T6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66_15" style:family="text"/>
    <style:style style:name="T6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6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6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6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1_2" style:family="text">
      <style:text-properties fo:background-color="#ffffff" fo:color="#222222" fo:font-size="12pt" style:font-size-asian="12pt" style:font-size-complex="12pt"/>
    </style:style>
    <style:style style:name="T71_3" style:family="text">
      <style:text-properties fo:background-color="#ffffff" fo:color="#222222" fo:font-size="12pt" style:font-size-asian="12pt" style:font-size-complex="12pt"/>
    </style:style>
    <style:style style:name="T71_4" style:family="text">
      <style:text-properties fo:background-color="#ffffff" fo:color="#222222" fo:font-size="12pt" style:font-size-asian="12pt" style:font-size-complex="12pt"/>
    </style:style>
    <style:style style:name="T71_5" style:family="text">
      <style:text-properties fo:background-color="#ffffff" fo:color="#222222" fo:font-size="12pt" style:font-size-asian="12pt" style:font-size-complex="12pt"/>
    </style:style>
    <style:style style:name="T71_6" style:family="text">
      <style:text-properties fo:background-color="#ffffff" fo:color="#222222" fo:font-size="12pt" style:font-size-asian="12pt" style:font-size-complex="12pt"/>
    </style:style>
    <style:style style:name="T71_7" style:family="text">
      <style:text-properties fo:background-color="#ffffff" fo:color="#222222" fo:font-size="12pt" style:font-size-asian="12pt" style:font-size-complex="12pt"/>
    </style:style>
    <style:style style:name="T71_8" style:family="text">
      <style:text-properties fo:background-color="#ffffff" fo:color="#222222" fo:font-size="12pt" style:font-size-asian="12pt" style:font-size-complex="12pt"/>
    </style:style>
    <style:style style:name="T71_9" style:family="text">
      <style:text-properties fo:background-color="#ffffff" fo:color="#222222" fo:font-size="12pt" style:font-size-asian="12pt" style:font-size-complex="12pt"/>
    </style:style>
    <style:style style:name="T71_10" style:family="text">
      <style:text-properties fo:background-color="#ffffff" fo:color="#222222" fo:font-size="12pt" style:font-size-asian="12pt" style:font-size-complex="12pt"/>
    </style:style>
    <style:style style:name="T71_11" style:family="text">
      <style:text-properties fo:background-color="#ffffff" fo:color="#222222" fo:font-size="12pt" style:font-size-asian="12pt" style:font-size-complex="12pt"/>
    </style:style>
    <style:style style:name="T71_12" style:family="text">
      <style:text-properties fo:background-color="#ffffff" fo:color="#222222" fo:font-size="12pt" style:font-size-asian="12pt" style:font-size-complex="12pt"/>
    </style:style>
    <style:style style:name="T71_13" style:family="text">
      <style:text-properties fo:background-color="#ffffff" fo:color="#222222" fo:font-size="12pt" style:font-size-asian="12pt" style:font-size-complex="12pt"/>
    </style:style>
    <style:style style:name="T71_14" style:family="text">
      <style:text-properties fo:background-color="#ffffff" fo:color="#222222" fo:font-size="12pt" style:font-size-asian="12pt" style:font-size-complex="12pt"/>
    </style:style>
    <style:style style:name="T71_15" style:family="text">
      <style:text-properties fo:background-color="#ffffff" fo:color="#222222" fo:font-size="12pt" style:font-size-asian="12pt" style:font-size-complex="12pt"/>
    </style:style>
    <style:style style:name="T71_16" style:family="text">
      <style:text-properties fo:background-color="#ffffff" fo:color="#222222" fo:font-size="12pt" style:font-size-asian="12pt" style:font-size-complex="12pt"/>
    </style:style>
    <style:style style:name="T71_17" style:family="text">
      <style:text-properties fo:background-color="#ffffff" fo:color="#222222" fo:font-size="12pt" style:font-size-asian="12pt" style:font-size-complex="12pt"/>
    </style:style>
    <style:style style:name="T71_18" style:family="text">
      <style:text-properties fo:background-color="#ffffff" fo:color="#222222" fo:font-size="12pt" style:font-size-asian="12pt" style:font-size-complex="12pt"/>
    </style:style>
    <style:style style:name="T71_19" style:family="text">
      <style:text-properties fo:background-color="#ffffff" fo:color="#222222" fo:font-size="12pt" style:font-size-asian="12pt" style:font-size-complex="12pt"/>
    </style:style>
    <style:style style:name="T71_20" style:family="text">
      <style:text-properties fo:background-color="#ffffff" fo:color="#222222" fo:font-size="12pt" style:font-size-asian="12pt" style:font-size-complex="12pt"/>
    </style:style>
    <style:style style:name="T71_21" style:family="text">
      <style:text-properties fo:background-color="#ffffff" fo:color="#222222" fo:font-size="12pt" style:font-size-asian="12pt" style:font-size-complex="12pt"/>
    </style:style>
    <style:style style:name="T71_22" style:family="text">
      <style:text-properties fo:background-color="#ffffff" fo:color="#222222" fo:font-size="12pt" style:font-size-asian="12pt" style:font-size-complex="12pt"/>
    </style:style>
    <style:style style:name="T71_23" style:family="text">
      <style:text-properties fo:background-color="#ffffff" fo:color="#222222" fo:font-size="12pt" style:font-size-asian="12pt" style:font-size-complex="12pt"/>
    </style:style>
    <style:style style:name="T71_24" style:family="text">
      <style:text-properties fo:background-color="#ffffff" fo:color="#222222" fo:font-size="12pt" style:font-size-asian="12pt" style:font-size-complex="12pt"/>
    </style:style>
    <style:style style:name="T71_25" style:family="text">
      <style:text-properties fo:background-color="#ffffff" fo:color="#222222" fo:font-size="12pt" style:font-size-asian="12pt" style:font-size-complex="12pt"/>
    </style:style>
    <style:style style:name="T71_26" style:family="text">
      <style:text-properties fo:background-color="#ffffff" fo:color="#222222" fo:font-size="12pt" style:font-size-asian="12pt" style:font-size-complex="12pt"/>
    </style:style>
    <style:style style:name="T71_27" style:family="text">
      <style:text-properties fo:background-color="#ffffff" fo:color="#222222" fo:font-size="12pt" style:font-size-asian="12pt" style:font-size-complex="12pt"/>
    </style:style>
    <style:style style:name="T71_28" style:family="text">
      <style:text-properties fo:background-color="#ffffff" fo:color="#222222" fo:font-size="12pt" style:font-size-asian="12pt" style:font-size-complex="12pt"/>
    </style:style>
    <style:style style:name="T71_29" style:family="text">
      <style:text-properties fo:background-color="#ffffff" fo:color="#222222" fo:font-size="12pt" style:font-size-asian="12pt" style:font-size-complex="12pt"/>
    </style:style>
    <style:style style:name="T71_30" style:family="text">
      <style:text-properties fo:background-color="#ffffff" fo:color="#222222" fo:font-size="12pt" style:font-size-asian="12pt" style:font-size-complex="12pt"/>
    </style:style>
    <style:style style:name="T71_31" style:family="text">
      <style:text-properties fo:background-color="#ffffff" fo:color="#222222" fo:font-size="12pt" style:font-size-asian="12pt" style:font-size-complex="12pt"/>
    </style:style>
    <style:style style:name="T71_32" style:family="text">
      <style:text-properties fo:background-color="#ffffff" fo:color="#222222" fo:font-size="12pt" style:font-size-asian="12pt" style:font-size-complex="12pt"/>
    </style:style>
    <style:style style:name="T71_33" style:family="text">
      <style:text-properties fo:background-color="#ffffff" fo:color="#222222" fo:font-size="12pt" style:font-size-asian="12pt" style:font-size-complex="12pt"/>
    </style:style>
    <style:style style:name="T71_34" style:family="text">
      <style:text-properties fo:background-color="#ffffff" fo:color="#222222" fo:font-size="12pt" style:font-size-asian="12pt" style:font-size-complex="12pt"/>
    </style:style>
    <style:style style:name="T71_35" style:family="text">
      <style:text-properties fo:background-color="#ffffff" fo:color="#222222" fo:font-size="12pt" style:font-size-asian="12pt" style:font-size-complex="12pt"/>
    </style:style>
    <style:style style:name="T71_36" style:family="text">
      <style:text-properties fo:background-color="#ffffff" fo:color="#222222" fo:font-size="12pt" style:font-size-asian="12pt" style:font-size-complex="12pt"/>
    </style:style>
    <style:style style:name="T71_37" style:family="text">
      <style:text-properties fo:background-color="#ffffff" fo:color="#222222" fo:font-size="12pt" style:font-size-asian="12pt" style:font-size-complex="12pt"/>
    </style:style>
    <style:style style:name="T71_38" style:family="text">
      <style:text-properties fo:background-color="#ffffff" fo:color="#222222" fo:font-size="12pt" style:font-size-asian="12pt" style:font-size-complex="12pt"/>
    </style:style>
    <style:style style:name="T71_39" style:family="text">
      <style:text-properties fo:background-color="#ffffff" fo:color="#222222" fo:font-size="12pt" style:font-size-asian="12pt" style:font-size-complex="12pt"/>
    </style:style>
    <style:style style:name="T71_40" style:family="text">
      <style:text-properties fo:background-color="#ffffff" fo:color="#222222" fo:font-size="12pt" style:font-size-asian="12pt" style:font-size-complex="12pt"/>
    </style:style>
    <style:style style:name="T71_41" style:family="text">
      <style:text-properties fo:background-color="#ffffff" fo:color="#222222" fo:font-size="12pt" style:font-size-asian="12pt" style:font-size-complex="12pt"/>
    </style:style>
    <style:style style:name="T71_42" style:family="text">
      <style:text-properties fo:background-color="#ffffff" fo:color="#222222" fo:font-size="12pt" style:font-size-asian="12pt" style:font-size-complex="12pt"/>
    </style:style>
    <style:style style:name="T71_43" style:family="text">
      <style:text-properties fo:background-color="#ffffff" fo:color="#222222" fo:font-size="12pt" style:font-size-asian="12pt" style:font-size-complex="12pt"/>
    </style:style>
    <style:style style:name="T71_44" style:family="text">
      <style:text-properties fo:background-color="#ffffff" fo:color="#222222" fo:font-size="12pt" style:font-size-asian="12pt" style:font-size-complex="12pt"/>
    </style:style>
    <style:style style:name="T71_45" style:family="text">
      <style:text-properties fo:background-color="#ffffff" fo:color="#222222" fo:font-size="12pt" style:font-size-asian="12pt" style:font-size-complex="12pt"/>
    </style:style>
    <style:style style:name="T71_46" style:family="text">
      <style:text-properties fo:background-color="#ffffff" fo:color="#222222" fo:font-size="12pt" style:font-size-asian="12pt" style:font-size-complex="12pt"/>
    </style:style>
    <style:style style:name="T71_47" style:family="text">
      <style:text-properties fo:background-color="#ffffff" fo:color="#222222" fo:font-size="12pt" style:font-size-asian="12pt" style:font-size-complex="12pt"/>
    </style:style>
    <style:style style:name="T71_48" style:family="text">
      <style:text-properties fo:background-color="#ffffff" fo:color="#222222" fo:font-size="12pt" style:font-size-asian="12pt" style:font-size-complex="12pt"/>
    </style:style>
    <style:style style:name="T71_49" style:family="text">
      <style:text-properties fo:background-color="#ffffff" fo:color="#222222" fo:font-size="12pt" style:font-size-asian="12pt" style:font-size-complex="12pt"/>
    </style:style>
    <style:style style:name="T71_50" style:family="text">
      <style:text-properties fo:background-color="#ffffff" fo:color="#222222" fo:font-size="12pt" style:font-size-asian="12pt" style:font-size-complex="12pt"/>
    </style:style>
    <style:style style:name="T71_51" style:family="text">
      <style:text-properties fo:background-color="#ffffff" fo:color="#222222" fo:font-size="12pt" style:font-size-asian="12pt" style:font-size-complex="12pt"/>
    </style:style>
    <style:style style:name="T71_52" style:family="text">
      <style:text-properties fo:background-color="#ffffff" fo:color="#222222" fo:font-size="12pt" style:font-size-asian="12pt" style:font-size-complex="12pt"/>
    </style:style>
    <style:style style:name="T71_53" style:family="text">
      <style:text-properties fo:background-color="#ffffff" fo:color="#222222" fo:font-size="12pt" style:font-size-asian="12pt" style:font-size-complex="12pt"/>
    </style:style>
    <style:style style:name="T71_54" style:family="text">
      <style:text-properties fo:background-color="#ffffff" fo:color="#222222" fo:font-size="12pt" style:font-size-asian="12pt" style:font-size-complex="12pt"/>
    </style:style>
    <style:style style:name="T71_55" style:family="text">
      <style:text-properties fo:background-color="#ffffff" fo:color="#222222" fo:font-size="12pt" style:font-size-asian="12pt" style:font-size-complex="12pt"/>
    </style:style>
    <style:style style:name="T71_56" style:family="text">
      <style:text-properties fo:background-color="#ffffff" fo:color="#222222" fo:font-size="12pt" style:font-size-asian="12pt" style:font-size-complex="12pt"/>
    </style:style>
    <style:style style:name="T71_57" style:family="text">
      <style:text-properties fo:background-color="#ffffff" fo:color="#222222" fo:font-size="12pt" style:font-size-asian="12pt" style:font-size-complex="12pt"/>
    </style:style>
    <style:style style:name="T71_58" style:family="text">
      <style:text-properties fo:background-color="#ffffff" fo:color="#222222" fo:font-size="12pt" style:font-size-asian="12pt" style:font-size-complex="12pt"/>
    </style:style>
    <style:style style:name="T71_59" style:family="text">
      <style:text-properties fo:background-color="#ffffff" fo:color="#222222" fo:font-size="12pt" style:font-size-asian="12pt" style:font-size-complex="12pt"/>
    </style:style>
    <style:style style:name="T71_60" style:family="text">
      <style:text-properties fo:background-color="#ffffff" fo:color="#222222" fo:font-size="12pt" style:font-size-asian="12pt" style:font-size-complex="12pt"/>
    </style:style>
    <style:style style:name="T71_61" style:family="text">
      <style:text-properties fo:background-color="#ffffff" fo:color="#222222" fo:font-size="12pt" style:font-size-asian="12pt" style:font-size-complex="12pt"/>
    </style:style>
    <style:style style:name="T71_62" style:family="text">
      <style:text-properties fo:background-color="#ffffff" fo:color="#222222" fo:font-size="12pt" style:font-size-asian="12pt" style:font-size-complex="12pt"/>
    </style:style>
    <style:style style:name="T71_63" style:family="text">
      <style:text-properties fo:background-color="#ffffff" fo:color="#222222" fo:font-size="12pt" style:font-size-asian="12pt" style:font-size-complex="12pt"/>
    </style:style>
    <style:style style:name="T71_64" style:family="text">
      <style:text-properties fo:background-color="#ffffff" fo:color="#222222" fo:font-size="12pt" style:font-size-asian="12pt" style:font-size-complex="12pt"/>
    </style:style>
    <style:style style:name="T71_65" style:family="text">
      <style:text-properties fo:background-color="#ffffff" fo:color="#222222" fo:font-size="12pt" style:font-size-asian="12pt" style:font-size-complex="12pt"/>
    </style:style>
    <style:style style:name="T71_66" style:family="text">
      <style:text-properties fo:background-color="#ffffff" fo:color="#222222" fo:font-size="12pt" style:font-size-asian="12pt" style:font-size-complex="12pt"/>
    </style:style>
    <style:style style:name="T71_67" style:family="text">
      <style:text-properties fo:background-color="#ffffff" fo:color="#222222" fo:font-size="12pt" style:font-size-asian="12pt" style:font-size-complex="12pt"/>
    </style:style>
    <style:style style:name="T71_68" style:family="text">
      <style:text-properties fo:background-color="#ffffff" fo:color="#222222" fo:font-size="12pt" style:font-size-asian="12pt" style:font-size-complex="12pt"/>
    </style:style>
    <style:style style:name="T71_69" style:family="text">
      <style:text-properties fo:background-color="#ffffff" fo:color="#222222" fo:font-size="12pt" style:font-size-asian="12pt" style:font-size-complex="12pt"/>
    </style:style>
    <style:style style:name="T71_70" style:family="text">
      <style:text-properties fo:background-color="#ffffff" fo:color="#222222" fo:font-size="12pt" style:font-size-asian="12pt" style:font-size-complex="12pt"/>
    </style:style>
    <style:style style:name="T71_71" style:family="text">
      <style:text-properties fo:background-color="#ffffff" fo:color="#222222"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>
      <style:text-properties fo:font-size="12pt" style:font-size-asian="12pt" style:font-size-complex="12pt" fo:font-weight="bold" style:font-weight-asian="bold" style:font-weight-complex="bold"/>
    </style:style>
    <style:style style:name="P74" style:family="paragraph" style:parent-style-name="Standard">
      <style:paragraph-properties fo:break-before="auto" fo:text-indent="1.27cm" fo:line-height="115%" style:writing-mode="lr-tb"/>
    </style:style>
    <style:style style:name="T74_1" style:family="text"/>
    <style:style style:name="T7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3" style:family="text"/>
    <style:style style:name="T7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5" style:family="text"/>
    <style:style style:name="T7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7" style:family="text"/>
    <style:style style:name="T7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9" style:family="text"/>
    <style:style style:name="T7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11" style:family="text"/>
    <style:style style:name="T7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13" style:family="text"/>
    <style:style style:name="T7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74_15" style:family="text"/>
    <style:style style:name="T7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8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78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text-indent="1.27cm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T79_29" style:family="text">
      <style:text-properties fo:font-size="12pt" style:font-size-asian="12pt" style:font-size-complex="12pt"/>
    </style:style>
    <style:style style:name="T79_30" style:family="text">
      <style:text-properties fo:font-size="12pt" style:font-size-asian="12pt" style:font-size-complex="12pt"/>
    </style:style>
    <style:style style:name="T79_31" style:family="text">
      <style:text-properties fo:font-size="12pt" style:font-size-asian="12pt" style:font-size-complex="12pt"/>
    </style:style>
    <style:style style:name="T79_32" style:family="text">
      <style:text-properties fo:font-size="12pt" style:font-size-asian="12pt" style:font-size-complex="12pt"/>
    </style:style>
    <style:style style:name="T79_33" style:family="text">
      <style:text-properties fo:font-size="12pt" style:font-size-asian="12pt" style:font-size-complex="12pt"/>
    </style:style>
    <style:style style:name="T79_34" style:family="text">
      <style:text-properties fo:font-size="12pt" style:font-size-asian="12pt" style:font-size-complex="12pt"/>
    </style:style>
    <style:style style:name="T79_35" style:family="text">
      <style:text-properties fo:font-size="12pt" style:font-size-asian="12pt" style:font-size-complex="12pt"/>
    </style:style>
    <style:style style:name="T79_36" style:family="text">
      <style:text-properties fo:font-size="12pt" style:font-size-asian="12pt" style:font-size-complex="12pt"/>
    </style:style>
    <style:style style:name="T79_37" style:family="text">
      <style:text-properties fo:font-size="12pt" style:font-size-asian="12pt" style:font-size-complex="12pt"/>
    </style:style>
    <style:style style:name="T79_38" style:family="text">
      <style:text-properties fo:font-size="12pt" style:font-size-asian="12pt" style:font-size-complex="12pt"/>
    </style:style>
    <style:style style:name="T79_39" style:family="text">
      <style:text-properties fo:font-size="12pt" style:font-size-asian="12pt" style:font-size-complex="12pt"/>
    </style:style>
    <style:style style:name="T79_40" style:family="text">
      <style:text-properties fo:font-size="12pt" style:font-size-asian="12pt" style:font-size-complex="12pt"/>
    </style:style>
    <style:style style:name="T79_41" style:family="text">
      <style:text-properties fo:font-size="12pt" style:font-size-asian="12pt" style:font-size-complex="12pt"/>
    </style:style>
    <style:style style:name="T79_42" style:family="text">
      <style:text-properties fo:font-size="12pt" style:font-size-asian="12pt" style:font-size-complex="12pt"/>
    </style:style>
    <style:style style:name="T79_43" style:family="text">
      <style:text-properties fo:font-size="12pt" style:font-size-asian="12pt" style:font-size-complex="12pt"/>
    </style:style>
    <style:style style:name="T79_44" style:family="text">
      <style:text-properties fo:font-size="12pt" style:font-size-asian="12pt" style:font-size-complex="12pt"/>
    </style:style>
    <style:style style:name="T79_45" style:family="text">
      <style:text-properties fo:font-size="12pt" style:font-size-asian="12pt" style:font-size-complex="12pt"/>
    </style:style>
    <style:style style:name="T79_46" style:family="text">
      <style:text-properties fo:font-size="12pt" style:font-size-asian="12pt" style:font-size-complex="12pt"/>
    </style:style>
    <style:style style:name="T79_47" style:family="text">
      <style:text-properties fo:font-size="12pt" style:font-size-asian="12pt" style:font-size-complex="12pt"/>
    </style:style>
    <style:style style:name="T79_48" style:family="text">
      <style:text-properties fo:font-size="12pt" style:font-size-asian="12pt" style:font-size-complex="12pt"/>
    </style:style>
    <style:style style:name="T79_49" style:family="text">
      <style:text-properties fo:font-size="12pt" style:font-size-asian="12pt" style:font-size-complex="12pt"/>
    </style:style>
    <style:style style:name="T79_50" style:family="text">
      <style:text-properties fo:font-size="12pt" style:font-size-asian="12pt" style:font-size-complex="12pt"/>
    </style:style>
    <style:style style:name="T79_51" style:family="text">
      <style:text-properties fo:font-size="12pt" style:font-size-asian="12pt" style:font-size-complex="12pt"/>
    </style:style>
    <style:style style:name="T79_52" style:family="text">
      <style:text-properties fo:font-size="12pt" style:font-size-asian="12pt" style:font-size-complex="12pt"/>
    </style:style>
    <style:style style:name="T79_53" style:family="text">
      <style:text-properties fo:font-size="12pt" style:font-size-asian="12pt" style:font-size-complex="12pt"/>
    </style:style>
    <style:style style:name="T79_54" style:family="text">
      <style:text-properties fo:font-size="12pt" style:font-size-asian="12pt" style:font-size-complex="12pt"/>
    </style:style>
    <style:style style:name="T79_55" style:family="text">
      <style:text-properties fo:font-size="12pt" style:font-size-asian="12pt" style:font-size-complex="12pt"/>
    </style:style>
    <style:style style:name="T79_56" style:family="text">
      <style:text-properties fo:font-size="12pt" style:font-size-asian="12pt" style:font-size-complex="12pt"/>
    </style:style>
    <style:style style:name="T79_57" style:family="text">
      <style:text-properties fo:font-size="12pt" style:font-size-asian="12pt" style:font-size-complex="12pt"/>
    </style:style>
    <style:style style:name="T79_58" style:family="text">
      <style:text-properties fo:font-size="12pt" style:font-size-asian="12pt" style:font-size-complex="12pt"/>
    </style:style>
    <style:style style:name="T79_59" style:family="text">
      <style:text-properties fo:font-size="12pt" style:font-size-asian="12pt" style:font-size-complex="12pt"/>
    </style:style>
    <style:style style:name="T79_60" style:family="text">
      <style:text-properties fo:font-size="12pt" style:font-size-asian="12pt" style:font-size-complex="12pt"/>
    </style:style>
    <style:style style:name="T79_61" style:family="text">
      <style:text-properties fo:font-size="12pt" style:font-size-asian="12pt" style:font-size-complex="12pt"/>
    </style:style>
    <style:style style:name="T79_62" style:family="text">
      <style:text-properties fo:font-size="12pt" style:font-size-asian="12pt" style:font-size-complex="12pt"/>
    </style:style>
    <style:style style:name="T79_63" style:family="text">
      <style:text-properties fo:font-size="12pt" style:font-size-asian="12pt" style:font-size-complex="12pt"/>
    </style:style>
    <style:style style:name="T79_64" style:family="text">
      <style:text-properties fo:font-size="12pt" style:font-size-asian="12pt" style:font-size-complex="12pt"/>
    </style:style>
    <style:style style:name="T79_65" style:family="text">
      <style:text-properties fo:font-size="12pt" style:font-size-asian="12pt" style:font-size-complex="12pt"/>
    </style:style>
    <style:style style:name="T79_66" style:family="text">
      <style:text-properties fo:font-size="12pt" style:font-size-asian="12pt" style:font-size-complex="12pt"/>
    </style:style>
    <style:style style:name="T79_67" style:family="text">
      <style:text-properties fo:font-size="12pt" style:font-size-asian="12pt" style:font-size-complex="12pt"/>
    </style:style>
    <style:style style:name="T79_68" style:family="text">
      <style:text-properties fo:font-size="12pt" style:font-size-asian="12pt" style:font-size-complex="12pt"/>
    </style:style>
    <style:style style:name="T79_69" style:family="text">
      <style:text-properties fo:font-size="12pt" style:font-size-asian="12pt" style:font-size-complex="12pt"/>
    </style:style>
    <style:style style:name="T79_70" style:family="text">
      <style:text-properties fo:font-size="12pt" style:font-size-asian="12pt" style:font-size-complex="12pt"/>
    </style:style>
    <style:style style:name="T79_71" style:family="text">
      <style:text-properties fo:font-size="12pt" style:font-size-asian="12pt" style:font-size-complex="12pt"/>
    </style:style>
    <style:style style:name="T79_72" style:family="text">
      <style:text-properties fo:font-size="12pt" style:font-size-asian="12pt" style:font-size-complex="12pt"/>
    </style:style>
    <style:style style:name="T79_73" style:family="text">
      <style:text-properties fo:font-size="12pt" style:font-size-asian="12pt" style:font-size-complex="12pt"/>
    </style:style>
    <style:style style:name="T79_74" style:family="text">
      <style:text-properties fo:font-size="12pt" style:font-size-asian="12pt" style:font-size-complex="12pt"/>
    </style:style>
    <style:style style:name="T79_75" style:family="text">
      <style:text-properties fo:font-size="12pt" style:font-size-asian="12pt" style:font-size-complex="12pt"/>
    </style:style>
    <style:style style:name="T79_76" style:family="text">
      <style:text-properties fo:font-size="12pt" style:font-size-asian="12pt" style:font-size-complex="12pt"/>
    </style:style>
    <style:style style:name="T79_77" style:family="text">
      <style:text-properties fo:font-size="12pt" style:font-size-asian="12pt" style:font-size-complex="12pt"/>
    </style:style>
    <style:style style:name="T79_78" style:family="text">
      <style:text-properties fo:font-size="12pt" style:font-size-asian="12pt" style:font-size-complex="12pt"/>
    </style:style>
    <style:style style:name="T79_79" style:family="text">
      <style:text-properties fo:font-size="12pt" style:font-size-asian="12pt" style:font-size-complex="12pt"/>
    </style:style>
    <style:style style:name="T79_80" style:family="text">
      <style:text-properties fo:font-size="12pt" style:font-size-asian="12pt" style:font-size-complex="12pt"/>
    </style:style>
    <style:style style:name="T79_81" style:family="text">
      <style:text-properties fo:font-size="12pt" style:font-size-asian="12pt" style:font-size-complex="12pt"/>
    </style:style>
    <style:style style:name="T79_82" style:family="text">
      <style:text-properties fo:font-size="12pt" style:font-size-asian="12pt" style:font-size-complex="12pt"/>
    </style:style>
    <style:style style:name="T79_83" style:family="text">
      <style:text-properties fo:font-size="12pt" style:font-size-asian="12pt" style:font-size-complex="12pt"/>
    </style:style>
    <style:style style:name="T79_84" style:family="text">
      <style:text-properties fo:font-size="12pt" style:font-size-asian="12pt" style:font-size-complex="12pt"/>
    </style:style>
    <style:style style:name="T79_85" style:family="text">
      <style:text-properties fo:font-size="12pt" style:font-size-asian="12pt" style:font-size-complex="12pt"/>
    </style:style>
    <style:style style:name="T79_86" style:family="text">
      <style:text-properties fo:font-size="12pt" style:font-size-asian="12pt" style:font-size-complex="12pt"/>
    </style:style>
    <style:style style:name="T79_87" style:family="text">
      <style:text-properties fo:font-size="12pt" style:font-size-asian="12pt" style:font-size-complex="12pt"/>
    </style:style>
    <style:style style:name="T79_88" style:family="text">
      <style:text-properties fo:font-size="12pt" style:font-size-asian="12pt" style:font-size-complex="12pt"/>
    </style:style>
    <style:style style:name="T79_89" style:family="text">
      <style:text-properties fo:font-size="12pt" style:font-size-asian="12pt" style:font-size-complex="12pt"/>
    </style:style>
    <style:style style:name="T79_90" style:family="text">
      <style:text-properties fo:font-size="12pt" style:font-size-asian="12pt" style:font-size-complex="12pt"/>
    </style:style>
    <style:style style:name="T79_91" style:family="text">
      <style:text-properties fo:font-size="12pt" style:font-size-asian="12pt" style:font-size-complex="12pt"/>
    </style:style>
    <style:style style:name="T79_92" style:family="text">
      <style:text-properties fo:font-size="12pt" style:font-size-asian="12pt" style:font-size-complex="12pt"/>
    </style:style>
    <style:style style:name="T79_93" style:family="text">
      <style:text-properties fo:font-size="12pt" style:font-size-asian="12pt" style:font-size-complex="12pt"/>
    </style:style>
    <style:style style:name="T79_94" style:family="text">
      <style:text-properties fo:font-size="12pt" style:font-size-asian="12pt" style:font-size-complex="12pt"/>
    </style:style>
    <style:style style:name="T79_95" style:family="text">
      <style:text-properties fo:font-size="12pt" style:font-size-asian="12pt" style:font-size-complex="12pt"/>
    </style:style>
    <style:style style:name="T79_96" style:family="text">
      <style:text-properties fo:font-size="12pt" style:font-size-asian="12pt" style:font-size-complex="12pt"/>
    </style:style>
    <style:style style:name="T79_97" style:family="text">
      <style:text-properties fo:font-size="12pt" style:font-size-asian="12pt" style:font-size-complex="12pt"/>
    </style:style>
    <style:style style:name="T79_98" style:family="text">
      <style:text-properties fo:font-size="12pt" style:font-size-asian="12pt" style:font-size-complex="12pt"/>
    </style:style>
    <style:style style:name="T79_99" style:family="text">
      <style:text-properties fo:font-size="12pt" style:font-size-asian="12pt" style:font-size-complex="12pt"/>
    </style:style>
    <style:style style:name="T79_100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 fo:font-weight="bold" style:font-weight-asian="bold" style:font-weight-complex="bold"/>
    </style:style>
    <style:style style:name="T81_2" style:family="text">
      <style:text-properties fo:font-size="14pt" style:font-size-asian="14pt" style:font-size-complex="14pt" fo:font-weight="bold" style:font-weight-asian="bold" style:font-weight-complex="bold"/>
    </style:style>
    <style:style style:name="T81_3" style:family="text">
      <style:text-properties fo:font-size="14pt" style:font-size-asian="14pt" style:font-size-complex="14pt" fo:font-weight="bold" style:font-weight-asian="bold" style:font-weight-complex="bold"/>
    </style:style>
    <style:style style:name="T81_4" style:family="text"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>
      <style:text-properties fo:font-size="12pt" style:font-size-asian="12pt" style:font-size-complex="12pt" fo:font-weight="bold" style:font-weight-asian="bold" style:font-weight-complex="bold"/>
    </style:style>
    <style:style style:name="T83_2" style:family="text">
      <style:text-properties fo:font-size="12pt" style:font-size-asian="12pt" style:font-size-complex="12pt" fo:font-weight="bold" style:font-weight-asian="bold" style:font-weight-complex="bold"/>
    </style:style>
    <style:style style:name="T83_3" style:family="text">
      <style:text-properties fo:font-size="12pt" style:font-size-asian="12pt" style:font-size-complex="12pt" fo:font-weight="bold" style:font-weight-asian="bold" style:font-weight-complex="bold"/>
    </style:style>
    <style:style style:name="T83_4" style:family="text">
      <style:text-properties fo:font-size="12pt" style:font-size-asian="12pt" style:font-size-complex="12pt" fo:font-weight="bold" style:font-weight-asian="bold" style:font-weight-complex="bold"/>
    </style:style>
    <style:style style:name="T83_5" style:family="text">
      <style:text-properties fo:font-size="12pt" style:font-size-asian="12pt" style:font-size-complex="12pt" fo:font-weight="bold" style:font-weight-asian="bold" style:font-weight-complex="bold"/>
    </style:style>
    <style:style style:name="T83_6" style:family="text">
      <style:text-properties fo:font-size="12pt" style:font-size-asian="12pt" style:font-size-complex="12pt" fo:font-weight="bold" style:font-weight-asian="bold" style:font-weight-complex="bold"/>
    </style:style>
    <style:style style:name="T83_7" style:family="text">
      <style:text-properties fo:font-size="12pt" style:font-size-asian="12pt" style:font-size-complex="12pt" fo:font-weight="bold" style:font-weight-asian="bold" style:font-weight-complex="bold"/>
    </style:style>
    <style:style style:name="T83_8" style:family="text">
      <style:text-properties fo:font-size="12pt" style:font-size-asian="12pt" style:font-size-complex="12pt" fo:font-weight="bold" style:font-weight-asian="bold" style:font-weight-complex="bold"/>
    </style:style>
    <style:style style:name="P84" style:family="paragraph" style:parent-style-name="Standard">
      <style:paragraph-properties fo:break-before="auto" fo:text-indent="1.27cm" fo:line-height="115%" style:writing-mode="lr-tb"/>
    </style:style>
    <style:style style:name="T84_1" style:family="text"/>
    <style:style style:name="T8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3" style:family="text"/>
    <style:style style:name="T8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5" style:family="text"/>
    <style:style style:name="T8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7" style:family="text"/>
    <style:style style:name="T8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9" style:family="text"/>
    <style:style style:name="T8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11" style:family="text"/>
    <style:style style:name="T8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13" style:family="text"/>
    <style:style style:name="T8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15" style:family="text"/>
    <style:style style:name="T8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17" style:family="text"/>
    <style:style style:name="T8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19" style:family="text"/>
    <style:style style:name="T8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21" style:family="text"/>
    <style:style style:name="T8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23" style:family="text"/>
    <style:style style:name="T84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25" style:family="text"/>
    <style:style style:name="T84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27" style:family="text"/>
    <style:style style:name="T84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29" style:family="text"/>
    <style:style style:name="T84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84_31" style:family="text"/>
    <style:style style:name="T84_32" style:family="text">
      <style:text-properties fo:color="#1155cc" fo:font-size="12pt" style:font-size-asian="12pt" style:font-size-complex="12pt" style:text-underline-style="solid" style:text-underline-color="font-color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8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 fo:font-weight="bold" style:font-weight-asian="bold" style:font-weight-complex="bold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T89_24" style:family="text">
      <style:text-properties fo:font-size="12pt" style:font-size-asian="12pt" style:font-size-complex="12pt"/>
    </style:style>
    <style:style style:name="T89_25" style:family="text">
      <style:text-properties fo:font-size="12pt" style:font-size-asian="12pt" style:font-size-complex="12pt"/>
    </style:style>
    <style:style style:name="T89_26" style:family="text">
      <style:text-properties fo:font-size="12pt" style:font-size-asian="12pt" style:font-size-complex="12pt"/>
    </style:style>
    <style:style style:name="T89_27" style:family="text">
      <style:text-properties fo:font-size="12pt" style:font-size-asian="12pt" style:font-size-complex="12pt"/>
    </style:style>
    <style:style style:name="T89_28" style:family="text">
      <style:text-properties fo:font-size="12pt" style:font-size-asian="12pt" style:font-size-complex="12pt"/>
    </style:style>
    <style:style style:name="T89_29" style:family="text">
      <style:text-properties fo:font-size="12pt" style:font-size-asian="12pt" style:font-size-complex="12pt"/>
    </style:style>
    <style:style style:name="T89_30" style:family="text">
      <style:text-properties fo:font-size="12pt" style:font-size-asian="12pt" style:font-size-complex="12pt"/>
    </style:style>
    <style:style style:name="T89_31" style:family="text">
      <style:text-properties fo:font-size="12pt" style:font-size-asian="12pt" style:font-size-complex="12pt"/>
    </style:style>
    <style:style style:name="T89_32" style:family="text">
      <style:text-properties fo:font-size="12pt" style:font-size-asian="12pt" style:font-size-complex="12pt"/>
    </style:style>
    <style:style style:name="T89_33" style:family="text">
      <style:text-properties fo:font-size="12pt" style:font-size-asian="12pt" style:font-size-complex="12pt"/>
    </style:style>
    <style:style style:name="T89_34" style:family="text">
      <style:text-properties fo:font-size="12pt" style:font-size-asian="12pt" style:font-size-complex="12pt"/>
    </style:style>
    <style:style style:name="T89_35" style:family="text">
      <style:text-properties fo:font-size="12pt" style:font-size-asian="12pt" style:font-size-complex="12pt"/>
    </style:style>
    <style:style style:name="T89_36" style:family="text">
      <style:text-properties fo:font-size="12pt" style:font-size-asian="12pt" style:font-size-complex="12pt"/>
    </style:style>
    <style:style style:name="T89_37" style:family="text">
      <style:text-properties fo:font-size="12pt" style:font-size-asian="12pt" style:font-size-complex="12pt"/>
    </style:style>
    <style:style style:name="T89_38" style:family="text">
      <style:text-properties fo:font-size="12pt" style:font-size-asian="12pt" style:font-size-complex="12pt"/>
    </style:style>
    <style:style style:name="T89_39" style:family="text">
      <style:text-properties fo:font-size="12pt" style:font-size-asian="12pt" style:font-size-complex="12pt"/>
    </style:style>
    <style:style style:name="T89_40" style:family="text">
      <style:text-properties fo:font-size="12pt" style:font-size-asian="12pt" style:font-size-complex="12pt"/>
    </style:style>
    <style:style style:name="T89_41" style:family="text">
      <style:text-properties fo:font-size="12pt" style:font-size-asian="12pt" style:font-size-complex="12pt"/>
    </style:style>
    <style:style style:name="T89_42" style:family="text">
      <style:text-properties fo:font-size="12pt" style:font-size-asian="12pt" style:font-size-complex="12pt"/>
    </style:style>
    <style:style style:name="T89_43" style:family="text">
      <style:text-properties fo:font-size="12pt" style:font-size-asian="12pt" style:font-size-complex="12pt"/>
    </style:style>
    <style:style style:name="T89_44" style:family="text">
      <style:text-properties fo:font-size="12pt" style:font-size-asian="12pt" style:font-size-complex="12pt"/>
    </style:style>
    <style:style style:name="T89_45" style:family="text">
      <style:text-properties fo:font-size="12pt" style:font-size-asian="12pt" style:font-size-complex="12pt"/>
    </style:style>
    <style:style style:name="T89_46" style:family="text">
      <style:text-properties fo:font-size="12pt" style:font-size-asian="12pt" style:font-size-complex="12pt"/>
    </style:style>
    <style:style style:name="T89_47" style:family="text">
      <style:text-properties fo:font-size="12pt" style:font-size-asian="12pt" style:font-size-complex="12pt"/>
    </style:style>
    <style:style style:name="T89_48" style:family="text">
      <style:text-properties fo:font-size="12pt" style:font-size-asian="12pt" style:font-size-complex="12pt"/>
    </style:style>
    <style:style style:name="T89_49" style:family="text">
      <style:text-properties fo:font-size="12pt" style:font-size-asian="12pt" style:font-size-complex="12pt"/>
    </style:style>
    <style:style style:name="T89_50" style:family="text">
      <style:text-properties fo:font-size="12pt" style:font-size-asian="12pt" style:font-size-complex="12pt"/>
    </style:style>
    <style:style style:name="T89_51" style:family="text">
      <style:text-properties fo:font-size="12pt" style:font-size-asian="12pt" style:font-size-complex="12pt"/>
    </style:style>
    <style:style style:name="T89_52" style:family="text">
      <style:text-properties fo:font-size="12pt" style:font-size-asian="12pt" style:font-size-complex="12pt"/>
    </style:style>
    <style:style style:name="T89_53" style:family="text">
      <style:text-properties fo:font-size="12pt" style:font-size-asian="12pt" style:font-size-complex="12pt"/>
    </style:style>
    <style:style style:name="T89_54" style:family="text">
      <style:text-properties fo:font-size="12pt" style:font-size-asian="12pt" style:font-size-complex="12pt"/>
    </style:style>
    <style:style style:name="T89_55" style:family="text">
      <style:text-properties fo:font-size="12pt" style:font-size-asian="12pt" style:font-size-complex="12pt"/>
    </style:style>
    <style:style style:name="T89_56" style:family="text">
      <style:text-properties fo:font-size="12pt" style:font-size-asian="12pt" style:font-size-complex="12pt"/>
    </style:style>
    <style:style style:name="T89_57" style:family="text">
      <style:text-properties fo:font-size="12pt" style:font-size-asian="12pt" style:font-size-complex="12pt"/>
    </style:style>
    <style:style style:name="T89_58" style:family="text">
      <style:text-properties fo:font-size="12pt" style:font-size-asian="12pt" style:font-size-complex="12pt"/>
    </style:style>
    <style:style style:name="T89_59" style:family="text">
      <style:text-properties fo:font-size="12pt" style:font-size-asian="12pt" style:font-size-complex="12pt"/>
    </style:style>
    <style:style style:name="T89_60" style:family="text">
      <style:text-properties fo:font-size="12pt" style:font-size-asian="12pt" style:font-size-complex="12pt"/>
    </style:style>
    <style:style style:name="T89_61" style:family="text">
      <style:text-properties fo:font-size="12pt" style:font-size-asian="12pt" style:font-size-complex="12pt"/>
    </style:style>
    <style:style style:name="T89_62" style:family="text">
      <style:text-properties fo:font-size="12pt" style:font-size-asian="12pt" style:font-size-complex="12pt"/>
    </style:style>
    <style:style style:name="T89_63" style:family="text">
      <style:text-properties fo:font-size="12pt" style:font-size-asian="12pt" style:font-size-complex="12pt"/>
    </style:style>
    <style:style style:name="T89_64" style:family="text">
      <style:text-properties fo:font-size="12pt" style:font-size-asian="12pt" style:font-size-complex="12pt"/>
    </style:style>
    <style:style style:name="T89_65" style:family="text">
      <style:text-properties fo:font-size="12pt" style:font-size-asian="12pt" style:font-size-complex="12pt"/>
    </style:style>
    <style:style style:name="T89_66" style:family="text">
      <style:text-properties fo:font-size="12pt" style:font-size-asian="12pt" style:font-size-complex="12pt"/>
    </style:style>
    <style:style style:name="T89_67" style:family="text">
      <style:text-properties fo:font-size="12pt" style:font-size-asian="12pt" style:font-size-complex="12pt"/>
    </style:style>
    <style:style style:name="T89_68" style:family="text">
      <style:text-properties fo:font-size="12pt" style:font-size-asian="12pt" style:font-size-complex="12pt"/>
    </style:style>
    <style:style style:name="T89_69" style:family="text">
      <style:text-properties fo:font-size="12pt" style:font-size-asian="12pt" style:font-size-complex="12pt"/>
    </style:style>
    <style:style style:name="T89_70" style:family="text">
      <style:text-properties fo:font-size="12pt" style:font-size-asian="12pt" style:font-size-complex="12pt"/>
    </style:style>
    <style:style style:name="T89_71" style:family="text">
      <style:text-properties fo:font-size="12pt" style:font-size-asian="12pt" style:font-size-complex="12pt"/>
    </style:style>
    <style:style style:name="T89_72" style:family="text">
      <style:text-properties fo:font-size="12pt" style:font-size-asian="12pt" style:font-size-complex="12pt"/>
    </style:style>
    <style:style style:name="T89_73" style:family="text">
      <style:text-properties fo:font-size="12pt" style:font-size-asian="12pt" style:font-size-complex="12pt"/>
    </style:style>
    <style:style style:name="T89_74" style:family="text">
      <style:text-properties fo:font-size="12pt" style:font-size-asian="12pt" style:font-size-complex="12pt"/>
    </style:style>
    <style:style style:name="T89_75" style:family="text">
      <style:text-properties fo:font-size="12pt" style:font-size-asian="12pt" style:font-size-complex="12pt"/>
    </style:style>
    <style:style style:name="T89_76" style:family="text">
      <style:text-properties fo:font-size="12pt" style:font-size-asian="12pt" style:font-size-complex="12pt"/>
    </style:style>
    <style:style style:name="T89_77" style:family="text">
      <style:text-properties fo:font-size="12pt" style:font-size-asian="12pt" style:font-size-complex="12pt"/>
    </style:style>
    <style:style style:name="T89_78" style:family="text">
      <style:text-properties fo:font-size="12pt" style:font-size-asian="12pt" style:font-size-complex="12pt"/>
    </style:style>
    <style:style style:name="T89_79" style:family="text">
      <style:text-properties fo:font-size="12pt" style:font-size-asian="12pt" style:font-size-complex="12pt"/>
    </style:style>
    <style:style style:name="T89_80" style:family="text">
      <style:text-properties fo:font-size="12pt" style:font-size-asian="12pt" style:font-size-complex="12pt"/>
    </style:style>
    <style:style style:name="T89_81" style:family="text">
      <style:text-properties fo:font-size="12pt" style:font-size-asian="12pt" style:font-size-complex="12pt"/>
    </style:style>
    <style:style style:name="T89_82" style:family="text">
      <style:text-properties fo:font-size="12pt" style:font-size-asian="12pt" style:font-size-complex="12pt"/>
    </style:style>
    <style:style style:name="T89_83" style:family="text">
      <style:text-properties fo:font-size="12pt" style:font-size-asian="12pt" style:font-size-complex="12pt"/>
    </style:style>
    <style:style style:name="T89_84" style:family="text">
      <style:text-properties fo:font-size="12pt" style:font-size-asian="12pt" style:font-size-complex="12pt"/>
    </style:style>
    <style:style style:name="T89_85" style:family="text">
      <style:text-properties fo:font-size="12pt" style:font-size-asian="12pt" style:font-size-complex="12pt"/>
    </style:style>
    <style:style style:name="T89_86" style:family="text">
      <style:text-properties fo:font-size="12pt" style:font-size-asian="12pt" style:font-size-complex="12pt"/>
    </style:style>
    <style:style style:name="T89_87" style:family="text">
      <style:text-properties fo:font-size="12pt" style:font-size-asian="12pt" style:font-size-complex="12pt"/>
    </style:style>
    <style:style style:name="T89_88" style:family="text">
      <style:text-properties fo:font-size="12pt" style:font-size-asian="12pt" style:font-size-complex="12pt"/>
    </style:style>
    <style:style style:name="T89_89" style:family="text">
      <style:text-properties fo:font-size="12pt" style:font-size-asian="12pt" style:font-size-complex="12pt"/>
    </style:style>
    <style:style style:name="T89_90" style:family="text">
      <style:text-properties fo:font-size="12pt" style:font-size-asian="12pt" style:font-size-complex="12pt"/>
    </style:style>
    <style:style style:name="T89_91" style:family="text">
      <style:text-properties fo:font-size="12pt" style:font-size-asian="12pt" style:font-size-complex="12pt"/>
    </style:style>
    <style:style style:name="T89_92" style:family="text">
      <style:text-properties fo:font-size="12pt" style:font-size-asian="12pt" style:font-size-complex="12pt"/>
    </style:style>
    <style:style style:name="T89_93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</office:automatic-styles>
  <office:body>
    <office:text>
      <text:p text:style-name="P1"><text:span text:style-name="T1_1">Design</text:span><text:span text:style-name="T1_2"><text:s/></text:span><text:span text:style-name="T1_3">Patterns</text:span><text:span text:style-name="T1_4"><text:s/></text:span><text:span text:style-name="T1_5">Resource</text:span><text:span text:style-name="T1_6"><text:s/></text:span><text:span text:style-name="T1_7">List</text:span></text:p>
      <text:p text:style-name="P2"/>
      <text:p text:style-name="P3"><text:span text:style-name="T3_1">Finding</text:span><text:span text:style-name="T3_2"><text:s/></text:span><text:span text:style-name="T3_3">genuinely</text:span><text:span text:style-name="T3_4"><text:s/></text:span><text:span text:style-name="T3_5">helpful</text:span><text:span text:style-name="T3_6"><text:s/></text:span><text:span text:style-name="T3_7">resources</text:span><text:span text:style-name="T3_8"><text:s/></text:span><text:span text:style-name="T3_9">for</text:span><text:span text:style-name="T3_10"><text:s/></text:span><text:span text:style-name="T3_11">design</text:span><text:span text:style-name="T3_12"><text:s/></text:span><text:span text:style-name="T3_13">patterns</text:span><text:span text:style-name="T3_14"><text:s/></text:span><text:span text:style-name="T3_15">was</text:span><text:span text:style-name="T3_16"><text:s/></text:span><text:span text:style-name="T3_17">a</text:span><text:span text:style-name="T3_18"><text:s/></text:span><text:span text:style-name="T3_19">significant</text:span><text:span text:style-name="T3_20"><text:s/></text:span><text:span text:style-name="T3_21">challenge</text:span><text:span text:style-name="T3_22">.<text:s text:c="2"/></text:span><text:span text:style-name="T3_23">There</text:span><text:span text:style-name="T3_24"><text:s/></text:span><text:span text:style-name="T3_25">are</text:span><text:span text:style-name="T3_26"><text:s/></text:span><text:span text:style-name="T3_27">plenty</text:span><text:span text:style-name="T3_28"><text:s/></text:span><text:span text:style-name="T3_29">of</text:span><text:span text:style-name="T3_30"><text:s/></text:span><text:span text:style-name="T3_31">sites</text:span><text:span text:style-name="T3_32"><text:s/></text:span><text:span text:style-name="T3_33">offering</text:span><text:span text:style-name="T3_34"><text:s/></text:span><text:span text:style-name="T3_35">information</text:span><text:span text:style-name="T3_36"><text:s/></text:span><text:span text:style-name="T3_37">on</text:span><text:span text:style-name="T3_38"><text:s/></text:span><text:span text:style-name="T3_39">patterns</text:span><text:span text:style-name="T3_40"><text:s/></text:span><text:span text:style-name="T3_41">on</text:span><text:span text:style-name="T3_42"><text:s/></text:span><text:span text:style-name="T3_43">the</text:span><text:span text:style-name="T3_44"><text:s/></text:span><text:span text:style-name="T3_45">web</text:span><text:span text:style-name="T3_46">,<text:s/></text:span><text:span text:style-name="T3_47">as</text:span><text:span text:style-name="T3_48"><text:s/></text:span><text:span text:style-name="T3_49">a</text:span><text:span text:style-name="T3_50"><text:s/></text:span><text:span text:style-name="T3_51">simple</text:span><text:span text:style-name="T3_52"><text:s/></text:span><text:span text:style-name="T3_53">Google</text:span><text:span text:style-name="T3_54"><text:s/></text:span><text:span text:style-name="T3_55">search</text:span><text:span text:style-name="T3_56"><text:s/></text:span><text:span text:style-name="T3_57">demonstrates</text:span><text:span text:style-name="T3_58">,<text:s/></text:span><text:span text:style-name="T3_59">but</text:span><text:span text:style-name="T3_60"><text:s/></text:span><text:span text:style-name="T3_61">many</text:span><text:span text:style-name="T3_62"><text:s/></text:span><text:span text:style-name="T3_63">of</text:span><text:span text:style-name="T3_64"><text:s/></text:span><text:span text:style-name="T3_65">these</text:span><text:span text:style-name="T3_66"><text:s/></text:span><text:span text:style-name="T3_67">are</text:span><text:span text:style-name="T3_68"><text:s/></text:span><text:span text:style-name="T3_69">regurgitations</text:span><text:span text:style-name="T3_70"><text:s/></text:span><text:span text:style-name="T3_71">of</text:span><text:span text:style-name="T3_72"><text:s/></text:span><text:span text:style-name="T3_73">others</text:span><text:span text:style-name="T3_74">.<text:s text:c="2"/></text:span><text:span text:style-name="T3_75">We</text:span><text:span text:style-name="T3_76"><text:s/></text:span><text:span text:style-name="T3_77">strove</text:span><text:span text:style-name="T3_78"><text:s/></text:span><text:span text:style-name="T3_79">to</text:span><text:span text:style-name="T3_80"><text:s/></text:span><text:span text:style-name="T3_81">find</text:span><text:span text:style-name="T3_82"><text:s/></text:span><text:span text:style-name="T3_83">resources</text:span><text:span text:style-name="T3_84"><text:s/></text:span><text:span text:style-name="T3_85">with</text:span><text:span text:style-name="T3_86"><text:s/></text:span><text:span text:style-name="T3_87">significant</text:span><text:span text:style-name="T3_88"><text:s/></text:span><text:span text:style-name="T3_89">usefulness</text:span><text:span text:style-name="T3_90"><text:s/></text:span><text:span text:style-name="T3_91">or</text:span><text:span text:style-name="T3_92"><text:s/></text:span><text:span text:style-name="T3_93">unique</text:span><text:span text:style-name="T3_94"><text:s/></text:span><text:span text:style-name="T3_95">qualities</text:span><text:span text:style-name="T3_96"><text:s/></text:span><text:span text:style-name="T3_97">that</text:span><text:span text:style-name="T3_98"><text:s/></text:span><text:span text:style-name="T3_99">set</text:span><text:span text:style-name="T3_100"><text:s/></text:span><text:span text:style-name="T3_101">them</text:span><text:span text:style-name="T3_102"><text:s/></text:span><text:span text:style-name="T3_103">apart</text:span><text:span text:style-name="T3_104">.<text:s text:c="2"/></text:span></text:p>
      <text:p text:style-name="P4"><text:span text:style-name="T4_1">Many</text:span><text:span text:style-name="T4_2"><text:s/></text:span><text:span text:style-name="T4_3">of</text:span><text:span text:style-name="T4_4"><text:s/></text:span><text:span text:style-name="T4_5">these</text:span><text:span text:style-name="T4_6"><text:s/></text:span><text:span text:style-name="T4_7">resources</text:span><text:span text:style-name="T4_8"><text:s/></text:span><text:span text:style-name="T4_9">are</text:span><text:span text:style-name="T4_10"><text:s/></text:span><text:span text:style-name="T4_11">adequate</text:span><text:span text:style-name="T4_12"><text:s/></text:span><text:span text:style-name="T4_13">on</text:span><text:span text:style-name="T4_14"><text:s/></text:span><text:span text:style-name="T4_15">their</text:span><text:span text:style-name="T4_16"><text:s/></text:span><text:span text:style-name="T4_17">own</text:span><text:span text:style-name="T4_18">,<text:s/></text:span><text:span text:style-name="T4_19">but</text:span><text:span text:style-name="T4_20"><text:s/></text:span><text:span text:style-name="T4_21">by</text:span><text:span text:style-name="T4_22"><text:s/></text:span><text:span text:style-name="T4_23">using</text:span><text:span text:style-name="T4_24"><text:s/></text:span><text:span text:style-name="T4_25">this</text:span><text:span text:style-name="T4_26"><text:s/></text:span><text:span text:style-name="T4_27">list</text:span><text:span text:style-name="T4_28"><text:s/></text:span><text:span text:style-name="T4_29">students</text:span><text:span text:style-name="T4_30"><text:s/></text:span><text:span text:style-name="T4_31">can</text:span><text:span text:style-name="T4_32"><text:s/></text:span><text:span text:style-name="T4_33">quickly</text:span><text:span text:style-name="T4_34"><text:s/></text:span><text:span text:style-name="T4_35">locate</text:span><text:span text:style-name="T4_36"><text:s/></text:span><text:span text:style-name="T4_37">several</text:span><text:span text:style-name="T4_38"><text:s/></text:span><text:span text:style-name="T4_39">resources</text:span><text:span text:style-name="T4_40"><text:s/></text:span><text:span text:style-name="T4_41">and</text:span><text:span text:style-name="T4_42"><text:s/></text:span><text:span text:style-name="T4_43">compare</text:span><text:span text:style-name="T4_44"><text:s/></text:span><text:span text:style-name="T4_45">explanations</text:span><text:span text:style-name="T4_46"><text:s/></text:span><text:span text:style-name="T4_47">and</text:span><text:span text:style-name="T4_48"><text:s/></text:span><text:span text:style-name="T4_49">implementations</text:span><text:span text:style-name="T4_50">.<text:s text:c="2"/></text:span><text:span text:style-name="T4_51">For</text:span><text:span text:style-name="T4_52"><text:s/></text:span><text:span text:style-name="T4_53">example</text:span><text:span text:style-name="T4_54">,<text:s/></text:span><text:span text:style-name="T4_55">Wikipedia</text:span><text:span text:style-name="T4_56"><text:s/></text:span><text:span text:style-name="T4_57">is</text:span><text:span text:style-name="T4_58"><text:s/></text:span><text:span text:style-name="T4_59">a</text:span><text:span text:style-name="T4_60"><text:s/></text:span><text:span text:style-name="T4_61">great</text:span><text:span text:style-name="T4_62"><text:s/></text:span><text:span text:style-name="T4_63">resource</text:span><text:span text:style-name="T4_64"><text:s/></text:span><text:span text:style-name="T4_65">for</text:span><text:span text:style-name="T4_66"><text:s/></text:span><text:span text:style-name="T4_67">an</text:span><text:span text:style-name="T4_68"><text:s/></text:span><text:span text:style-name="T4_69">overview</text:span><text:span text:style-name="T4_70">,<text:s/></text:span><text:span text:style-name="T4_71">but</text:span><text:span text:style-name="T4_72"><text:s/></text:span><text:span text:style-name="T4_73">one</text:span><text:span text:style-name="T4_74"><text:s/></text:span><text:span text:style-name="T4_75">of</text:span><text:span text:style-name="T4_76"><text:s/></text:span><text:span text:style-name="T4_77">the</text:span><text:span text:style-name="T4_78"><text:s/></text:span><text:span text:style-name="T4_79">more</text:span><text:span text:style-name="T4_80"><text:s/></text:span><text:span text:style-name="T4_81">in</text:span><text:span text:style-name="T4_82">-</text:span><text:span text:style-name="T4_83">depth</text:span><text:span text:style-name="T4_84"><text:s/></text:span><text:span text:style-name="T4_85">documents</text:span><text:span text:style-name="T4_86"><text:s/></text:span><text:span text:style-name="T4_87">should</text:span><text:span text:style-name="T4_88"><text:s/></text:span><text:span text:style-name="T4_89">be</text:span><text:span text:style-name="T4_90"><text:s/></text:span><text:span text:style-name="T4_91">used</text:span><text:span text:style-name="T4_92"><text:s/></text:span><text:span text:style-name="T4_93">to</text:span><text:span text:style-name="T4_94"><text:s/></text:span><text:span text:style-name="T4_95">examine</text:span><text:span text:style-name="T4_96"><text:s/></text:span><text:span text:style-name="T4_97">some</text:span><text:span text:style-name="T4_98"><text:s/></text:span><text:span text:style-name="T4_99">of</text:span><text:span text:style-name="T4_100"><text:s/></text:span><text:span text:style-name="T4_101">the</text:span><text:span text:style-name="T4_102"><text:s/></text:span><text:span text:style-name="T4_103">finer</text:span><text:span text:style-name="T4_104"><text:s/></text:span><text:span text:style-name="T4_105">details</text:span><text:span text:style-name="T4_106">.<text:s/></text:span><text:span text:style-name="T4_107">Please</text:span><text:span text:style-name="T4_108"><text:s/></text:span><text:span text:style-name="T4_109">add</text:span><text:span text:style-name="T4_110"><text:s/></text:span><text:span text:style-name="T4_111">and</text:span><text:span text:style-name="T4_112"><text:s/></text:span><text:span text:style-name="T4_113">comment</text:span><text:span text:style-name="T4_114"><text:s/></text:span><text:span text:style-name="T4_115">any</text:span><text:span text:style-name="T4_116"><text:s/></text:span><text:span text:style-name="T4_117">additional</text:span><text:span text:style-name="T4_118"><text:s/></text:span><text:span text:style-name="T4_119">resources</text:span><text:span text:style-name="T4_120"><text:s/></text:span><text:span text:style-name="T4_121">or</text:span><text:span text:style-name="T4_122"><text:s/></text:span><text:span text:style-name="T4_123">links</text:span><text:span text:style-name="T4_124"><text:s/></text:span><text:span text:style-name="T4_125">to</text:span><text:span text:style-name="T4_126"><text:s/></text:span><text:span text:style-name="T4_127">examples</text:span><text:span text:style-name="T4_128"><text:s/></text:span><text:span text:style-name="T4_129">of</text:span><text:span text:style-name="T4_130"><text:s/></text:span><text:span text:style-name="T4_131">patterns</text:span><text:span text:style-name="T4_132"><text:s/></text:span><text:span text:style-name="T4_133">in</text:span><text:span text:style-name="T4_134"><text:s/></text:span><text:span text:style-name="T4_135">other</text:span><text:span text:style-name="T4_136"><text:s/></text:span><text:span text:style-name="T4_137">languages</text:span><text:span text:style-name="T4_138">.</text:span></text:p>
      <text:p text:style-name="P5"/>
      <text:list text:style-name="LS1" xml:id="list0">
        <text:list-item>
          <text:p text:style-name="P6"><text:span text:style-name="T6_1">Professor</text:span><text:span text:style-name="T6_2"><text:s/></text:span><text:span text:style-name="T6_3">Antoy</text:span><text:span text:style-name="T6_4">’</text:span><text:span text:style-name="T6_5">s</text:span><text:span text:style-name="T6_6"><text:s/></text:span><text:span text:style-name="T6_7">Site</text:span></text:p>
        </text:list-item>
      </text:list>
      <text:p text:style-name="P7"><text:span text:style-name="T7_1"><text:tab/></text:span><text:span text:style-name="T7_2"><text:a xlink:type="simple" xlink:href="http://web.cecs.pdx.edu/~antoy/"><text:span text:style-name="T7_3">http</text:span></text:a></text:span><text:span text:style-name="T7_4"><text:a xlink:type="simple" xlink:href="http://web.cecs.pdx.edu/~antoy/"><text:span text:style-name="T7_5">://</text:span></text:a></text:span><text:span text:style-name="T7_6"><text:a xlink:type="simple" xlink:href="http://web.cecs.pdx.edu/~antoy/"><text:span text:style-name="T7_7">web</text:span></text:a></text:span><text:span text:style-name="T7_8"><text:a xlink:type="simple" xlink:href="http://web.cecs.pdx.edu/~antoy/"><text:span text:style-name="T7_9">.</text:span></text:a></text:span><text:span text:style-name="T7_10"><text:a xlink:type="simple" xlink:href="http://web.cecs.pdx.edu/~antoy/"><text:span text:style-name="T7_11">cecs</text:span></text:a></text:span><text:span text:style-name="T7_12"><text:a xlink:type="simple" xlink:href="http://web.cecs.pdx.edu/~antoy/"><text:span text:style-name="T7_13">.</text:span></text:a></text:span><text:span text:style-name="T7_14"><text:a xlink:type="simple" xlink:href="http://web.cecs.pdx.edu/~antoy/"><text:span text:style-name="T7_15">pdx</text:span></text:a></text:span><text:span text:style-name="T7_16"><text:a xlink:type="simple" xlink:href="http://web.cecs.pdx.edu/~antoy/"><text:span text:style-name="T7_17">.</text:span></text:a></text:span><text:span text:style-name="T7_18"><text:a xlink:type="simple" xlink:href="http://web.cecs.pdx.edu/~antoy/"><text:span text:style-name="T7_19">edu</text:span></text:a></text:span><text:span text:style-name="T7_20"><text:a xlink:type="simple" xlink:href="http://web.cecs.pdx.edu/~antoy/"><text:span text:style-name="T7_21">/~</text:span></text:a></text:span><text:span text:style-name="T7_22"><text:a xlink:type="simple" xlink:href="http://web.cecs.pdx.edu/~antoy/"><text:span text:style-name="T7_23">antoy</text:span></text:a></text:span><text:span text:style-name="T7_24"><text:a xlink:type="simple" xlink:href="http://web.cecs.pdx.edu/~antoy/"><text:span text:style-name="T7_25">/</text:span></text:a></text:span><text:span text:style-name="T7_26"><text:s/></text:span></text:p>
      <text:list text:style-name="LS2" xml:id="list1">
        <text:list-item>
          <text:p text:style-name="P8"><text:span text:style-name="T8_1">Quality</text:span><text:span text:style-name="T8_2">:<text:s/>10</text:span></text:p>
        </text:list-item>
        <text:list-item>
          <text:p text:style-name="P9"><text:span text:style-name="T9_1">Accessibility</text:span><text:span text:style-name="T9_2">:<text:s/>10</text:span></text:p>
        </text:list-item>
        <text:list-item>
          <text:p text:style-name="P10"><text:span text:style-name="T10_1">Readability</text:span><text:span text:style-name="T10_2">:<text:s/>10</text:span></text:p>
        </text:list-item>
        <text:list-item>
          <text:p text:style-name="P11"><text:span text:style-name="T11_1">Completeness</text:span><text:span text:style-name="T11_2">:<text:s/>10</text:span></text:p>
        </text:list-item>
      </text:list>
      <text:p text:style-name="P12"><text:span text:style-name="T12_1"><text:tab/></text:span><text:span text:style-name="T12_2">The</text:span><text:span text:style-name="T12_3"><text:s/></text:span><text:span text:style-name="T12_4">professor</text:span><text:span text:style-name="T12_5">’</text:span><text:span text:style-name="T12_6">s</text:span><text:span text:style-name="T12_7"><text:s/></text:span><text:span text:style-name="T12_8">site</text:span><text:span text:style-name="T12_9"><text:s/></text:span><text:span text:style-name="T12_10">is</text:span><text:span text:style-name="T12_11"><text:s/></text:span><text:span text:style-name="T12_12">the</text:span><text:span text:style-name="T12_13"><text:s/></text:span><text:span text:style-name="T12_14">most</text:span><text:span text:style-name="T12_15"><text:s/></text:span><text:span text:style-name="T12_16">helpful</text:span><text:span text:style-name="T12_17"><text:s/></text:span><text:span text:style-name="T12_18">resource</text:span><text:span text:style-name="T12_19"><text:s/></text:span><text:span text:style-name="T12_20">for</text:span><text:span text:style-name="T12_21"><text:s/></text:span><text:span text:style-name="T12_22">this</text:span><text:span text:style-name="T12_23"><text:s/></text:span><text:span text:style-name="T12_24">course</text:span><text:span text:style-name="T12_25">,<text:s/></text:span><text:span text:style-name="T12_26">since</text:span><text:span text:style-name="T12_27"><text:s/></text:span><text:span text:style-name="T12_28">it</text:span><text:span text:style-name="T12_29"><text:s/></text:span><text:span text:style-name="T12_30">contains</text:span><text:span text:style-name="T12_31"><text:s/></text:span><text:span text:style-name="T12_32">the</text:span><text:span text:style-name="T12_33"><text:s/></text:span><text:span text:style-name="T12_34">material</text:span><text:span text:style-name="T12_35"><text:s/></text:span><text:span text:style-name="T12_36">we</text:span><text:span text:style-name="T12_37">’</text:span><text:span text:style-name="T12_38">ll</text:span><text:span text:style-name="T12_39"><text:s/></text:span><text:span text:style-name="T12_40">be</text:span><text:span text:style-name="T12_41"><text:s/></text:span><text:span text:style-name="T12_42">tested</text:span><text:span text:style-name="T12_43"><text:s/></text:span><text:span text:style-name="T12_44">on</text:span><text:span text:style-name="T12_45">.<text:s text:c="2"/></text:span><text:span text:style-name="T12_46">The</text:span><text:span text:style-name="T12_47"><text:s/></text:span><text:span text:style-name="T12_48">pattern</text:span><text:span text:style-name="T12_49"><text:s/></text:span><text:span text:style-name="T12_50">cards</text:span><text:span text:style-name="T12_51"><text:s/></text:span><text:span text:style-name="T12_52">in</text:span><text:span text:style-name="T12_53"><text:s/></text:span><text:span text:style-name="T12_54">particular</text:span><text:span text:style-name="T12_55"><text:s/></text:span><text:span text:style-name="T12_56">contain</text:span><text:span text:style-name="T12_57"><text:s/></text:span><text:span text:style-name="T12_58">a</text:span><text:span text:style-name="T12_59"><text:s/></text:span><text:span text:style-name="T12_60">quick</text:span><text:span text:style-name="T12_61"><text:s/></text:span><text:span text:style-name="T12_62">reference</text:span><text:span text:style-name="T12_63"><text:s/></text:span><text:span text:style-name="T12_64">tool</text:span><text:span text:style-name="T12_65">,<text:s/></text:span><text:span text:style-name="T12_66">although</text:span><text:span text:style-name="T12_67"><text:s/></text:span><text:span text:style-name="T12_68">there</text:span><text:span text:style-name="T12_69"><text:s/></text:span><text:span text:style-name="T12_70">isn</text:span><text:span text:style-name="T12_71">’</text:span><text:span text:style-name="T12_72">t</text:span><text:span text:style-name="T12_73"><text:s/></text:span><text:span text:style-name="T12_74">any</text:span><text:span text:style-name="T12_75"><text:s/></text:span><text:span text:style-name="T12_76">way</text:span><text:span text:style-name="T12_77"><text:s/></text:span><text:span text:style-name="T12_78">to</text:span><text:span text:style-name="T12_79"><text:s/></text:span><text:span text:style-name="T12_80">index</text:span><text:span text:style-name="T12_81"><text:s/></text:span><text:span text:style-name="T12_82">by</text:span><text:span text:style-name="T12_83"><text:s/></text:span><text:span text:style-name="T12_84">use</text:span><text:span text:style-name="T12_85">-</text:span><text:span text:style-name="T12_86">case</text:span><text:span text:style-name="T12_87">,<text:s/></text:span><text:span text:style-name="T12_88">which</text:span><text:span text:style-name="T12_89"><text:s/></text:span><text:span text:style-name="T12_90">would</text:span><text:span text:style-name="T12_91"><text:s/></text:span><text:span text:style-name="T12_92">be</text:span><text:span text:style-name="T12_93"><text:s/></text:span><text:span text:style-name="T12_94">nice</text:span><text:span text:style-name="T12_95">.</text:span></text:p>
      <text:p text:style-name="P13"/>
      <text:list text:style-name="LS1" xml:id="list5" text:continue-list="list0">
        <text:list-item>
          <text:p text:style-name="P14"><text:span text:style-name="T14_1">Wikipedia</text:span></text:p>
        </text:list-item>
      </text:list>
      <text:p text:style-name="P15"><text:span text:style-name="T15_1"><text:tab/></text:span><text:span text:style-name="T15_2"><text:a xlink:type="simple" xlink:href="http://en.wikipedia.org/wiki/Design_Patterns"><text:span text:style-name="T15_3">http</text:span></text:a></text:span><text:span text:style-name="T15_4"><text:a xlink:type="simple" xlink:href="http://en.wikipedia.org/wiki/Design_Patterns"><text:span text:style-name="T15_5">://</text:span></text:a></text:span><text:span text:style-name="T15_6"><text:a xlink:type="simple" xlink:href="http://en.wikipedia.org/wiki/Design_Patterns"><text:span text:style-name="T15_7">en</text:span></text:a></text:span><text:span text:style-name="T15_8"><text:a xlink:type="simple" xlink:href="http://en.wikipedia.org/wiki/Design_Patterns"><text:span text:style-name="T15_9">.</text:span></text:a></text:span><text:span text:style-name="T15_10"><text:a xlink:type="simple" xlink:href="http://en.wikipedia.org/wiki/Design_Patterns"><text:span text:style-name="T15_11">wikipedia</text:span></text:a></text:span><text:span text:style-name="T15_12"><text:a xlink:type="simple" xlink:href="http://en.wikipedia.org/wiki/Design_Patterns"><text:span text:style-name="T15_13">.</text:span></text:a></text:span><text:span text:style-name="T15_14"><text:a xlink:type="simple" xlink:href="http://en.wikipedia.org/wiki/Design_Patterns"><text:span text:style-name="T15_15">org</text:span></text:a></text:span><text:span text:style-name="T15_16"><text:a xlink:type="simple" xlink:href="http://en.wikipedia.org/wiki/Design_Patterns"><text:span text:style-name="T15_17">/</text:span></text:a></text:span><text:span text:style-name="T15_18"><text:a xlink:type="simple" xlink:href="http://en.wikipedia.org/wiki/Design_Patterns"><text:span text:style-name="T15_19">wiki</text:span></text:a></text:span><text:span text:style-name="T15_20"><text:a xlink:type="simple" xlink:href="http://en.wikipedia.org/wiki/Design_Patterns"><text:span text:style-name="T15_21">/</text:span></text:a></text:span><text:span text:style-name="T15_22"><text:a xlink:type="simple" xlink:href="http://en.wikipedia.org/wiki/Design_Patterns"><text:span text:style-name="T15_23">Design</text:span></text:a></text:span><text:span text:style-name="T15_24"><text:a xlink:type="simple" xlink:href="http://en.wikipedia.org/wiki/Design_Patterns"><text:span text:style-name="T15_25">_</text:span></text:a></text:span><text:span text:style-name="T15_26"><text:a xlink:type="simple" xlink:href="http://en.wikipedia.org/wiki/Design_Patterns"><text:span text:style-name="T15_27">Patterns</text:span></text:a></text:span></text:p>
      <text:p text:style-name="P16"><text:span text:style-name="T16_1"><text:a xlink:type="simple" xlink:href="http://en.wikipedia.org/wiki/Software_design_pattern"><text:span text:style-name="T16_2">http</text:span></text:a></text:span><text:span text:style-name="T16_3"><text:a xlink:type="simple" xlink:href="http://en.wikipedia.org/wiki/Software_design_pattern"><text:span text:style-name="T16_4">://</text:span></text:a></text:span><text:span text:style-name="T16_5"><text:a xlink:type="simple" xlink:href="http://en.wikipedia.org/wiki/Software_design_pattern"><text:span text:style-name="T16_6">en</text:span></text:a></text:span><text:span text:style-name="T16_7"><text:a xlink:type="simple" xlink:href="http://en.wikipedia.org/wiki/Software_design_pattern"><text:span text:style-name="T16_8">.</text:span></text:a></text:span><text:span text:style-name="T16_9"><text:a xlink:type="simple" xlink:href="http://en.wikipedia.org/wiki/Software_design_pattern"><text:span text:style-name="T16_10">wikipedia</text:span></text:a></text:span><text:span text:style-name="T16_11"><text:a xlink:type="simple" xlink:href="http://en.wikipedia.org/wiki/Software_design_pattern"><text:span text:style-name="T16_12">.</text:span></text:a></text:span><text:span text:style-name="T16_13"><text:a xlink:type="simple" xlink:href="http://en.wikipedia.org/wiki/Software_design_pattern"><text:span text:style-name="T16_14">org</text:span></text:a></text:span><text:span text:style-name="T16_15"><text:a xlink:type="simple" xlink:href="http://en.wikipedia.org/wiki/Software_design_pattern"><text:span text:style-name="T16_16">/</text:span></text:a></text:span><text:span text:style-name="T16_17"><text:a xlink:type="simple" xlink:href="http://en.wikipedia.org/wiki/Software_design_pattern"><text:span text:style-name="T16_18">wiki</text:span></text:a></text:span><text:span text:style-name="T16_19"><text:a xlink:type="simple" xlink:href="http://en.wikipedia.org/wiki/Software_design_pattern"><text:span text:style-name="T16_20">/</text:span></text:a></text:span><text:span text:style-name="T16_21"><text:a xlink:type="simple" xlink:href="http://en.wikipedia.org/wiki/Software_design_pattern"><text:span text:style-name="T16_22">Software</text:span></text:a></text:span><text:span text:style-name="T16_23"><text:a xlink:type="simple" xlink:href="http://en.wikipedia.org/wiki/Software_design_pattern"><text:span text:style-name="T16_24">_</text:span></text:a></text:span><text:span text:style-name="T16_25"><text:a xlink:type="simple" xlink:href="http://en.wikipedia.org/wiki/Software_design_pattern"><text:span text:style-name="T16_26">design</text:span></text:a></text:span><text:span text:style-name="T16_27"><text:a xlink:type="simple" xlink:href="http://en.wikipedia.org/wiki/Software_design_pattern"><text:span text:style-name="T16_28">_</text:span></text:a></text:span><text:span text:style-name="T16_29"><text:a xlink:type="simple" xlink:href="http://en.wikipedia.org/wiki/Software_design_pattern"><text:span text:style-name="T16_30">pattern</text:span></text:a></text:span></text:p>
      <text:list text:style-name="LS3" xml:id="list6">
        <text:list-item>
          <text:p text:style-name="P17"><text:span text:style-name="T17_1">Quality</text:span><text:span text:style-name="T17_2">:<text:s/>6?</text:span></text:p>
        </text:list-item>
        <text:list-item>
          <text:p text:style-name="P18"><text:span text:style-name="T18_1">Accessibility</text:span><text:span text:style-name="T18_2">:<text:s/>5</text:span></text:p>
        </text:list-item>
        <text:list-item>
          <text:p text:style-name="P19"><text:span text:style-name="T19_1">Readability</text:span><text:span text:style-name="T19_2">:<text:s/>4</text:span></text:p>
        </text:list-item>
        <text:list-item>
          <text:p text:style-name="P20"><text:span text:style-name="T20_1">Completeness</text:span><text:span text:style-name="T20_2">:<text:s/>9</text:span></text:p>
        </text:list-item>
      </text:list>
      <text:p text:style-name="P21"><text:span text:style-name="T21_1">A</text:span><text:span text:style-name="T21_2"><text:s/></text:span><text:span text:style-name="T21_3">good</text:span><text:span text:style-name="T21_4"><text:s/></text:span><text:span text:style-name="T21_5">reference</text:span><text:span text:style-name="T21_6">,<text:s/></text:span><text:span text:style-name="T21_7">but</text:span><text:span text:style-name="T21_8"><text:s/></text:span><text:span text:style-name="T21_9">often</text:span><text:span text:style-name="T21_10"><text:s/></text:span><text:span text:style-name="T21_11">highly</text:span><text:span text:style-name="T21_12"><text:s/></text:span><text:span text:style-name="T21_13">technical</text:span><text:span text:style-name="T21_14"><text:s/></text:span><text:span text:style-name="T21_15">without</text:span><text:span text:style-name="T21_16"><text:s/></text:span><text:span text:style-name="T21_17">being</text:span><text:span text:style-name="T21_18"><text:s/></text:span><text:span text:style-name="T21_19">helpfully</text:span><text:span text:style-name="T21_20"><text:s/></text:span><text:span text:style-name="T21_21">specific</text:span><text:span text:style-name="T21_22">.<text:s text:c="2"/></text:span><text:span text:style-name="T21_23">May</text:span><text:span text:style-name="T21_24"><text:s/></text:span><text:span text:style-name="T21_25">not</text:span><text:span text:style-name="T21_26"><text:s/></text:span><text:span text:style-name="T21_27">be</text:span><text:span text:style-name="T21_28"><text:s/></text:span><text:span text:style-name="T21_29">the</text:span><text:span text:style-name="T21_30"><text:s/></text:span><text:span text:style-name="T21_31">best</text:span><text:span text:style-name="T21_32"><text:s/></text:span><text:span text:style-name="T21_33">resource</text:span><text:span text:style-name="T21_34"><text:s/></text:span><text:span text:style-name="T21_35">for</text:span><text:span text:style-name="T21_36"><text:s/></text:span><text:span text:style-name="T21_37">an</text:span><text:span text:style-name="T21_38"><text:s/></text:span><text:span text:style-name="T21_39">individual</text:span><text:span text:style-name="T21_40"><text:s/></text:span><text:span text:style-name="T21_41">not</text:span><text:span text:style-name="T21_42"><text:s/></text:span><text:span text:style-name="T21_43">already</text:span><text:span text:style-name="T21_44"><text:s/></text:span><text:span text:style-name="T21_45">familiar</text:span><text:span text:style-name="T21_46"><text:s/></text:span><text:span text:style-name="T21_47">with</text:span><text:span text:style-name="T21_48"><text:s/></text:span><text:span text:style-name="T21_49">patterns</text:span><text:span text:style-name="T21_50">.<text:s text:c="2"/></text:span><text:span text:style-name="T21_51">The</text:span><text:span text:style-name="T21_52"><text:s/></text:span><text:span text:style-name="T21_53">open</text:span><text:span text:style-name="T21_54"><text:s/></text:span><text:span text:style-name="T21_55">nature</text:span><text:span text:style-name="T21_56"><text:s/></text:span><text:span text:style-name="T21_57">of</text:span><text:span text:style-name="T21_58"><text:s/></text:span><text:span text:style-name="T21_59">Wikipedia</text:span><text:span text:style-name="T21_60"><text:s/></text:span><text:span text:style-name="T21_61">makes</text:span><text:span text:style-name="T21_62"><text:s/></text:span><text:span text:style-name="T21_63">it</text:span><text:span text:style-name="T21_64"><text:s/></text:span><text:span text:style-name="T21_65">difficult</text:span><text:span text:style-name="T21_66"><text:s/></text:span><text:span text:style-name="T21_67">to</text:span><text:span text:style-name="T21_68"><text:s/></text:span><text:span text:style-name="T21_69">rate</text:span><text:span text:style-name="T21_70"><text:s/></text:span><text:span text:style-name="T21_71">its</text:span><text:span text:style-name="T21_72"><text:s/></text:span><text:span text:style-name="T21_73">quality</text:span><text:span text:style-name="T21_74">,<text:s/></text:span><text:span text:style-name="T21_75">but</text:span><text:span text:style-name="T21_76"><text:s/></text:span><text:span text:style-name="T21_77">information</text:span><text:span text:style-name="T21_78"><text:s/></text:span><text:span text:style-name="T21_79">on</text:span><text:span text:style-name="T21_80"><text:s/></text:span><text:span text:style-name="T21_81">technical</text:span><text:span text:style-name="T21_82"><text:s/></text:span><text:span text:style-name="T21_83">subjects</text:span><text:span text:style-name="T21_84"><text:s/></text:span><text:span text:style-name="T21_85">seems</text:span><text:span text:style-name="T21_86"><text:s/></text:span><text:span text:style-name="T21_87">to</text:span><text:span text:style-name="T21_88"><text:s/></text:span><text:span text:style-name="T21_89">be</text:span><text:span text:style-name="T21_90"><text:s/></text:span><text:span text:style-name="T21_91">correct</text:span><text:span text:style-name="T21_92"><text:s/></text:span><text:span text:style-name="T21_93">quite</text:span><text:span text:style-name="T21_94"><text:s/></text:span><text:span text:style-name="T21_95">often</text:span><text:span text:style-name="T21_96">.<text:s text:c="2"/></text:span><text:span text:style-name="T21_97">The</text:span><text:span text:style-name="T21_98"><text:s/></text:span><text:span text:style-name="T21_99">patterns</text:span><text:span text:style-name="T21_100"><text:s/></text:span><text:span text:style-name="T21_101">covered</text:span><text:span text:style-name="T21_102"><text:s/></text:span><text:span text:style-name="T21_103">form</text:span><text:span text:style-name="T21_104"><text:s/></text:span><text:span text:style-name="T21_105">a</text:span><text:span text:style-name="T21_106"><text:s/></text:span><text:span text:style-name="T21_107">very</text:span><text:span text:style-name="T21_108"><text:s/></text:span><text:span text:style-name="T21_109">exhaustive</text:span><text:span text:style-name="T21_110"><text:s/></text:span><text:span text:style-name="T21_111">list</text:span><text:span text:style-name="T21_112">.</text:span></text:p>
      <text:p text:style-name="P22"/>
      <text:list text:style-name="LS1" xml:id="list10" text:continue-list="list0">
        <text:list-item>
          <text:p text:style-name="P23"><text:span text:style-name="T23_1">Tutorialspoint</text:span></text:p>
        </text:list-item>
      </text:list>
      <text:p text:style-name="P24"><text:span text:style-name="T24_1"><text:a xlink:type="simple" xlink:href="http://www.tutorialspoint.com/design_pattern"><text:span text:style-name="T24_2">http</text:span></text:a></text:span><text:span text:style-name="T24_3"><text:a xlink:type="simple" xlink:href="http://www.tutorialspoint.com/design_pattern"><text:span text:style-name="T24_4">://</text:span></text:a></text:span><text:span text:style-name="T24_5"><text:a xlink:type="simple" xlink:href="http://www.tutorialspoint.com/design_pattern"><text:span text:style-name="T24_6">www</text:span></text:a></text:span><text:span text:style-name="T24_7"><text:a xlink:type="simple" xlink:href="http://www.tutorialspoint.com/design_pattern"><text:span text:style-name="T24_8">.</text:span></text:a></text:span><text:span text:style-name="T24_9"><text:a xlink:type="simple" xlink:href="http://www.tutorialspoint.com/design_pattern"><text:span text:style-name="T24_10">tutorialspoint</text:span></text:a></text:span><text:span text:style-name="T24_11"><text:a xlink:type="simple" xlink:href="http://www.tutorialspoint.com/design_pattern"><text:span text:style-name="T24_12">.</text:span></text:a></text:span><text:span text:style-name="T24_13"><text:a xlink:type="simple" xlink:href="http://www.tutorialspoint.com/design_pattern"><text:span text:style-name="T24_14">com</text:span></text:a></text:span><text:span text:style-name="T24_15"><text:a xlink:type="simple" xlink:href="http://www.tutorialspoint.com/design_pattern"><text:span text:style-name="T24_16">/</text:span></text:a></text:span><text:span text:style-name="T24_17"><text:a xlink:type="simple" xlink:href="http://www.tutorialspoint.com/design_pattern"><text:span text:style-name="T24_18">design</text:span></text:a></text:span><text:span text:style-name="T24_19"><text:a xlink:type="simple" xlink:href="http://www.tutorialspoint.com/design_pattern"><text:span text:style-name="T24_20">_</text:span></text:a></text:span><text:span text:style-name="T24_21"><text:a xlink:type="simple" xlink:href="http://www.tutorialspoint.com/design_pattern"><text:span text:style-name="T24_22">pattern</text:span></text:a></text:span></text:p>
      <text:list text:style-name="LS3" xml:id="list11">
        <text:list-item>
          <text:p text:style-name="P25"><text:span text:style-name="T25_1">Quality</text:span><text:span text:style-name="T25_2">:7</text:span></text:p>
        </text:list-item>
        <text:list-item>
          <text:p text:style-name="P26"><text:span text:style-name="T26_1">Accessibility</text:span><text:span text:style-name="T26_2">:9</text:span></text:p>
        </text:list-item>
        <text:list-item>
          <text:p text:style-name="P27"><text:span text:style-name="T27_1">Readability</text:span><text:span text:style-name="T27_2">:6</text:span></text:p>
        </text:list-item>
        <text:list-item>
          <text:p text:style-name="P28"><text:span text:style-name="T28_1">Completeness</text:span><text:span text:style-name="T28_2">:7</text:span></text:p>
        </text:list-item>
        <text:list-item>
          <text:p text:style-name="P29"><text:span text:style-name="T29_1">Downloadable</text:span><text:span text:style-name="T29_2"><text:s/></text:span><text:span text:style-name="T29_3">PDF</text:span><text:span text:style-name="T29_4"><text:s/></text:span><text:span text:style-name="T29_5">available</text:span></text:p>
        </text:list-item>
      </text:list>
      <text:p text:style-name="P30"><text:span text:style-name="T30_1"><text:tab/></text:span><text:span text:style-name="T30_2">Examples</text:span><text:span text:style-name="T30_3"><text:s/></text:span><text:span text:style-name="T30_4">are</text:span><text:span text:style-name="T30_5"><text:s/></text:span><text:span text:style-name="T30_6">in</text:span><text:span text:style-name="T30_7"><text:s/></text:span><text:span text:style-name="T30_8">Java</text:span><text:span text:style-name="T30_9">.<text:s text:c="2"/></text:span><text:span text:style-name="T30_10">Clear</text:span><text:span text:style-name="T30_11"><text:s/></text:span><text:span text:style-name="T30_12">step</text:span><text:span text:style-name="T30_13"><text:s/></text:span><text:span text:style-name="T30_14">by</text:span><text:span text:style-name="T30_15"><text:s/></text:span><text:span text:style-name="T30_16">step</text:span><text:span text:style-name="T30_17"><text:s/></text:span><text:span text:style-name="T30_18">instructions</text:span><text:span text:style-name="T30_19"><text:s/></text:span><text:span text:style-name="T30_20">on</text:span><text:span text:style-name="T30_21"><text:s/></text:span><text:span text:style-name="T30_22">how</text:span><text:span text:style-name="T30_23"><text:s/></text:span><text:span text:style-name="T30_24">to</text:span><text:span text:style-name="T30_25"><text:s/></text:span><text:span text:style-name="T30_26">implement</text:span><text:span text:style-name="T30_27"><text:s/></text:span><text:span text:style-name="T30_28">each</text:span><text:span text:style-name="T30_29"><text:s/></text:span><text:span text:style-name="T30_30">pattern</text:span><text:span text:style-name="T30_31">.<text:s text:c="2"/></text:span><text:span text:style-name="T30_32">Easy</text:span><text:span text:style-name="T30_33"><text:s/></text:span><text:span text:style-name="T30_34">to</text:span><text:span text:style-name="T30_35"><text:s/></text:span><text:span text:style-name="T30_36">navigate</text:span><text:span text:style-name="T30_37">.<text:s text:c="2"/></text:span><text:span text:style-name="T30_38">A</text:span><text:span text:style-name="T30_39"><text:s/></text:span><text:span text:style-name="T30_40">good</text:span><text:span text:style-name="T30_41"><text:s/></text:span><text:span text:style-name="T30_42">resource</text:span><text:span text:style-name="T30_43"><text:s/></text:span><text:span text:style-name="T30_44">for</text:span><text:span text:style-name="T30_45"><text:s/></text:span><text:span text:style-name="T30_46">beginners</text:span><text:span text:style-name="T30_47">.</text:span></text:p>
      <text:p text:style-name="P31"/>
      <text:p text:style-name="P32"/>
      <text:list text:style-name="LS1" xml:id="list16" text:continue-list="list0">
        <text:list-item>
          <text:p text:style-name="P33"><text:span text:style-name="T33_1">SourceMaking</text:span></text:p>
        </text:list-item>
      </text:list>
      <text:p text:style-name="P34"><text:span text:style-name="T34_1">http</text:span><text:span text:style-name="T34_2">://</text:span><text:span text:style-name="T34_3">sourcemaking</text:span><text:span text:style-name="T34_4">.</text:span><text:span text:style-name="T34_5">com</text:span><text:span text:style-name="T34_6">/</text:span></text:p>
      <text:list text:style-name="LS3" xml:id="list17">
        <text:list-item>
          <text:p text:style-name="P35"><text:span text:style-name="T35_1">Quality</text:span><text:span text:style-name="T35_2">:<text:s/>8</text:span></text:p>
        </text:list-item>
        <text:list-item>
          <text:p text:style-name="P36"><text:span text:style-name="T36_1">Accessibility</text:span><text:span text:style-name="T36_2">:<text:s/>8</text:span></text:p>
        </text:list-item>
        <text:list-item>
          <text:p text:style-name="P37"><text:span text:style-name="T37_1">Readability</text:span><text:span text:style-name="T37_2">:<text:s/>9</text:span></text:p>
        </text:list-item>
        <text:list-item>
          <text:p text:style-name="P38"><text:span text:style-name="T38_1">Completeness</text:span><text:span text:style-name="T38_2">:<text:s/>6</text:span></text:p>
        </text:list-item>
      </text:list>
      <text:p text:style-name="P39"><text:span text:style-name="T39_1"><text:tab/></text:span><text:span text:style-name="T39_2">Not</text:span><text:span text:style-name="T39_3"><text:s/></text:span><text:span text:style-name="T39_4">only</text:span><text:span text:style-name="T39_5"><text:s/></text:span><text:span text:style-name="T39_6">does</text:span><text:span text:style-name="T39_7"><text:s/></text:span><text:span text:style-name="T39_8">this</text:span><text:span text:style-name="T39_9"><text:s/></text:span><text:span text:style-name="T39_10">website</text:span><text:span text:style-name="T39_11"><text:s/></text:span><text:span text:style-name="T39_12">clearly</text:span><text:span text:style-name="T39_13"><text:s/></text:span><text:span text:style-name="T39_14">explain</text:span><text:span text:style-name="T39_15"><text:s/></text:span><text:span text:style-name="T39_16">the</text:span><text:span text:style-name="T39_17"><text:s/></text:span><text:span text:style-name="T39_18">common</text:span><text:span text:style-name="T39_19"><text:s/></text:span><text:span text:style-name="T39_20">patterns</text:span><text:span text:style-name="T39_21"><text:s/></text:span><text:span text:style-name="T39_22">but</text:span><text:span text:style-name="T39_23"><text:s/></text:span><text:span text:style-name="T39_24">contains</text:span><text:span text:style-name="T39_25"><text:s/></text:span><text:span text:style-name="T39_26">indepth</text:span><text:span text:style-name="T39_27"><text:s/></text:span><text:span text:style-name="T39_28">discussions</text:span><text:span text:style-name="T39_29"><text:s/></text:span><text:span text:style-name="T39_30">of</text:span><text:span text:style-name="T39_31"><text:s/></text:span><text:span text:style-name="T39_32">common</text:span><text:span text:style-name="T39_33"><text:s/></text:span><text:span text:style-name="T39_34">anti</text:span><text:span text:style-name="T39_35">-</text:span><text:span text:style-name="T39_36">patterns</text:span><text:span text:style-name="T39_37">.<text:s text:c="2"/></text:span><text:span text:style-name="T39_38">Special</text:span><text:span text:style-name="T39_39"><text:s/></text:span><text:span text:style-name="T39_40">emphasis</text:span><text:span text:style-name="T39_41"><text:s/></text:span><text:span text:style-name="T39_42">is</text:span><text:span text:style-name="T39_43"><text:s/></text:span><text:span text:style-name="T39_44">placed</text:span><text:span text:style-name="T39_45"><text:s/></text:span><text:span text:style-name="T39_46">on</text:span><text:span text:style-name="T39_47"><text:s/></text:span><text:span text:style-name="T39_48">refactoring</text:span><text:span text:style-name="T39_49"><text:s/></text:span><text:span text:style-name="T39_50">existing</text:span><text:span text:style-name="T39_51"><text:s/></text:span><text:span text:style-name="T39_52">code</text:span><text:span text:style-name="T39_53"><text:s/></text:span><text:span text:style-name="T39_54">to</text:span><text:span text:style-name="T39_55"><text:s/></text:span><text:span text:style-name="T39_56">make</text:span><text:span text:style-name="T39_57"><text:s/></text:span><text:span text:style-name="T39_58">use</text:span><text:span text:style-name="T39_59"><text:s/></text:span><text:span text:style-name="T39_60">of</text:span><text:span text:style-name="T39_61"><text:s/></text:span><text:span text:style-name="T39_62">patterns</text:span><text:span text:style-name="T39_63">.</text:span></text:p>
      <text:p text:style-name="P40"/>
      <text:list text:style-name="LS1" xml:id="list21" text:continue-list="list0">
        <text:list-item>
          <text:p text:style-name="P41"><text:span text:style-name="T41_1">Javacamp</text:span></text:p>
        </text:list-item>
      </text:list>
      <text:p text:style-name="P42"><text:span text:style-name="T42_1"><text:a xlink:type="simple" xlink:href="http://www.javacamp.org/designPattern/"><text:span text:style-name="T42_2">http</text:span></text:a></text:span><text:span text:style-name="T42_3"><text:a xlink:type="simple" xlink:href="http://www.javacamp.org/designPattern/"><text:span text:style-name="T42_4">://</text:span></text:a></text:span><text:span text:style-name="T42_5"><text:a xlink:type="simple" xlink:href="http://www.javacamp.org/designPattern/"><text:span text:style-name="T42_6">www</text:span></text:a></text:span><text:span text:style-name="T42_7"><text:a xlink:type="simple" xlink:href="http://www.javacamp.org/designPattern/"><text:span text:style-name="T42_8">.</text:span></text:a></text:span><text:span text:style-name="T42_9"><text:a xlink:type="simple" xlink:href="http://www.javacamp.org/designPattern/"><text:span text:style-name="T42_10">javacamp</text:span></text:a></text:span><text:span text:style-name="T42_11"><text:a xlink:type="simple" xlink:href="http://www.javacamp.org/designPattern/"><text:span text:style-name="T42_12">.</text:span></text:a></text:span><text:span text:style-name="T42_13"><text:a xlink:type="simple" xlink:href="http://www.javacamp.org/designPattern/"><text:span text:style-name="T42_14">org</text:span></text:a></text:span><text:span text:style-name="T42_15"><text:a xlink:type="simple" xlink:href="http://www.javacamp.org/designPattern/"><text:span text:style-name="T42_16">/</text:span></text:a></text:span><text:span text:style-name="T42_17"><text:a xlink:type="simple" xlink:href="http://www.javacamp.org/designPattern/"><text:span text:style-name="T42_18">designPattern</text:span></text:a></text:span><text:span text:style-name="T42_19"><text:a xlink:type="simple" xlink:href="http://www.javacamp.org/designPattern/"><text:span text:style-name="T42_20">/</text:span></text:a></text:span></text:p>
      <text:list text:style-name="LS3" xml:id="list22">
        <text:list-item>
          <text:p text:style-name="P43"><text:span text:style-name="T43_1">Quality</text:span><text:span text:style-name="T43_2">:<text:s/>5</text:span></text:p>
        </text:list-item>
        <text:list-item>
          <text:p text:style-name="P44"><text:span text:style-name="T44_1">Accessibility</text:span><text:span text:style-name="T44_2">:<text:s/>6</text:span></text:p>
        </text:list-item>
        <text:list-item>
          <text:p text:style-name="P45"><text:span text:style-name="T45_1">Readability</text:span><text:span text:style-name="T45_2">:<text:s/>3</text:span></text:p>
        </text:list-item>
        <text:list-item>
          <text:p text:style-name="P46"><text:span text:style-name="T46_1">Completeness</text:span><text:span text:style-name="T46_2">:<text:s/>7</text:span></text:p>
        </text:list-item>
      </text:list>
      <text:p text:style-name="P47"><text:span text:style-name="T47_1"><text:tab/></text:span><text:span text:style-name="T47_2">Clear</text:span><text:span text:style-name="T47_3"><text:s/></text:span><text:span text:style-name="T47_4">explanations</text:span><text:span text:style-name="T47_5"><text:s/></text:span><text:span text:style-name="T47_6">and</text:span><text:span text:style-name="T47_7"><text:s/></text:span><text:span text:style-name="T47_8">good</text:span><text:span text:style-name="T47_9"><text:s/></text:span><text:span text:style-name="T47_10">code</text:span><text:span text:style-name="T47_11"><text:s/></text:span><text:span text:style-name="T47_12">examples</text:span><text:span text:style-name="T47_13">.<text:s text:c="2"/></text:span><text:span text:style-name="T47_14">This</text:span><text:span text:style-name="T47_15"><text:s/></text:span><text:span text:style-name="T47_16">site</text:span><text:span text:style-name="T47_17"><text:s/></text:span><text:span text:style-name="T47_18">works</text:span><text:span text:style-name="T47_19"><text:s/></text:span><text:span text:style-name="T47_20">primarily</text:span><text:span text:style-name="T47_21"><text:s/></text:span><text:span text:style-name="T47_22">as</text:span><text:span text:style-name="T47_23"><text:s/></text:span><text:span text:style-name="T47_24">a</text:span><text:span text:style-name="T47_25"><text:s/></text:span><text:span text:style-name="T47_26">quick</text:span><text:span text:style-name="T47_27"><text:s/></text:span><text:span text:style-name="T47_28">reference</text:span><text:span text:style-name="T47_29"><text:s/></text:span><text:span text:style-name="T47_30">tool</text:span><text:span text:style-name="T47_31">.<text:s text:c="2"/></text:span><text:span text:style-name="T47_32">The</text:span><text:span text:style-name="T47_33"><text:s/></text:span><text:span text:style-name="T47_34">writing</text:span><text:span text:style-name="T47_35"><text:s/></text:span><text:span text:style-name="T47_36">is</text:span><text:span text:style-name="T47_37"><text:s/></text:span><text:span text:style-name="T47_38">stilted</text:span><text:span text:style-name="T47_39"><text:s/></text:span><text:span text:style-name="T47_40">and</text:span><text:span text:style-name="T47_41"><text:s/></text:span><text:span text:style-name="T47_42">occasionally</text:span><text:span text:style-name="T47_43"><text:s/></text:span><text:span text:style-name="T47_44">difficult</text:span><text:span text:style-name="T47_45"><text:s/></text:span><text:span text:style-name="T47_46">to</text:span><text:span text:style-name="T47_47"><text:s/></text:span><text:span text:style-name="T47_48">understand</text:span><text:span text:style-name="T47_49">.</text:span></text:p>
      <text:p text:style-name="P48"/>
      <text:list text:style-name="LS1" xml:id="list26" text:continue-list="list0">
        <text:list-item>
          <text:p text:style-name="P49"><text:span text:style-name="T49_1">Udemy</text:span><text:span text:style-name="T49_2"><text:s/>--<text:s/></text:span><text:span text:style-name="T49_3">PAID</text:span></text:p>
        </text:list-item>
      </text:list>
      <text:p text:style-name="P50"><text:span text:style-name="T50_1"><text:a xlink:type="simple" xlink:href="https://www.udemy.com/java-design-patterns-tutorial/"><text:span text:style-name="T50_2">https</text:span></text:a></text:span><text:span text:style-name="T50_3"><text:a xlink:type="simple" xlink:href="https://www.udemy.com/java-design-patterns-tutorial/"><text:span text:style-name="T50_4">://</text:span></text:a></text:span><text:span text:style-name="T50_5"><text:a xlink:type="simple" xlink:href="https://www.udemy.com/java-design-patterns-tutorial/"><text:span text:style-name="T50_6">www</text:span></text:a></text:span><text:span text:style-name="T50_7"><text:a xlink:type="simple" xlink:href="https://www.udemy.com/java-design-patterns-tutorial/"><text:span text:style-name="T50_8">.</text:span></text:a></text:span><text:span text:style-name="T50_9"><text:a xlink:type="simple" xlink:href="https://www.udemy.com/java-design-patterns-tutorial/"><text:span text:style-name="T50_10">udemy</text:span></text:a></text:span><text:span text:style-name="T50_11"><text:a xlink:type="simple" xlink:href="https://www.udemy.com/java-design-patterns-tutorial/"><text:span text:style-name="T50_12">.</text:span></text:a></text:span><text:span text:style-name="T50_13"><text:a xlink:type="simple" xlink:href="https://www.udemy.com/java-design-patterns-tutorial/"><text:span text:style-name="T50_14">com</text:span></text:a></text:span><text:span text:style-name="T50_15"><text:a xlink:type="simple" xlink:href="https://www.udemy.com/java-design-patterns-tutorial/"><text:span text:style-name="T50_16">/</text:span></text:a></text:span><text:span text:style-name="T50_17"><text:a xlink:type="simple" xlink:href="https://www.udemy.com/java-design-patterns-tutorial/"><text:span text:style-name="T50_18">java</text:span></text:a></text:span><text:span text:style-name="T50_19"><text:a xlink:type="simple" xlink:href="https://www.udemy.com/java-design-patterns-tutorial/"><text:span text:style-name="T50_20">-</text:span></text:a></text:span><text:span text:style-name="T50_21"><text:a xlink:type="simple" xlink:href="https://www.udemy.com/java-design-patterns-tutorial/"><text:span text:style-name="T50_22">design</text:span></text:a></text:span><text:span text:style-name="T50_23"><text:a xlink:type="simple" xlink:href="https://www.udemy.com/java-design-patterns-tutorial/"><text:span text:style-name="T50_24">-</text:span></text:a></text:span><text:span text:style-name="T50_25"><text:a xlink:type="simple" xlink:href="https://www.udemy.com/java-design-patterns-tutorial/"><text:span text:style-name="T50_26">patterns</text:span></text:a></text:span><text:span text:style-name="T50_27"><text:a xlink:type="simple" xlink:href="https://www.udemy.com/java-design-patterns-tutorial/"><text:span text:style-name="T50_28">-</text:span></text:a></text:span><text:span text:style-name="T50_29"><text:a xlink:type="simple" xlink:href="https://www.udemy.com/java-design-patterns-tutorial/"><text:span text:style-name="T50_30">tutorial</text:span></text:a></text:span><text:span text:style-name="T50_31"><text:a xlink:type="simple" xlink:href="https://www.udemy.com/java-design-patterns-tutorial/"><text:span text:style-name="T50_32">/</text:span></text:a></text:span></text:p>
      <text:list text:style-name="LS3" xml:id="list27">
        <text:list-item>
          <text:p text:style-name="P51"><text:span text:style-name="T51_1">Quality</text:span><text:span text:style-name="T51_2">:<text:s/>4?</text:span></text:p>
        </text:list-item>
        <text:list-item>
          <text:p text:style-name="P52"><text:span text:style-name="T52_1">Accessibility</text:span><text:span text:style-name="T52_2">:<text:s/>2</text:span></text:p>
        </text:list-item>
        <text:list-item>
          <text:p text:style-name="P53"><text:span text:style-name="T53_1">Readability</text:span><text:span text:style-name="T53_2">:<text:s/>6</text:span></text:p>
        </text:list-item>
        <text:list-item>
          <text:p text:style-name="P54"><text:span text:style-name="T54_1">Completeness</text:span><text:span text:style-name="T54_2">:<text:s/>??</text:span></text:p>
        </text:list-item>
      </text:list>
      <text:p text:style-name="P55"><text:span text:style-name="T55_1"><text:tab/></text:span><text:span text:style-name="T55_2">Has</text:span><text:span text:style-name="T55_3"><text:s/></text:span><text:span text:style-name="T55_4">good</text:span><text:span text:style-name="T55_5"><text:s/></text:span><text:span text:style-name="T55_6">reviews</text:span><text:span text:style-name="T55_7"><text:s/></text:span><text:span text:style-name="T55_8">from</text:span><text:span text:style-name="T55_9"><text:s/></text:span><text:span text:style-name="T55_10">the</text:span><text:span text:style-name="T55_11"><text:s/></text:span><text:span text:style-name="T55_12">individuals</text:span><text:span text:style-name="T55_13"><text:s/></text:span><text:span text:style-name="T55_14">that</text:span><text:span text:style-name="T55_15"><text:s/></text:span><text:span text:style-name="T55_16">have</text:span><text:span text:style-name="T55_17"><text:s/></text:span><text:span text:style-name="T55_18">taken</text:span><text:span text:style-name="T55_19"><text:s/></text:span><text:span text:style-name="T55_20">the</text:span><text:span text:style-name="T55_21"><text:s/></text:span><text:span text:style-name="T55_22">course</text:span><text:span text:style-name="T55_23">.<text:s text:c="2"/></text:span><text:span text:style-name="T55_24">The</text:span><text:span text:style-name="T55_25"><text:s/></text:span><text:span text:style-name="T55_26">free</text:span><text:span text:style-name="T55_27"><text:s/></text:span><text:span text:style-name="T55_28">sample</text:span><text:span text:style-name="T55_29"><text:s/></text:span><text:span text:style-name="T55_30">course</text:span><text:span text:style-name="T55_31"><text:s/></text:span><text:span text:style-name="T55_32">covers</text:span><text:span text:style-name="T55_33"><text:s/></text:span><text:span text:style-name="T55_34">some</text:span><text:span text:style-name="T55_35"><text:s/></text:span><text:span text:style-name="T55_36">common</text:span><text:span text:style-name="T55_37"><text:s/></text:span><text:span text:style-name="T55_38">patterns</text:span><text:span text:style-name="T55_39">,<text:s/></text:span><text:span text:style-name="T55_40">but</text:span><text:span text:style-name="T55_41"><text:s/></text:span><text:span text:style-name="T55_42">many</text:span><text:span text:style-name="T55_43"><text:s/></text:span><text:span text:style-name="T55_44">are</text:span><text:span text:style-name="T55_45"><text:s/></text:span><text:span text:style-name="T55_46">behind</text:span><text:span text:style-name="T55_47"><text:s/></text:span><text:span text:style-name="T55_48">the</text:span><text:span text:style-name="T55_49"><text:s/></text:span><text:span text:style-name="T55_50">paywall</text:span><text:span text:style-name="T55_51">.</text:span></text:p>
      <text:p text:style-name="P56"/>
      <text:list text:style-name="LS1" xml:id="list31" text:continue-list="list0">
        <text:list-item>
          <text:p text:style-name="P57"><text:span text:style-name="T57_1">Design</text:span><text:span text:style-name="T57_2"><text:s/></text:span><text:span text:style-name="T57_3">Patterns</text:span><text:span text:style-name="T57_4"><text:s/></text:span><text:span text:style-name="T57_5">in</text:span><text:span text:style-name="T57_6"><text:s/></text:span><text:span text:style-name="T57_7">Python</text:span><text:span text:style-name="T57_8"><text:s/>--<text:s/></text:span><text:span text:style-name="T57_9">PDF</text:span></text:p>
        </text:list-item>
      </text:list>
      <text:p text:style-name="P58"><text:span text:style-name="T58_1"><text:a xlink:type="simple" xlink:href="http://kennison.name/files/zopestore/uploads/python/DesignPatternsInPython_ver0.1.pdf"><text:span text:style-name="T58_2">http</text:span></text:a></text:span><text:span text:style-name="T58_3"><text:a xlink:type="simple" xlink:href="http://kennison.name/files/zopestore/uploads/python/DesignPatternsInPython_ver0.1.pdf"><text:span text:style-name="T58_4">://</text:span></text:a></text:span><text:span text:style-name="T58_5"><text:a xlink:type="simple" xlink:href="http://kennison.name/files/zopestore/uploads/python/DesignPatternsInPython_ver0.1.pdf"><text:span text:style-name="T58_6">kennison</text:span></text:a></text:span><text:span text:style-name="T58_7"><text:a xlink:type="simple" xlink:href="http://kennison.name/files/zopestore/uploads/python/DesignPatternsInPython_ver0.1.pdf"><text:span text:style-name="T58_8">.</text:span></text:a></text:span><text:span text:style-name="T58_9"><text:a xlink:type="simple" xlink:href="http://kennison.name/files/zopestore/uploads/python/DesignPatternsInPython_ver0.1.pdf"><text:span text:style-name="T58_10">name</text:span></text:a></text:span><text:span text:style-name="T58_11"><text:a xlink:type="simple" xlink:href="http://kennison.name/files/zopestore/uploads/python/DesignPatternsInPython_ver0.1.pdf"><text:span text:style-name="T58_12">/</text:span></text:a></text:span><text:span text:style-name="T58_13"><text:a xlink:type="simple" xlink:href="http://kennison.name/files/zopestore/uploads/python/DesignPatternsInPython_ver0.1.pdf"><text:span text:style-name="T58_14">files</text:span></text:a></text:span><text:span text:style-name="T58_15"><text:a xlink:type="simple" xlink:href="http://kennison.name/files/zopestore/uploads/python/DesignPatternsInPython_ver0.1.pdf"><text:span text:style-name="T58_16">/</text:span></text:a></text:span><text:span text:style-name="T58_17"><text:a xlink:type="simple" xlink:href="http://kennison.name/files/zopestore/uploads/python/DesignPatternsInPython_ver0.1.pdf"><text:span text:style-name="T58_18">zopestore</text:span></text:a></text:span><text:span text:style-name="T58_19"><text:a xlink:type="simple" xlink:href="http://kennison.name/files/zopestore/uploads/python/DesignPatternsInPython_ver0.1.pdf"><text:span text:style-name="T58_20">/</text:span></text:a></text:span><text:span text:style-name="T58_21"><text:a xlink:type="simple" xlink:href="http://kennison.name/files/zopestore/uploads/python/DesignPatternsInPython_ver0.1.pdf"><text:span text:style-name="T58_22">uploads</text:span></text:a></text:span><text:span text:style-name="T58_23"><text:a xlink:type="simple" xlink:href="http://kennison.name/files/zopestore/uploads/python/DesignPatternsInPython_ver0.1.pdf"><text:span text:style-name="T58_24">/</text:span></text:a></text:span><text:span text:style-name="T58_25"><text:a xlink:type="simple" xlink:href="http://kennison.name/files/zopestore/uploads/python/DesignPatternsInPython_ver0.1.pdf"><text:span text:style-name="T58_26">python</text:span></text:a></text:span><text:span text:style-name="T58_27"><text:a xlink:type="simple" xlink:href="http://kennison.name/files/zopestore/uploads/python/DesignPatternsInPython_ver0.1.pdf"><text:span text:style-name="T58_28">/</text:span></text:a></text:span><text:span text:style-name="T58_29"><text:a xlink:type="simple" xlink:href="http://kennison.name/files/zopestore/uploads/python/DesignPatternsInPython_ver0.1.pdf"><text:span text:style-name="T58_30">DesignPatternsInPython</text:span></text:a></text:span><text:span text:style-name="T58_31"><text:a xlink:type="simple" xlink:href="http://kennison.name/files/zopestore/uploads/python/DesignPatternsInPython_ver0.1.pdf"><text:span text:style-name="T58_32">_</text:span></text:a></text:span><text:span text:style-name="T58_33"><text:a xlink:type="simple" xlink:href="http://kennison.name/files/zopestore/uploads/python/DesignPatternsInPython_ver0.1.pdf"><text:span text:style-name="T58_34">ver</text:span></text:a></text:span><text:span text:style-name="T58_35"><text:a xlink:type="simple" xlink:href="http://kennison.name/files/zopestore/uploads/python/DesignPatternsInPython_ver0.1.pdf"><text:span text:style-name="T58_36">0.1.</text:span></text:a></text:span><text:span text:style-name="T58_37"><text:a xlink:type="simple" xlink:href="http://kennison.name/files/zopestore/uploads/python/DesignPatternsInPython_ver0.1.pdf"><text:span text:style-name="T58_38">pdf</text:span></text:a></text:span></text:p>
      <text:list text:style-name="LS3" xml:id="list32">
        <text:list-item>
          <text:p text:style-name="P59"><text:span text:style-name="T59_1">Quality</text:span><text:span text:style-name="T59_2">:5</text:span></text:p>
        </text:list-item>
        <text:list-item>
          <text:p text:style-name="P60"><text:span text:style-name="T60_1">Accessibility</text:span><text:span text:style-name="T60_2">:<text:s/>7</text:span></text:p>
        </text:list-item>
        <text:list-item>
          <text:p text:style-name="P61"><text:span text:style-name="T61_1">Readability</text:span><text:span text:style-name="T61_2">:5</text:span></text:p>
        </text:list-item>
        <text:list-item>
          <text:p text:style-name="P62"><text:span text:style-name="T62_1">Completeness</text:span><text:span text:style-name="T62_2">:<text:s/>4</text:span></text:p>
        </text:list-item>
      </text:list>
      <text:p text:style-name="P63"><text:span text:style-name="T63_1">This</text:span><text:span text:style-name="T63_2"><text:s/></text:span><text:span text:style-name="T63_3">document</text:span><text:span text:style-name="T63_4"><text:s/></text:span><text:span text:style-name="T63_5">only</text:span><text:span text:style-name="T63_6"><text:s/></text:span><text:span text:style-name="T63_7">covers</text:span><text:span text:style-name="T63_8"><text:s/></text:span><text:span text:style-name="T63_9">seven</text:span><text:span text:style-name="T63_10"><text:s/></text:span><text:span text:style-name="T63_11">patterns</text:span><text:span text:style-name="T63_12"><text:s/></text:span><text:span text:style-name="T63_13">and</text:span><text:span text:style-name="T63_14"><text:s/></text:span><text:span text:style-name="T63_15">works</text:span><text:span text:style-name="T63_16"><text:s/></text:span><text:span text:style-name="T63_17">better</text:span><text:span text:style-name="T63_18"><text:s/></text:span><text:span text:style-name="T63_19">as</text:span><text:span text:style-name="T63_20"><text:s/></text:span><text:span text:style-name="T63_21">a</text:span><text:span text:style-name="T63_22"><text:s/></text:span><text:span text:style-name="T63_23">quick</text:span><text:span text:style-name="T63_24"><text:s/></text:span><text:span text:style-name="T63_25">reference</text:span><text:span text:style-name="T63_26"><text:s/></text:span><text:span text:style-name="T63_27">than</text:span><text:span text:style-name="T63_28"><text:s/></text:span><text:span text:style-name="T63_29">an</text:span><text:span text:style-name="T63_30"><text:s/></text:span><text:span text:style-name="T63_31">in</text:span><text:span text:style-name="T63_32">-</text:span><text:span text:style-name="T63_33">depth</text:span><text:span text:style-name="T63_34"><text:s/></text:span><text:span text:style-name="T63_35">guide</text:span><text:span text:style-name="T63_36">.<text:s text:c="2"/></text:span><text:span text:style-name="T63_37">May</text:span><text:span text:style-name="T63_38"><text:s/></text:span><text:span text:style-name="T63_39">be</text:span><text:span text:style-name="T63_40"><text:s/></text:span><text:span text:style-name="T63_41">worth</text:span><text:span text:style-name="T63_42"><text:s/></text:span><text:span text:style-name="T63_43">printing</text:span><text:span text:style-name="T63_44"><text:s/></text:span><text:span text:style-name="T63_45">to</text:span><text:span text:style-name="T63_46"><text:s/></text:span><text:span text:style-name="T63_47">keep</text:span><text:span text:style-name="T63_48"><text:s/></text:span><text:span text:style-name="T63_49">as</text:span><text:span text:style-name="T63_50"><text:s/></text:span><text:span text:style-name="T63_51">a</text:span><text:span text:style-name="T63_52"><text:s/></text:span><text:span text:style-name="T63_53">reference</text:span><text:span text:style-name="T63_54"><text:s/></text:span><text:span text:style-name="T63_55">tool</text:span><text:span text:style-name="T63_56">.</text:span></text:p>
      <text:p text:style-name="P64"/>
      <text:list text:style-name="LS1" xml:id="list36" text:continue-list="list0">
        <text:list-item>
          <text:p text:style-name="P65"><text:span text:style-name="T65_1">OODesign</text:span></text:p>
        </text:list-item>
      </text:list>
      <text:p text:style-name="P66"><text:span text:style-name="T66_1"><text:a xlink:type="simple" xlink:href="http://www.oodesign.com/"><text:span text:style-name="T66_2">http</text:span></text:a></text:span><text:span text:style-name="T66_3"><text:a xlink:type="simple" xlink:href="http://www.oodesign.com/"><text:span text:style-name="T66_4">://</text:span></text:a></text:span><text:span text:style-name="T66_5"><text:a xlink:type="simple" xlink:href="http://www.oodesign.com/"><text:span text:style-name="T66_6">www</text:span></text:a></text:span><text:span text:style-name="T66_7"><text:a xlink:type="simple" xlink:href="http://www.oodesign.com/"><text:span text:style-name="T66_8">.</text:span></text:a></text:span><text:span text:style-name="T66_9"><text:a xlink:type="simple" xlink:href="http://www.oodesign.com/"><text:span text:style-name="T66_10">oodesign</text:span></text:a></text:span><text:span text:style-name="T66_11"><text:a xlink:type="simple" xlink:href="http://www.oodesign.com/"><text:span text:style-name="T66_12">.</text:span></text:a></text:span><text:span text:style-name="T66_13"><text:a xlink:type="simple" xlink:href="http://www.oodesign.com/"><text:span text:style-name="T66_14">com</text:span></text:a></text:span><text:span text:style-name="T66_15"><text:a xlink:type="simple" xlink:href="http://www.oodesign.com/"><text:span text:style-name="T66_16">/</text:span></text:a></text:span></text:p>
      <text:list text:style-name="LS3" xml:id="list37">
        <text:list-item>
          <text:p text:style-name="P67"><text:span text:style-name="T67_1">Quality</text:span><text:span text:style-name="T67_2">:<text:s/>8</text:span></text:p>
        </text:list-item>
        <text:list-item>
          <text:p text:style-name="P68"><text:span text:style-name="T68_1">Accessibility</text:span><text:span text:style-name="T68_2">:<text:s/>5</text:span></text:p>
        </text:list-item>
        <text:list-item>
          <text:p text:style-name="P69"><text:span text:style-name="T69_1">Readability</text:span><text:span text:style-name="T69_2">:<text:s text:c="2"/>8</text:span></text:p>
        </text:list-item>
        <text:list-item>
          <text:p text:style-name="P70"><text:span text:style-name="T70_1">Completeness</text:span><text:span text:style-name="T70_2">:<text:s/>8</text:span></text:p>
        </text:list-item>
      </text:list>
      <text:p text:style-name="P71"><text:span text:style-name="T71_1"><text:s/><text:tab/></text:span><text:span text:style-name="T71_2">Covers</text:span><text:span text:style-name="T71_3"><text:s/></text:span><text:span text:style-name="T71_4">benefits</text:span><text:span text:style-name="T71_5"><text:s/></text:span><text:span text:style-name="T71_6">and</text:span><text:span text:style-name="T71_7"><text:s/></text:span><text:span text:style-name="T71_8">drawbacks</text:span><text:span text:style-name="T71_9"><text:s/></text:span><text:span text:style-name="T71_10">of</text:span><text:span text:style-name="T71_11"><text:s/></text:span><text:span text:style-name="T71_12">each</text:span><text:span text:style-name="T71_13"><text:s/></text:span><text:span text:style-name="T71_14">pattern</text:span><text:span text:style-name="T71_15">.<text:s/></text:span><text:span text:style-name="T71_16">Somewhat</text:span><text:span text:style-name="T71_17"><text:s/></text:span><text:span text:style-name="T71_18">dense</text:span><text:span text:style-name="T71_19"><text:s/></text:span><text:span text:style-name="T71_20">and</text:span><text:span text:style-name="T71_21"><text:s/></text:span><text:span text:style-name="T71_22">difficult</text:span><text:span text:style-name="T71_23"><text:s/></text:span><text:span text:style-name="T71_24">to</text:span><text:span text:style-name="T71_25"><text:s/></text:span><text:span text:style-name="T71_26">navigate</text:span><text:span text:style-name="T71_27"><text:s/></text:span><text:span text:style-name="T71_28">but</text:span><text:span text:style-name="T71_29"><text:s/></text:span><text:span text:style-name="T71_30">thoroughly</text:span><text:span text:style-name="T71_31"><text:s/></text:span><text:span text:style-name="T71_32">covers</text:span><text:span text:style-name="T71_33"><text:s/></text:span><text:span text:style-name="T71_34">each</text:span><text:span text:style-name="T71_35"><text:s/></text:span><text:span text:style-name="T71_36">of</text:span><text:span text:style-name="T71_37"><text:s/></text:span><text:span text:style-name="T71_38">the</text:span><text:span text:style-name="T71_39"><text:s/></text:span><text:span text:style-name="T71_40">patterns</text:span><text:span text:style-name="T71_41">.<text:s text:c="2"/></text:span><text:span text:style-name="T71_42">Good</text:span><text:span text:style-name="T71_43"><text:s/></text:span><text:span text:style-name="T71_44">diagramming</text:span><text:span text:style-name="T71_45"><text:s/></text:span><text:span text:style-name="T71_46">and</text:span><text:span text:style-name="T71_47"><text:s/></text:span><text:span text:style-name="T71_48">code</text:span><text:span text:style-name="T71_49"><text:s/></text:span><text:span text:style-name="T71_50">examples</text:span><text:span text:style-name="T71_51"><text:s/></text:span><text:span text:style-name="T71_52">make</text:span><text:span text:style-name="T71_53"><text:s/></text:span><text:span text:style-name="T71_54">up</text:span><text:span text:style-name="T71_55"><text:s/></text:span><text:span text:style-name="T71_56">for</text:span><text:span text:style-name="T71_57"><text:s/></text:span><text:span text:style-name="T71_58">the</text:span><text:span text:style-name="T71_59"><text:s/></text:span><text:span text:style-name="T71_60">clunkiness</text:span><text:span text:style-name="T71_61"><text:s/></text:span><text:span text:style-name="T71_62">of</text:span><text:span text:style-name="T71_63"><text:s/></text:span><text:span text:style-name="T71_64">the</text:span><text:span text:style-name="T71_65"><text:s/></text:span><text:span text:style-name="T71_66">site</text:span><text:span text:style-name="T71_67">’</text:span><text:span text:style-name="T71_68">s</text:span><text:span text:style-name="T71_69"><text:s/></text:span><text:span text:style-name="T71_70">design</text:span><text:span text:style-name="T71_71">.</text:span></text:p>
      <text:p text:style-name="P72"/>
      <text:list text:style-name="LS1" xml:id="list41" text:continue-list="list0">
        <text:list-item>
          <text:p text:style-name="P73"><text:span text:style-name="T73_1">Quince</text:span></text:p>
        </text:list-item>
      </text:list>
      <text:p text:style-name="P74"><text:span text:style-name="T74_1"><text:a xlink:type="simple" xlink:href="http://quince.infragistics.com/"><text:span text:style-name="T74_2">http</text:span></text:a></text:span><text:span text:style-name="T74_3"><text:a xlink:type="simple" xlink:href="http://quince.infragistics.com/"><text:span text:style-name="T74_4">://</text:span></text:a></text:span><text:span text:style-name="T74_5"><text:a xlink:type="simple" xlink:href="http://quince.infragistics.com/"><text:span text:style-name="T74_6">quince</text:span></text:a></text:span><text:span text:style-name="T74_7"><text:a xlink:type="simple" xlink:href="http://quince.infragistics.com/"><text:span text:style-name="T74_8">.</text:span></text:a></text:span><text:span text:style-name="T74_9"><text:a xlink:type="simple" xlink:href="http://quince.infragistics.com/"><text:span text:style-name="T74_10">infragistics</text:span></text:a></text:span><text:span text:style-name="T74_11"><text:a xlink:type="simple" xlink:href="http://quince.infragistics.com/"><text:span text:style-name="T74_12">.</text:span></text:a></text:span><text:span text:style-name="T74_13"><text:a xlink:type="simple" xlink:href="http://quince.infragistics.com/"><text:span text:style-name="T74_14">com</text:span></text:a></text:span><text:span text:style-name="T74_15"><text:a xlink:type="simple" xlink:href="http://quince.infragistics.com/"><text:span text:style-name="T74_16">/</text:span></text:a></text:span></text:p>
      <text:list text:style-name="LS3" xml:id="list42">
        <text:list-item>
          <text:p text:style-name="P75"><text:span text:style-name="T75_1">Quality</text:span><text:span text:style-name="T75_2">:<text:s/>9</text:span></text:p>
        </text:list-item>
        <text:list-item>
          <text:p text:style-name="P76"><text:span text:style-name="T76_1">Accessibility</text:span><text:span text:style-name="T76_2">:<text:s/>9</text:span></text:p>
        </text:list-item>
        <text:list-item>
          <text:p text:style-name="P77"><text:span text:style-name="T77_1">Readability</text:span><text:span text:style-name="T77_2">:<text:s/>10</text:span></text:p>
        </text:list-item>
        <text:list-item>
          <text:p text:style-name="P78"><text:span text:style-name="T78_1">Completeness</text:span><text:span text:style-name="T78_2">:<text:s/></text:span><text:span text:style-name="T78_3">N</text:span><text:span text:style-name="T78_4">/</text:span><text:span text:style-name="T78_5">A</text:span></text:p>
        </text:list-item>
      </text:list>
      <text:p text:style-name="P79"><text:span text:style-name="T79_1">Sadly</text:span><text:span text:style-name="T79_2"><text:s/></text:span><text:span text:style-name="T79_3">Quince</text:span><text:span text:style-name="T79_4"><text:s/></text:span><text:span text:style-name="T79_5">is</text:span><text:span text:style-name="T79_6"><text:s/></text:span><text:span text:style-name="T79_7">for</text:span><text:span text:style-name="T79_8"><text:s/></text:span><text:span text:style-name="T79_9">UX</text:span><text:span text:style-name="T79_10">/</text:span><text:span text:style-name="T79_11">UI</text:span><text:span text:style-name="T79_12"><text:s/></text:span><text:span text:style-name="T79_13">patterns</text:span><text:span text:style-name="T79_14"><text:s/></text:span><text:span text:style-name="T79_15">exclusively</text:span><text:span text:style-name="T79_16">.<text:s text:c="2"/></text:span><text:span text:style-name="T79_17">The</text:span><text:span text:style-name="T79_18"><text:s/></text:span><text:span text:style-name="T79_19">interface</text:span><text:span text:style-name="T79_20"><text:s/></text:span><text:span text:style-name="T79_21">is</text:span><text:span text:style-name="T79_22"><text:s/></text:span><text:span text:style-name="T79_23">intuitive</text:span><text:span text:style-name="T79_24"><text:s/></text:span><text:span text:style-name="T79_25">and</text:span><text:span text:style-name="T79_26"><text:s/></text:span><text:span text:style-name="T79_27">easy</text:span><text:span text:style-name="T79_28"><text:s/></text:span><text:span text:style-name="T79_29">to</text:span><text:span text:style-name="T79_30"><text:s/></text:span><text:span text:style-name="T79_31">navigate</text:span><text:span text:style-name="T79_32">.<text:s text:c="2"/></text:span><text:span text:style-name="T79_33">It</text:span><text:span text:style-name="T79_34"><text:s/></text:span><text:span text:style-name="T79_35">would</text:span><text:span text:style-name="T79_36"><text:s/></text:span><text:span text:style-name="T79_37">be</text:span><text:span text:style-name="T79_38"><text:s/></text:span><text:span text:style-name="T79_39">great</text:span><text:span text:style-name="T79_40"><text:s/></text:span><text:span text:style-name="T79_41">if</text:span><text:span text:style-name="T79_42"><text:s/></text:span><text:span text:style-name="T79_43">the</text:span><text:span text:style-name="T79_44"><text:s/></text:span><text:span text:style-name="T79_45">UX</text:span><text:span text:style-name="T79_46">/</text:span><text:span text:style-name="T79_47">UI</text:span><text:span text:style-name="T79_48"><text:s/></text:span><text:span text:style-name="T79_49">designers</text:span><text:span text:style-name="T79_50"><text:s/></text:span><text:span text:style-name="T79_51">who</text:span><text:span text:style-name="T79_52"><text:s/></text:span><text:span text:style-name="T79_53">made</text:span><text:span text:style-name="T79_54"><text:s/></text:span><text:span text:style-name="T79_55">Quince</text:span><text:span text:style-name="T79_56"><text:s/></text:span><text:span text:style-name="T79_57">would</text:span><text:span text:style-name="T79_58"><text:s/></text:span><text:span text:style-name="T79_59">lend</text:span><text:span text:style-name="T79_60"><text:s/></text:span><text:span text:style-name="T79_61">some</text:span><text:span text:style-name="T79_62"><text:s/></text:span><text:span text:style-name="T79_63">of</text:span><text:span text:style-name="T79_64"><text:s/></text:span><text:span text:style-name="T79_65">their</text:span><text:span text:style-name="T79_66"><text:s/></text:span><text:span text:style-name="T79_67">time</text:span><text:span text:style-name="T79_68"><text:s/></text:span><text:span text:style-name="T79_69">to</text:span><text:span text:style-name="T79_70"><text:s/></text:span><text:span text:style-name="T79_71">their</text:span><text:span text:style-name="T79_72"><text:s/></text:span><text:span text:style-name="T79_73">aesthetically</text:span><text:span text:style-name="T79_74">-</text:span><text:span text:style-name="T79_75">challenged</text:span><text:span text:style-name="T79_76"><text:s/></text:span><text:span text:style-name="T79_77">programming</text:span><text:span text:style-name="T79_78"><text:s/></text:span><text:span text:style-name="T79_79">friends</text:span><text:span text:style-name="T79_80">,<text:s/></text:span><text:span text:style-name="T79_81">because</text:span><text:span text:style-name="T79_82"><text:s/></text:span><text:span text:style-name="T79_83">it</text:span><text:span text:style-name="T79_84"><text:s/></text:span><text:span text:style-name="T79_85">would</text:span><text:span text:style-name="T79_86"><text:s/></text:span><text:span text:style-name="T79_87">be</text:span><text:span text:style-name="T79_88"><text:s/></text:span><text:span text:style-name="T79_89">an</text:span><text:span text:style-name="T79_90"><text:s/></text:span><text:span text:style-name="T79_91">excellent</text:span><text:span text:style-name="T79_92"><text:s/></text:span><text:span text:style-name="T79_93">resource</text:span><text:span text:style-name="T79_94"><text:s/></text:span><text:span text:style-name="T79_95">for</text:span><text:span text:style-name="T79_96"><text:s/></text:span><text:span text:style-name="T79_97">traditional</text:span><text:span text:style-name="T79_98"><text:s/></text:span><text:span text:style-name="T79_99">patterns</text:span><text:span text:style-name="T79_100">.</text:span></text:p>
      <text:p text:style-name="P80"/>
      <text:p text:style-name="P81"><text:span text:style-name="T81_1"><text:tab/></text:span><text:span text:style-name="T81_2">YouTube</text:span><text:span text:style-name="T81_3"><text:s/></text:span><text:span text:style-name="T81_4">Videos</text:span></text:p>
      <text:p text:style-name="P82"/>
      <text:list text:style-name="LS1" xml:id="list46" text:continue-list="list0">
        <text:list-item>
          <text:p text:style-name="P83"><text:span text:style-name="T83_1">Design</text:span><text:span text:style-name="T83_2"><text:s/></text:span><text:span text:style-name="T83_3">Patterns</text:span><text:span text:style-name="T83_4"><text:s/></text:span><text:span text:style-name="T83_5">for</text:span><text:span text:style-name="T83_6"><text:s/></text:span><text:span text:style-name="T83_7">Beginners</text:span><text:span text:style-name="T83_8"><text:s/></text:span></text:p>
        </text:list-item>
      </text:list>
      <text:p text:style-name="P84"><text:span text:style-name="T84_1"><text:a xlink:type="simple" xlink:href="https://www.youtube.com/watch?v=CuyzH0-Nx14"><text:span text:style-name="T84_2">https</text:span></text:a></text:span><text:span text:style-name="T84_3"><text:a xlink:type="simple" xlink:href="https://www.youtube.com/watch?v=CuyzH0-Nx14"><text:span text:style-name="T84_4">://</text:span></text:a></text:span><text:span text:style-name="T84_5"><text:a xlink:type="simple" xlink:href="https://www.youtube.com/watch?v=CuyzH0-Nx14"><text:span text:style-name="T84_6">www</text:span></text:a></text:span><text:span text:style-name="T84_7"><text:a xlink:type="simple" xlink:href="https://www.youtube.com/watch?v=CuyzH0-Nx14"><text:span text:style-name="T84_8">.</text:span></text:a></text:span><text:span text:style-name="T84_9"><text:a xlink:type="simple" xlink:href="https://www.youtube.com/watch?v=CuyzH0-Nx14"><text:span text:style-name="T84_10">youtube</text:span></text:a></text:span><text:span text:style-name="T84_11"><text:a xlink:type="simple" xlink:href="https://www.youtube.com/watch?v=CuyzH0-Nx14"><text:span text:style-name="T84_12">.</text:span></text:a></text:span><text:span text:style-name="T84_13"><text:a xlink:type="simple" xlink:href="https://www.youtube.com/watch?v=CuyzH0-Nx14"><text:span text:style-name="T84_14">com</text:span></text:a></text:span><text:span text:style-name="T84_15"><text:a xlink:type="simple" xlink:href="https://www.youtube.com/watch?v=CuyzH0-Nx14"><text:span text:style-name="T84_16">/</text:span></text:a></text:span><text:span text:style-name="T84_17"><text:a xlink:type="simple" xlink:href="https://www.youtube.com/watch?v=CuyzH0-Nx14"><text:span text:style-name="T84_18">watch</text:span></text:a></text:span><text:span text:style-name="T84_19"><text:a xlink:type="simple" xlink:href="https://www.youtube.com/watch?v=CuyzH0-Nx14"><text:span text:style-name="T84_20">?</text:span></text:a></text:span><text:span text:style-name="T84_21"><text:a xlink:type="simple" xlink:href="https://www.youtube.com/watch?v=CuyzH0-Nx14"><text:span text:style-name="T84_22">v</text:span></text:a></text:span><text:span text:style-name="T84_23"><text:a xlink:type="simple" xlink:href="https://www.youtube.com/watch?v=CuyzH0-Nx14"><text:span text:style-name="T84_24">=</text:span></text:a></text:span><text:span text:style-name="T84_25"><text:a xlink:type="simple" xlink:href="https://www.youtube.com/watch?v=CuyzH0-Nx14"><text:span text:style-name="T84_26">CuyzH</text:span></text:a></text:span><text:span text:style-name="T84_27"><text:a xlink:type="simple" xlink:href="https://www.youtube.com/watch?v=CuyzH0-Nx14"><text:span text:style-name="T84_28">0-</text:span></text:a></text:span><text:span text:style-name="T84_29"><text:a xlink:type="simple" xlink:href="https://www.youtube.com/watch?v=CuyzH0-Nx14"><text:span text:style-name="T84_30">Nx</text:span></text:a></text:span><text:span text:style-name="T84_31"><text:a xlink:type="simple" xlink:href="https://www.youtube.com/watch?v=CuyzH0-Nx14"><text:span text:style-name="T84_32">14</text:span></text:a></text:span></text:p>
      <text:list text:style-name="LS3" xml:id="list47">
        <text:list-item>
          <text:p text:style-name="P85"><text:span text:style-name="T85_1">Quality</text:span><text:span text:style-name="T85_2">:<text:s/>2</text:span></text:p>
        </text:list-item>
        <text:list-item>
          <text:p text:style-name="P86"><text:span text:style-name="T86_1">Accessibility</text:span><text:span text:style-name="T86_2">:<text:s/>7</text:span></text:p>
        </text:list-item>
        <text:list-item>
          <text:p text:style-name="P87"><text:span text:style-name="T87_1">Readability</text:span><text:span text:style-name="T87_2">:<text:s/>1</text:span></text:p>
        </text:list-item>
        <text:list-item>
          <text:p text:style-name="P88"><text:span text:style-name="T88_1">Completeness</text:span><text:span text:style-name="T88_2">:<text:s/>2</text:span></text:p>
        </text:list-item>
      </text:list>
      <text:p text:style-name="P89"><text:span text:style-name="T89_1"><text:tab/></text:span><text:span text:style-name="T89_2">This</text:span><text:span text:style-name="T89_3"><text:s/></text:span><text:span text:style-name="T89_4">channel</text:span><text:span text:style-name="T89_5"><text:s/></text:span><text:span text:style-name="T89_6">is</text:span><text:span text:style-name="T89_7"><text:s/></text:span><text:span text:style-name="T89_8">sadly</text:span><text:span text:style-name="T89_9"><text:s/></text:span><text:span text:style-name="T89_10">exemplary</text:span><text:span text:style-name="T89_11"><text:s/></text:span><text:span text:style-name="T89_12">of</text:span><text:span text:style-name="T89_13"><text:s/></text:span><text:span text:style-name="T89_14">many</text:span><text:span text:style-name="T89_15"><text:s/></text:span><text:span text:style-name="T89_16">youtube</text:span><text:span text:style-name="T89_17"><text:s/></text:span><text:span text:style-name="T89_18">series</text:span><text:span text:style-name="T89_19"><text:s/></text:span><text:span text:style-name="T89_20">on</text:span><text:span text:style-name="T89_21"><text:s/></text:span><text:span text:style-name="T89_22">design</text:span><text:span text:style-name="T89_23"><text:s/></text:span><text:span text:style-name="T89_24">patterns</text:span><text:span text:style-name="T89_25">.<text:s text:c="2"/></text:span><text:span text:style-name="T89_26">It</text:span><text:span text:style-name="T89_27"><text:s/></text:span><text:span text:style-name="T89_28">manages</text:span><text:span text:style-name="T89_29"><text:s/></text:span><text:span text:style-name="T89_30">to</text:span><text:span text:style-name="T89_31"><text:s/></text:span><text:span text:style-name="T89_32">be</text:span><text:span text:style-name="T89_33"><text:s/></text:span><text:span text:style-name="T89_34">too</text:span><text:span text:style-name="T89_35"><text:s/></text:span><text:span text:style-name="T89_36">basic</text:span><text:span text:style-name="T89_37"><text:s/></text:span><text:span text:style-name="T89_38">and</text:span><text:span text:style-name="T89_39"><text:s/></text:span><text:span text:style-name="T89_40">still</text:span><text:span text:style-name="T89_41"><text:s/></text:span><text:span text:style-name="T89_42">too</text:span><text:span text:style-name="T89_43"><text:s/></text:span><text:span text:style-name="T89_44">dry</text:span><text:span text:style-name="T89_45"><text:s/></text:span><text:span text:style-name="T89_46">and</text:span><text:span text:style-name="T89_47"><text:s/></text:span><text:span text:style-name="T89_48">technical</text:span><text:span text:style-name="T89_49"><text:s/></text:span><text:span text:style-name="T89_50">to</text:span><text:span text:style-name="T89_51"><text:s/></text:span><text:span text:style-name="T89_52">be</text:span><text:span text:style-name="T89_53"><text:s/></text:span><text:span text:style-name="T89_54">of</text:span><text:span text:style-name="T89_55"><text:s/></text:span><text:span text:style-name="T89_56">use</text:span><text:span text:style-name="T89_57">.<text:s text:c="2"/></text:span><text:span text:style-name="T89_58">Lecture</text:span><text:span text:style-name="T89_59"><text:s/></text:span><text:span text:style-name="T89_60">recordings</text:span><text:span text:style-name="T89_61"><text:s/></text:span><text:span text:style-name="T89_62">are</text:span><text:span text:style-name="T89_63"><text:s/></text:span><text:span text:style-name="T89_64">significantly</text:span><text:span text:style-name="T89_65"><text:s/></text:span><text:span text:style-name="T89_66">more</text:span><text:span text:style-name="T89_67"><text:s/></text:span><text:span text:style-name="T89_68">useful</text:span><text:span text:style-name="T89_69"><text:s/></text:span><text:span text:style-name="T89_70">to</text:span><text:span text:style-name="T89_71"><text:s/></text:span><text:span text:style-name="T89_72">study</text:span><text:span text:style-name="T89_73"><text:s/></text:span><text:span text:style-name="T89_74">from</text:span><text:span text:style-name="T89_75"><text:s/></text:span><text:span text:style-name="T89_76">than</text:span><text:span text:style-name="T89_77"><text:s/></text:span><text:span text:style-name="T89_78">any</text:span><text:span text:style-name="T89_79"><text:s/></text:span><text:span text:style-name="T89_80">youtube</text:span><text:span text:style-name="T89_81"><text:s/></text:span><text:span text:style-name="T89_82">channel</text:span><text:span text:style-name="T89_83"><text:s/></text:span><text:span text:style-name="T89_84">we</text:span><text:span text:style-name="T89_85"><text:s/></text:span><text:span text:style-name="T89_86">were</text:span><text:span text:style-name="T89_87"><text:s/></text:span><text:span text:style-name="T89_88">able</text:span><text:span text:style-name="T89_89"><text:s/></text:span><text:span text:style-name="T89_90">to</text:span><text:span text:style-name="T89_91"><text:s/></text:span><text:span text:style-name="T89_92">locate</text:span><text:span text:style-name="T89_93">.<text:s/></text:span></text:p>
      <text:p text:style-name="P90"/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